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2766" calcext:value-type="float">
            <text:p>12766.0</text:p>
          </table:table-cell>
          <table:table-cell office:value-type="float" office:value="21155" calcext:value-type="float">
            <text:p>2115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2980" calcext:value-type="float">
            <text:p>12980.0</text:p>
          </table:table-cell>
          <table:table-cell office:value-type="float" office:value="20486" calcext:value-type="float">
            <text:p>2048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3106" calcext:value-type="float">
            <text:p>13106.0</text:p>
          </table:table-cell>
          <table:table-cell office:value-type="float" office:value="20949" calcext:value-type="float">
            <text:p>20949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3146" calcext:value-type="float">
            <text:p>13146.0</text:p>
          </table:table-cell>
          <table:table-cell office:value-type="float" office:value="21585" calcext:value-type="float">
            <text:p>21585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2434" calcext:value-type="float">
            <text:p>12434.0</text:p>
          </table:table-cell>
          <table:table-cell office:value-type="float" office:value="21849" calcext:value-type="float">
            <text:p>21849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2958" calcext:value-type="float">
            <text:p>12958.0</text:p>
          </table:table-cell>
          <table:table-cell office:value-type="float" office:value="21765" calcext:value-type="float">
            <text:p>21765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2991" calcext:value-type="float">
            <text:p>12991.0</text:p>
          </table:table-cell>
          <table:table-cell office:value-type="float" office:value="20447" calcext:value-type="float">
            <text:p>20447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3149" calcext:value-type="float">
            <text:p>13149.0</text:p>
          </table:table-cell>
          <table:table-cell office:value-type="float" office:value="20936" calcext:value-type="float">
            <text:p>2093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3209" calcext:value-type="float">
            <text:p>13209.0</text:p>
          </table:table-cell>
          <table:table-cell office:value-type="float" office:value="21578" calcext:value-type="float">
            <text:p>21578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2398" calcext:value-type="float">
            <text:p>12398.0</text:p>
          </table:table-cell>
          <table:table-cell office:value-type="float" office:value="21872" calcext:value-type="float">
            <text:p>2187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12991" calcext:value-type="float">
            <text:p>12991.0</text:p>
          </table:table-cell>
          <table:table-cell office:value-type="float" office:value="21792" calcext:value-type="float">
            <text:p>2179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3008" calcext:value-type="float">
            <text:p>13008.0</text:p>
          </table:table-cell>
          <table:table-cell office:value-type="float" office:value="20416" calcext:value-type="float">
            <text:p>2041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3171" calcext:value-type="float">
            <text:p>13171.0</text:p>
          </table:table-cell>
          <table:table-cell office:value-type="float" office:value="20929" calcext:value-type="float">
            <text:p>2092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3257" calcext:value-type="float">
            <text:p>13257.0</text:p>
          </table:table-cell>
          <table:table-cell office:value-type="float" office:value="21574" calcext:value-type="float">
            <text:p>21574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2374" calcext:value-type="float">
            <text:p>12374.0</text:p>
          </table:table-cell>
          <table:table-cell office:value-type="float" office:value="21893" calcext:value-type="float">
            <text:p>21893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2997" calcext:value-type="float">
            <text:p>12997.0</text:p>
          </table:table-cell>
          <table:table-cell office:value-type="float" office:value="21801" calcext:value-type="float">
            <text:p>2180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3016" calcext:value-type="float">
            <text:p>13016.0</text:p>
          </table:table-cell>
          <table:table-cell office:value-type="float" office:value="20374" calcext:value-type="float">
            <text:p>20374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3186" calcext:value-type="float">
            <text:p>13186.0</text:p>
          </table:table-cell>
          <table:table-cell office:value-type="float" office:value="20915" calcext:value-type="float">
            <text:p>20915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3266" calcext:value-type="float">
            <text:p>13266.0</text:p>
          </table:table-cell>
          <table:table-cell office:value-type="float" office:value="21569" calcext:value-type="float">
            <text:p>21569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2373" calcext:value-type="float">
            <text:p>12373.0</text:p>
          </table:table-cell>
          <table:table-cell office:value-type="float" office:value="21905" calcext:value-type="float">
            <text:p>21905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3002" calcext:value-type="float">
            <text:p>13002.0</text:p>
          </table:table-cell>
          <table:table-cell office:value-type="float" office:value="21813" calcext:value-type="float">
            <text:p>21813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3019" calcext:value-type="float">
            <text:p>13019.0</text:p>
          </table:table-cell>
          <table:table-cell office:value-type="float" office:value="20348" calcext:value-type="float">
            <text:p>2034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3194" calcext:value-type="float">
            <text:p>13194.0</text:p>
          </table:table-cell>
          <table:table-cell office:value-type="float" office:value="20903" calcext:value-type="float">
            <text:p>2090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3285" calcext:value-type="float">
            <text:p>13285.0</text:p>
          </table:table-cell>
          <table:table-cell office:value-type="float" office:value="21564" calcext:value-type="float">
            <text:p>21564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355" calcext:value-type="float">
            <text:p>12355.0</text:p>
          </table:table-cell>
          <table:table-cell office:value-type="float" office:value="21925" calcext:value-type="float">
            <text:p>2192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3008" calcext:value-type="float">
            <text:p>13008.0</text:p>
          </table:table-cell>
          <table:table-cell office:value-type="float" office:value="21828" calcext:value-type="float">
            <text:p>2182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3025" calcext:value-type="float">
            <text:p>13025.0</text:p>
          </table:table-cell>
          <table:table-cell office:value-type="float" office:value="20322" calcext:value-type="float">
            <text:p>20322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3202" calcext:value-type="float">
            <text:p>13202.0</text:p>
          </table:table-cell>
          <table:table-cell office:value-type="float" office:value="20887" calcext:value-type="float">
            <text:p>2088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3309" calcext:value-type="float">
            <text:p>13309.0</text:p>
          </table:table-cell>
          <table:table-cell office:value-type="float" office:value="21556" calcext:value-type="float">
            <text:p>2155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2353" calcext:value-type="float">
            <text:p>12353.0</text:p>
          </table:table-cell>
          <table:table-cell office:value-type="float" office:value="21943" calcext:value-type="float">
            <text:p>21943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3021" calcext:value-type="float">
            <text:p>13021.0</text:p>
          </table:table-cell>
          <table:table-cell office:value-type="float" office:value="21848" calcext:value-type="float">
            <text:p>2184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3025" calcext:value-type="float">
            <text:p>13025.0</text:p>
          </table:table-cell>
          <table:table-cell office:value-type="float" office:value="20309" calcext:value-type="float">
            <text:p>2030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3216" calcext:value-type="float">
            <text:p>13216.0</text:p>
          </table:table-cell>
          <table:table-cell office:value-type="float" office:value="20878" calcext:value-type="float">
            <text:p>20878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3324" calcext:value-type="float">
            <text:p>13324.0</text:p>
          </table:table-cell>
          <table:table-cell office:value-type="float" office:value="21547" calcext:value-type="float">
            <text:p>2154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12345" calcext:value-type="float">
            <text:p>12345.0</text:p>
          </table:table-cell>
          <table:table-cell office:value-type="float" office:value="21960" calcext:value-type="float">
            <text:p>2196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3020" calcext:value-type="float">
            <text:p>13020.0</text:p>
          </table:table-cell>
          <table:table-cell office:value-type="float" office:value="21866" calcext:value-type="float">
            <text:p>2186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13026" calcext:value-type="float">
            <text:p>13026.0</text:p>
          </table:table-cell>
          <table:table-cell office:value-type="float" office:value="20291" calcext:value-type="float">
            <text:p>20291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3223" calcext:value-type="float">
            <text:p>13223.0</text:p>
          </table:table-cell>
          <table:table-cell office:value-type="float" office:value="20873" calcext:value-type="float">
            <text:p>2087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3345" calcext:value-type="float">
            <text:p>13345.0</text:p>
          </table:table-cell>
          <table:table-cell office:value-type="float" office:value="21540" calcext:value-type="float">
            <text:p>21540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2341" calcext:value-type="float">
            <text:p>12341.0</text:p>
          </table:table-cell>
          <table:table-cell office:value-type="float" office:value="21982" calcext:value-type="float">
            <text:p>21982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13039" calcext:value-type="float">
            <text:p>13039.0</text:p>
          </table:table-cell>
          <table:table-cell office:value-type="float" office:value="21890" calcext:value-type="float">
            <text:p>21890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3027" calcext:value-type="float">
            <text:p>13027.0</text:p>
          </table:table-cell>
          <table:table-cell office:value-type="float" office:value="20278" calcext:value-type="float">
            <text:p>2027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13249" calcext:value-type="float">
            <text:p>13249.0</text:p>
          </table:table-cell>
          <table:table-cell office:value-type="float" office:value="20845" calcext:value-type="float">
            <text:p>2084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13352" calcext:value-type="float">
            <text:p>13352.0</text:p>
          </table:table-cell>
          <table:table-cell office:value-type="float" office:value="21533" calcext:value-type="float">
            <text:p>21533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2337" calcext:value-type="float">
            <text:p>12337.0</text:p>
          </table:table-cell>
          <table:table-cell office:value-type="float" office:value="21996" calcext:value-type="float">
            <text:p>21996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13056" calcext:value-type="float">
            <text:p>13056.0</text:p>
          </table:table-cell>
          <table:table-cell office:value-type="float" office:value="21925" calcext:value-type="float">
            <text:p>2192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13031" calcext:value-type="float">
            <text:p>13031.0</text:p>
          </table:table-cell>
          <table:table-cell office:value-type="float" office:value="20268" calcext:value-type="float">
            <text:p>2026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258" calcext:value-type="float">
            <text:p>13258.0</text:p>
          </table:table-cell>
          <table:table-cell office:value-type="float" office:value="20827" calcext:value-type="float">
            <text:p>2082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13365" calcext:value-type="float">
            <text:p>13365.0</text:p>
          </table:table-cell>
          <table:table-cell office:value-type="float" office:value="21527" calcext:value-type="float">
            <text:p>21527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2331" calcext:value-type="float">
            <text:p>12331.0</text:p>
          </table:table-cell>
          <table:table-cell office:value-type="float" office:value="22012" calcext:value-type="float">
            <text:p>2201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3060" calcext:value-type="float">
            <text:p>13060.0</text:p>
          </table:table-cell>
          <table:table-cell office:value-type="float" office:value="21941" calcext:value-type="float">
            <text:p>2194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3030" calcext:value-type="float">
            <text:p>13030.0</text:p>
          </table:table-cell>
          <table:table-cell office:value-type="float" office:value="20266" calcext:value-type="float">
            <text:p>2026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13264" calcext:value-type="float">
            <text:p>13264.0</text:p>
          </table:table-cell>
          <table:table-cell office:value-type="float" office:value="20819" calcext:value-type="float">
            <text:p>2081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3373" calcext:value-type="float">
            <text:p>13373.0</text:p>
          </table:table-cell>
          <table:table-cell office:value-type="float" office:value="21520" calcext:value-type="float">
            <text:p>2152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2325" calcext:value-type="float">
            <text:p>12325.0</text:p>
          </table:table-cell>
          <table:table-cell office:value-type="float" office:value="22019" calcext:value-type="float">
            <text:p>22019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13060" calcext:value-type="float">
            <text:p>13060.0</text:p>
          </table:table-cell>
          <table:table-cell office:value-type="float" office:value="21951" calcext:value-type="float">
            <text:p>21951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13029" calcext:value-type="float">
            <text:p>13029.0</text:p>
          </table:table-cell>
          <table:table-cell office:value-type="float" office:value="20243" calcext:value-type="float">
            <text:p>2024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3272" calcext:value-type="float">
            <text:p>13272.0</text:p>
          </table:table-cell>
          <table:table-cell office:value-type="float" office:value="20806" calcext:value-type="float">
            <text:p>2080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3383" calcext:value-type="float">
            <text:p>13383.0</text:p>
          </table:table-cell>
          <table:table-cell office:value-type="float" office:value="21508" calcext:value-type="float">
            <text:p>21508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2319" calcext:value-type="float">
            <text:p>12319.0</text:p>
          </table:table-cell>
          <table:table-cell office:value-type="float" office:value="22023" calcext:value-type="float">
            <text:p>22023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13067" calcext:value-type="float">
            <text:p>13067.0</text:p>
          </table:table-cell>
          <table:table-cell office:value-type="float" office:value="21959" calcext:value-type="float">
            <text:p>2195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3043" calcext:value-type="float">
            <text:p>13043.0</text:p>
          </table:table-cell>
          <table:table-cell office:value-type="float" office:value="20204" calcext:value-type="float">
            <text:p>2020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3275" calcext:value-type="float">
            <text:p>13275.0</text:p>
          </table:table-cell>
          <table:table-cell office:value-type="float" office:value="20785" calcext:value-type="float">
            <text:p>2078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3393" calcext:value-type="float">
            <text:p>13393.0</text:p>
          </table:table-cell>
          <table:table-cell office:value-type="float" office:value="21497" calcext:value-type="float">
            <text:p>2149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2304" calcext:value-type="float">
            <text:p>12304.0</text:p>
          </table:table-cell>
          <table:table-cell office:value-type="float" office:value="22037" calcext:value-type="float">
            <text:p>2203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3071" calcext:value-type="float">
            <text:p>13071.0</text:p>
          </table:table-cell>
          <table:table-cell office:value-type="float" office:value="21976" calcext:value-type="float">
            <text:p>21976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3043" calcext:value-type="float">
            <text:p>13043.0</text:p>
          </table:table-cell>
          <table:table-cell office:value-type="float" office:value="20189" calcext:value-type="float">
            <text:p>20189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3283" calcext:value-type="float">
            <text:p>13283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13400" calcext:value-type="float">
            <text:p>13400.0</text:p>
          </table:table-cell>
          <table:table-cell office:value-type="float" office:value="21489" calcext:value-type="float">
            <text:p>21489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2278" calcext:value-type="float">
            <text:p>12278.0</text:p>
          </table:table-cell>
          <table:table-cell office:value-type="float" office:value="22039" calcext:value-type="float">
            <text:p>2203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3074" calcext:value-type="float">
            <text:p>13074.0</text:p>
          </table:table-cell>
          <table:table-cell office:value-type="float" office:value="21998" calcext:value-type="float">
            <text:p>21998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3055" calcext:value-type="float">
            <text:p>13055.0</text:p>
          </table:table-cell>
          <table:table-cell office:value-type="float" office:value="20156" calcext:value-type="float">
            <text:p>20156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13296" calcext:value-type="float">
            <text:p>13296.0</text:p>
          </table:table-cell>
          <table:table-cell office:value-type="float" office:value="20750" calcext:value-type="float">
            <text:p>2075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3412" calcext:value-type="float">
            <text:p>13412.0</text:p>
          </table:table-cell>
          <table:table-cell office:value-type="float" office:value="21474" calcext:value-type="float">
            <text:p>21474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2259" calcext:value-type="float">
            <text:p>12259.0</text:p>
          </table:table-cell>
          <table:table-cell office:value-type="float" office:value="22041" calcext:value-type="float">
            <text:p>22041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13070" calcext:value-type="float">
            <text:p>13070.0</text:p>
          </table:table-cell>
          <table:table-cell office:value-type="float" office:value="22013" calcext:value-type="float">
            <text:p>22013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0147" calcext:value-type="float">
            <text:p>20147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3305" calcext:value-type="float">
            <text:p>13305.0</text:p>
          </table:table-cell>
          <table:table-cell office:value-type="float" office:value="20733" calcext:value-type="float">
            <text:p>2073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3423" calcext:value-type="float">
            <text:p>13423.0</text:p>
          </table:table-cell>
          <table:table-cell office:value-type="float" office:value="21463" calcext:value-type="float">
            <text:p>21463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2250" calcext:value-type="float">
            <text:p>12250.0</text:p>
          </table:table-cell>
          <table:table-cell office:value-type="float" office:value="22045" calcext:value-type="float">
            <text:p>22045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13073" calcext:value-type="float">
            <text:p>13073.0</text:p>
          </table:table-cell>
          <table:table-cell office:value-type="float" office:value="22031" calcext:value-type="float">
            <text:p>2203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3068" calcext:value-type="float">
            <text:p>13068.0</text:p>
          </table:table-cell>
          <table:table-cell office:value-type="float" office:value="20135" calcext:value-type="float">
            <text:p>2013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13318" calcext:value-type="float">
            <text:p>13318.0</text:p>
          </table:table-cell>
          <table:table-cell office:value-type="float" office:value="20719" calcext:value-type="float">
            <text:p>2071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3438" calcext:value-type="float">
            <text:p>13438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12236" calcext:value-type="float">
            <text:p>12236.0</text:p>
          </table:table-cell>
          <table:table-cell office:value-type="float" office:value="22089" calcext:value-type="float">
            <text:p>22089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13069" calcext:value-type="float">
            <text:p>13069.0</text:p>
          </table:table-cell>
          <table:table-cell office:value-type="float" office:value="22042" calcext:value-type="float">
            <text:p>22042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3077" calcext:value-type="float">
            <text:p>13077.0</text:p>
          </table:table-cell>
          <table:table-cell office:value-type="float" office:value="20120" calcext:value-type="float">
            <text:p>2012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3349" calcext:value-type="float">
            <text:p>13349.0</text:p>
          </table:table-cell>
          <table:table-cell office:value-type="float" office:value="20681" calcext:value-type="float">
            <text:p>2068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13456" calcext:value-type="float">
            <text:p>13456.0</text:p>
          </table:table-cell>
          <table:table-cell office:value-type="float" office:value="21447" calcext:value-type="float">
            <text:p>21447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2226" calcext:value-type="float">
            <text:p>12226.0</text:p>
          </table:table-cell>
          <table:table-cell office:value-type="float" office:value="22103" calcext:value-type="float">
            <text:p>22103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13076" calcext:value-type="float">
            <text:p>13076.0</text:p>
          </table:table-cell>
          <table:table-cell office:value-type="float" office:value="22061" calcext:value-type="float">
            <text:p>22061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0114" calcext:value-type="float">
            <text:p>20114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13368" calcext:value-type="float">
            <text:p>13368.0</text:p>
          </table:table-cell>
          <table:table-cell office:value-type="float" office:value="20639" calcext:value-type="float">
            <text:p>2063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3468" calcext:value-type="float">
            <text:p>13468.0</text:p>
          </table:table-cell>
          <table:table-cell office:value-type="float" office:value="21442" calcext:value-type="float">
            <text:p>2144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12215" calcext:value-type="float">
            <text:p>12215.0</text:p>
          </table:table-cell>
          <table:table-cell office:value-type="float" office:value="22120" calcext:value-type="float">
            <text:p>22120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13392" calcext:value-type="float">
            <text:p>13392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3477" calcext:value-type="float">
            <text:p>13477.0</text:p>
          </table:table-cell>
          <table:table-cell office:value-type="float" office:value="21443" calcext:value-type="float">
            <text:p>21443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2203" calcext:value-type="float">
            <text:p>12203.0</text:p>
          </table:table-cell>
          <table:table-cell office:value-type="float" office:value="22129" calcext:value-type="float">
            <text:p>22129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3420" calcext:value-type="float">
            <text:p>13420.0</text:p>
          </table:table-cell>
          <table:table-cell office:value-type="float" office:value="20603" calcext:value-type="float">
            <text:p>2060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3483" calcext:value-type="float">
            <text:p>13483.0</text:p>
          </table:table-cell>
          <table:table-cell office:value-type="float" office:value="21447" calcext:value-type="float">
            <text:p>21447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2185" calcext:value-type="float">
            <text:p>12185.0</text:p>
          </table:table-cell>
          <table:table-cell office:value-type="float" office:value="22140" calcext:value-type="float">
            <text:p>22140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3453" calcext:value-type="float">
            <text:p>13453.0</text:p>
          </table:table-cell>
          <table:table-cell office:value-type="float" office:value="20580" calcext:value-type="float">
            <text:p>2058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3498" calcext:value-type="float">
            <text:p>13498.0</text:p>
          </table:table-cell>
          <table:table-cell office:value-type="float" office:value="21444" calcext:value-type="float">
            <text:p>21444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2176" calcext:value-type="float">
            <text:p>12176.0</text:p>
          </table:table-cell>
          <table:table-cell office:value-type="float" office:value="22152" calcext:value-type="float">
            <text:p>22152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3510" calcext:value-type="float">
            <text:p>13510.0</text:p>
          </table:table-cell>
          <table:table-cell office:value-type="float" office:value="20553" calcext:value-type="float">
            <text:p>2055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3516" calcext:value-type="float">
            <text:p>13516.0</text:p>
          </table:table-cell>
          <table:table-cell office:value-type="float" office:value="21443" calcext:value-type="float">
            <text:p>21443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2169" calcext:value-type="float">
            <text:p>12169.0</text:p>
          </table:table-cell>
          <table:table-cell office:value-type="float" office:value="22157" calcext:value-type="float">
            <text:p>22157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3519" calcext:value-type="float">
            <text:p>13519.0</text:p>
          </table:table-cell>
          <table:table-cell office:value-type="float" office:value="20549" calcext:value-type="float">
            <text:p>20549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3531" calcext:value-type="float">
            <text:p>13531.0</text:p>
          </table:table-cell>
          <table:table-cell office:value-type="float" office:value="21437" calcext:value-type="float">
            <text:p>21437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2169" calcext:value-type="float">
            <text:p>12169.0</text:p>
          </table:table-cell>
          <table:table-cell office:value-type="float" office:value="22157" calcext:value-type="float">
            <text:p>22157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3533" calcext:value-type="float">
            <text:p>13533.0</text:p>
          </table:table-cell>
          <table:table-cell office:value-type="float" office:value="20533" calcext:value-type="float">
            <text:p>2053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13534" calcext:value-type="float">
            <text:p>13534.0</text:p>
          </table:table-cell>
          <table:table-cell office:value-type="float" office:value="21437" calcext:value-type="float">
            <text:p>2143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2157" calcext:value-type="float">
            <text:p>12157.0</text:p>
          </table:table-cell>
          <table:table-cell office:value-type="float" office:value="22158" calcext:value-type="float">
            <text:p>2215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3544" calcext:value-type="float">
            <text:p>13544.0</text:p>
          </table:table-cell>
          <table:table-cell office:value-type="float" office:value="20521" calcext:value-type="float">
            <text:p>2052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3540" calcext:value-type="float">
            <text:p>13540.0</text:p>
          </table:table-cell>
          <table:table-cell office:value-type="float" office:value="21433" calcext:value-type="float">
            <text:p>2143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2151" calcext:value-type="float">
            <text:p>12151.0</text:p>
          </table:table-cell>
          <table:table-cell office:value-type="float" office:value="22188" calcext:value-type="float">
            <text:p>22188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3553" calcext:value-type="float">
            <text:p>13553.0</text:p>
          </table:table-cell>
          <table:table-cell office:value-type="float" office:value="20513" calcext:value-type="float">
            <text:p>2051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559" calcext:value-type="float">
            <text:p>13559.0</text:p>
          </table:table-cell>
          <table:table-cell office:value-type="float" office:value="21420" calcext:value-type="float">
            <text:p>2142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2148" calcext:value-type="float">
            <text:p>12148.0</text:p>
          </table:table-cell>
          <table:table-cell office:value-type="float" office:value="22193" calcext:value-type="float">
            <text:p>22193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3567" calcext:value-type="float">
            <text:p>13567.0</text:p>
          </table:table-cell>
          <table:table-cell office:value-type="float" office:value="20512" calcext:value-type="float">
            <text:p>2051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3561" calcext:value-type="float">
            <text:p>13561.0</text:p>
          </table:table-cell>
          <table:table-cell office:value-type="float" office:value="21420" calcext:value-type="float">
            <text:p>21420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12139" calcext:value-type="float">
            <text:p>12139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3584" calcext:value-type="float">
            <text:p>13584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13568" calcext:value-type="float">
            <text:p>13568.0</text:p>
          </table:table-cell>
          <table:table-cell office:value-type="float" office:value="21416" calcext:value-type="float">
            <text:p>21416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12123" calcext:value-type="float">
            <text:p>12123.0</text:p>
          </table:table-cell>
          <table:table-cell office:value-type="float" office:value="22197" calcext:value-type="float">
            <text:p>22197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3587" calcext:value-type="float">
            <text:p>13587.0</text:p>
          </table:table-cell>
          <table:table-cell office:value-type="float" office:value="20487" calcext:value-type="float">
            <text:p>20487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3428" calcext:value-type="float">
            <text:p>13428.0</text:p>
          </table:table-cell>
          <table:table-cell office:value-type="float" office:value="20538" calcext:value-type="float">
            <text:p>2053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3572" calcext:value-type="float">
            <text:p>13572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2111" calcext:value-type="float">
            <text:p>12111.0</text:p>
          </table:table-cell>
          <table:table-cell office:value-type="float" office:value="22203" calcext:value-type="float">
            <text:p>22203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3604" calcext:value-type="float">
            <text:p>13604.0</text:p>
          </table:table-cell>
          <table:table-cell office:value-type="float" office:value="20469" calcext:value-type="float">
            <text:p>2046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3412" calcext:value-type="float">
            <text:p>13412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3576" calcext:value-type="float">
            <text:p>13576.0</text:p>
          </table:table-cell>
          <table:table-cell office:value-type="float" office:value="21418" calcext:value-type="float">
            <text:p>2141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2089" calcext:value-type="float">
            <text:p>12089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3616" calcext:value-type="float">
            <text:p>13616.0</text:p>
          </table:table-cell>
          <table:table-cell office:value-type="float" office:value="20454" calcext:value-type="float">
            <text:p>2045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3409" calcext:value-type="float">
            <text:p>13409.0</text:p>
          </table:table-cell>
          <table:table-cell office:value-type="float" office:value="20547" calcext:value-type="float">
            <text:p>20547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3588" calcext:value-type="float">
            <text:p>13588.0</text:p>
          </table:table-cell>
          <table:table-cell office:value-type="float" office:value="21414" calcext:value-type="float">
            <text:p>2141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2079" calcext:value-type="float">
            <text:p>12079.0</text:p>
          </table:table-cell>
          <table:table-cell office:value-type="float" office:value="22217" calcext:value-type="float">
            <text:p>22217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20436" calcext:value-type="float">
            <text:p>2043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3397" calcext:value-type="float">
            <text:p>13397.0</text:p>
          </table:table-cell>
          <table:table-cell office:value-type="float" office:value="20551" calcext:value-type="float">
            <text:p>20551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3599" calcext:value-type="float">
            <text:p>13599.0</text:p>
          </table:table-cell>
          <table:table-cell office:value-type="float" office:value="21409" calcext:value-type="float">
            <text:p>2140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2071" calcext:value-type="float">
            <text:p>12071.0</text:p>
          </table:table-cell>
          <table:table-cell office:value-type="float" office:value="22224" calcext:value-type="float">
            <text:p>22224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3646" calcext:value-type="float">
            <text:p>13646.0</text:p>
          </table:table-cell>
          <table:table-cell office:value-type="float" office:value="20424" calcext:value-type="float">
            <text:p>2042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3402" calcext:value-type="float">
            <text:p>13402.0</text:p>
          </table:table-cell>
          <table:table-cell office:value-type="float" office:value="20547" calcext:value-type="float">
            <text:p>2054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3616" calcext:value-type="float">
            <text:p>13616.0</text:p>
          </table:table-cell>
          <table:table-cell office:value-type="float" office:value="21401" calcext:value-type="float">
            <text:p>21401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12070" calcext:value-type="float">
            <text:p>12070.0</text:p>
          </table:table-cell>
          <table:table-cell office:value-type="float" office:value="22233" calcext:value-type="float">
            <text:p>22233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3653" calcext:value-type="float">
            <text:p>13653.0</text:p>
          </table:table-cell>
          <table:table-cell office:value-type="float" office:value="20417" calcext:value-type="float">
            <text:p>2041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399" calcext:value-type="float">
            <text:p>13399.0</text:p>
          </table:table-cell>
          <table:table-cell office:value-type="float" office:value="20543" calcext:value-type="float">
            <text:p>2054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3623" calcext:value-type="float">
            <text:p>13623.0</text:p>
          </table:table-cell>
          <table:table-cell office:value-type="float" office:value="21400" calcext:value-type="float">
            <text:p>21400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2052" calcext:value-type="float">
            <text:p>12052.0</text:p>
          </table:table-cell>
          <table:table-cell office:value-type="float" office:value="22243" calcext:value-type="float">
            <text:p>22243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3659" calcext:value-type="float">
            <text:p>13659.0</text:p>
          </table:table-cell>
          <table:table-cell office:value-type="float" office:value="20412" calcext:value-type="float">
            <text:p>2041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13405" calcext:value-type="float">
            <text:p>13405.0</text:p>
          </table:table-cell>
          <table:table-cell office:value-type="float" office:value="20555" calcext:value-type="float">
            <text:p>2055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3646" calcext:value-type="float">
            <text:p>13646.0</text:p>
          </table:table-cell>
          <table:table-cell office:value-type="float" office:value="21402" calcext:value-type="float">
            <text:p>21402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2044" calcext:value-type="float">
            <text:p>12044.0</text:p>
          </table:table-cell>
          <table:table-cell office:value-type="float" office:value="22240" calcext:value-type="float">
            <text:p>22240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3661" calcext:value-type="float">
            <text:p>13661.0</text:p>
          </table:table-cell>
          <table:table-cell office:value-type="float" office:value="20402" calcext:value-type="float">
            <text:p>20402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3398" calcext:value-type="float">
            <text:p>13398.0</text:p>
          </table:table-cell>
          <table:table-cell office:value-type="float" office:value="20556" calcext:value-type="float">
            <text:p>2055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3666" calcext:value-type="float">
            <text:p>13666.0</text:p>
          </table:table-cell>
          <table:table-cell office:value-type="float" office:value="21397" calcext:value-type="float">
            <text:p>2139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2030" calcext:value-type="float">
            <text:p>12030.0</text:p>
          </table:table-cell>
          <table:table-cell office:value-type="float" office:value="22239" calcext:value-type="float">
            <text:p>22239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3669" calcext:value-type="float">
            <text:p>13669.0</text:p>
          </table:table-cell>
          <table:table-cell office:value-type="float" office:value="20392" calcext:value-type="float">
            <text:p>2039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13390" calcext:value-type="float">
            <text:p>13390.0</text:p>
          </table:table-cell>
          <table:table-cell office:value-type="float" office:value="20547" calcext:value-type="float">
            <text:p>2054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3680" calcext:value-type="float">
            <text:p>13680.0</text:p>
          </table:table-cell>
          <table:table-cell office:value-type="float" office:value="21393" calcext:value-type="float">
            <text:p>21393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2018" calcext:value-type="float">
            <text:p>12018.0</text:p>
          </table:table-cell>
          <table:table-cell office:value-type="float" office:value="22238" calcext:value-type="float">
            <text:p>22238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691" calcext:value-type="float">
            <text:p>13691.0</text:p>
          </table:table-cell>
          <table:table-cell office:value-type="float" office:value="20377" calcext:value-type="float">
            <text:p>2037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3385" calcext:value-type="float">
            <text:p>13385.0</text:p>
          </table:table-cell>
          <table:table-cell office:value-type="float" office:value="20541" calcext:value-type="float">
            <text:p>20541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3690" calcext:value-type="float">
            <text:p>13690.0</text:p>
          </table:table-cell>
          <table:table-cell office:value-type="float" office:value="21392" calcext:value-type="float">
            <text:p>2139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1953" calcext:value-type="float">
            <text:p>11953.0</text:p>
          </table:table-cell>
          <table:table-cell office:value-type="float" office:value="22211" calcext:value-type="float">
            <text:p>22211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3694" calcext:value-type="float">
            <text:p>13694.0</text:p>
          </table:table-cell>
          <table:table-cell office:value-type="float" office:value="20342" calcext:value-type="float">
            <text:p>2034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13715" calcext:value-type="float">
            <text:p>13715.0</text:p>
          </table:table-cell>
          <table:table-cell office:value-type="float" office:value="21391" calcext:value-type="float">
            <text:p>21391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1904" calcext:value-type="float">
            <text:p>11904.0</text:p>
          </table:table-cell>
          <table:table-cell office:value-type="float" office:value="22156" calcext:value-type="float">
            <text:p>22156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1951" calcext:value-type="float">
            <text:p>11951.0</text:p>
          </table:table-cell>
          <table:table-cell office:value-type="float" office:value="22213" calcext:value-type="float">
            <text:p>22213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3701" calcext:value-type="float">
            <text:p>13701.0</text:p>
          </table:table-cell>
          <table:table-cell office:value-type="float" office:value="20317" calcext:value-type="float">
            <text:p>2031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3610" calcext:value-type="float">
            <text:p>13610.0</text:p>
          </table:table-cell>
          <table:table-cell office:value-type="float" office:value="20433" calcext:value-type="float">
            <text:p>2043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3733" calcext:value-type="float">
            <text:p>13733.0</text:p>
          </table:table-cell>
          <table:table-cell office:value-type="float" office:value="21391" calcext:value-type="float">
            <text:p>2139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1895" calcext:value-type="float">
            <text:p>11895.0</text:p>
          </table:table-cell>
          <table:table-cell office:value-type="float" office:value="22140" calcext:value-type="float">
            <text:p>2214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1946" calcext:value-type="float">
            <text:p>11946.0</text:p>
          </table:table-cell>
          <table:table-cell office:value-type="float" office:value="22217" calcext:value-type="float">
            <text:p>22217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3725" calcext:value-type="float">
            <text:p>13725.0</text:p>
          </table:table-cell>
          <table:table-cell office:value-type="float" office:value="20274" calcext:value-type="float">
            <text:p>20274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618" calcext:value-type="float">
            <text:p>13618.0</text:p>
          </table:table-cell>
          <table:table-cell office:value-type="float" office:value="20422" calcext:value-type="float">
            <text:p>2042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3804" calcext:value-type="float">
            <text:p>13804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1879" calcext:value-type="float">
            <text:p>11879.0</text:p>
          </table:table-cell>
          <table:table-cell office:value-type="float" office:value="22131" calcext:value-type="float">
            <text:p>22131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1944" calcext:value-type="float">
            <text:p>11944.0</text:p>
          </table:table-cell>
          <table:table-cell office:value-type="float" office:value="22219" calcext:value-type="float">
            <text:p>22219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3742" calcext:value-type="float">
            <text:p>13742.0</text:p>
          </table:table-cell>
          <table:table-cell office:value-type="float" office:value="20248" calcext:value-type="float">
            <text:p>20248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13623" calcext:value-type="float">
            <text:p>13623.0</text:p>
          </table:table-cell>
          <table:table-cell office:value-type="float" office:value="20425" calcext:value-type="float">
            <text:p>2042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3848" calcext:value-type="float">
            <text:p>13848.0</text:p>
          </table:table-cell>
          <table:table-cell office:value-type="float" office:value="21384" calcext:value-type="float">
            <text:p>21384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1864" calcext:value-type="float">
            <text:p>11864.0</text:p>
          </table:table-cell>
          <table:table-cell office:value-type="float" office:value="22119" calcext:value-type="float">
            <text:p>22119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1943" calcext:value-type="float">
            <text:p>11943.0</text:p>
          </table:table-cell>
          <table:table-cell office:value-type="float" office:value="22221" calcext:value-type="float">
            <text:p>22221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3771" calcext:value-type="float">
            <text:p>13771.0</text:p>
          </table:table-cell>
          <table:table-cell office:value-type="float" office:value="20228" calcext:value-type="float">
            <text:p>20228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3614" calcext:value-type="float">
            <text:p>13614.0</text:p>
          </table:table-cell>
          <table:table-cell office:value-type="float" office:value="20424" calcext:value-type="float">
            <text:p>2042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3938" calcext:value-type="float">
            <text:p>13938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1857" calcext:value-type="float">
            <text:p>11857.0</text:p>
          </table:table-cell>
          <table:table-cell office:value-type="float" office:value="22102" calcext:value-type="float">
            <text:p>2210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1943" calcext:value-type="float">
            <text:p>11943.0</text:p>
          </table:table-cell>
          <table:table-cell office:value-type="float" office:value="22221" calcext:value-type="float">
            <text:p>22221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3817" calcext:value-type="float">
            <text:p>13817.0</text:p>
          </table:table-cell>
          <table:table-cell office:value-type="float" office:value="20204" calcext:value-type="float">
            <text:p>2020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3607" calcext:value-type="float">
            <text:p>13607.0</text:p>
          </table:table-cell>
          <table:table-cell office:value-type="float" office:value="20417" calcext:value-type="float">
            <text:p>20417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4019" calcext:value-type="float">
            <text:p>14019.0</text:p>
          </table:table-cell>
          <table:table-cell office:value-type="float" office:value="21402" calcext:value-type="float">
            <text:p>21402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1844" calcext:value-type="float">
            <text:p>11844.0</text:p>
          </table:table-cell>
          <table:table-cell office:value-type="float" office:value="22095" calcext:value-type="float">
            <text:p>22095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1941" calcext:value-type="float">
            <text:p>11941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3853" calcext:value-type="float">
            <text:p>13853.0</text:p>
          </table:table-cell>
          <table:table-cell office:value-type="float" office:value="20196" calcext:value-type="float">
            <text:p>20196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13599" calcext:value-type="float">
            <text:p>13599.0</text:p>
          </table:table-cell>
          <table:table-cell office:value-type="float" office:value="20408" calcext:value-type="float">
            <text:p>2040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4044" calcext:value-type="float">
            <text:p>14044.0</text:p>
          </table:table-cell>
          <table:table-cell office:value-type="float" office:value="21399" calcext:value-type="float">
            <text:p>21399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4026" calcext:value-type="float">
            <text:p>14026.0</text:p>
          </table:table-cell>
          <table:table-cell office:value-type="float" office:value="21410" calcext:value-type="float">
            <text:p>21410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1837" calcext:value-type="float">
            <text:p>11837.0</text:p>
          </table:table-cell>
          <table:table-cell office:value-type="float" office:value="22080" calcext:value-type="float">
            <text:p>22080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1929" calcext:value-type="float">
            <text:p>11929.0</text:p>
          </table:table-cell>
          <table:table-cell office:value-type="float" office:value="22234" calcext:value-type="float">
            <text:p>22234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3903" calcext:value-type="float">
            <text:p>13903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3596" calcext:value-type="float">
            <text:p>13596.0</text:p>
          </table:table-cell>
          <table:table-cell office:value-type="float" office:value="20397" calcext:value-type="float">
            <text:p>20397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4061" calcext:value-type="float">
            <text:p>14061.0</text:p>
          </table:table-cell>
          <table:table-cell office:value-type="float" office:value="21401" calcext:value-type="float">
            <text:p>21401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026" calcext:value-type="float">
            <text:p>14026.0</text:p>
          </table:table-cell>
          <table:table-cell office:value-type="float" office:value="21410" calcext:value-type="float">
            <text:p>21410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1836" calcext:value-type="float">
            <text:p>11836.0</text:p>
          </table:table-cell>
          <table:table-cell office:value-type="float" office:value="22069" calcext:value-type="float">
            <text:p>22069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1916" calcext:value-type="float">
            <text:p>11916.0</text:p>
          </table:table-cell>
          <table:table-cell office:value-type="float" office:value="22245" calcext:value-type="float">
            <text:p>22245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3904" calcext:value-type="float">
            <text:p>13904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3596" calcext:value-type="float">
            <text:p>13596.0</text:p>
          </table:table-cell>
          <table:table-cell office:value-type="float" office:value="20395" calcext:value-type="float">
            <text:p>2039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4063" calcext:value-type="float">
            <text:p>14063.0</text:p>
          </table:table-cell>
          <table:table-cell office:value-type="float" office:value="21409" calcext:value-type="float">
            <text:p>2140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4017" calcext:value-type="float">
            <text:p>14017.0</text:p>
          </table:table-cell>
          <table:table-cell office:value-type="float" office:value="21399" calcext:value-type="float">
            <text:p>21399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1836" calcext:value-type="float">
            <text:p>11836.0</text:p>
          </table:table-cell>
          <table:table-cell office:value-type="float" office:value="22053" calcext:value-type="float">
            <text:p>22053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11909" calcext:value-type="float">
            <text:p>11909.0</text:p>
          </table:table-cell>
          <table:table-cell office:value-type="float" office:value="22260" calcext:value-type="float">
            <text:p>2226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3922" calcext:value-type="float">
            <text:p>13922.0</text:p>
          </table:table-cell>
          <table:table-cell office:value-type="float" office:value="20193" calcext:value-type="float">
            <text:p>2019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3591" calcext:value-type="float">
            <text:p>13591.0</text:p>
          </table:table-cell>
          <table:table-cell office:value-type="float" office:value="20388" calcext:value-type="float">
            <text:p>2038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4073" calcext:value-type="float">
            <text:p>14073.0</text:p>
          </table:table-cell>
          <table:table-cell office:value-type="float" office:value="21412" calcext:value-type="float">
            <text:p>21412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4037" calcext:value-type="float">
            <text:p>14037.0</text:p>
          </table:table-cell>
          <table:table-cell office:value-type="float" office:value="21403" calcext:value-type="float">
            <text:p>2140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1833" calcext:value-type="float">
            <text:p>11833.0</text:p>
          </table:table-cell>
          <table:table-cell office:value-type="float" office:value="22048" calcext:value-type="float">
            <text:p>22048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1903" calcext:value-type="float">
            <text:p>11903.0</text:p>
          </table:table-cell>
          <table:table-cell office:value-type="float" office:value="22280" calcext:value-type="float">
            <text:p>22280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3969" calcext:value-type="float">
            <text:p>13969.0</text:p>
          </table:table-cell>
          <table:table-cell office:value-type="float" office:value="20189" calcext:value-type="float">
            <text:p>20189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13592" calcext:value-type="float">
            <text:p>13592.0</text:p>
          </table:table-cell>
          <table:table-cell office:value-type="float" office:value="20386" calcext:value-type="float">
            <text:p>2038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14090" calcext:value-type="float">
            <text:p>14090.0</text:p>
          </table:table-cell>
          <table:table-cell office:value-type="float" office:value="21430" calcext:value-type="float">
            <text:p>21430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4061" calcext:value-type="float">
            <text:p>14061.0</text:p>
          </table:table-cell>
          <table:table-cell office:value-type="float" office:value="21395" calcext:value-type="float">
            <text:p>2139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1823" calcext:value-type="float">
            <text:p>11823.0</text:p>
          </table:table-cell>
          <table:table-cell office:value-type="float" office:value="22030" calcext:value-type="float">
            <text:p>2203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1900" calcext:value-type="float">
            <text:p>11900.0</text:p>
          </table:table-cell>
          <table:table-cell office:value-type="float" office:value="22287" calcext:value-type="float">
            <text:p>22287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4007" calcext:value-type="float">
            <text:p>14007.0</text:p>
          </table:table-cell>
          <table:table-cell office:value-type="float" office:value="20172" calcext:value-type="float">
            <text:p>2017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3586" calcext:value-type="float">
            <text:p>13586.0</text:p>
          </table:table-cell>
          <table:table-cell office:value-type="float" office:value="20383" calcext:value-type="float">
            <text:p>20383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4128" calcext:value-type="float">
            <text:p>14128.0</text:p>
          </table:table-cell>
          <table:table-cell office:value-type="float" office:value="21460" calcext:value-type="float">
            <text:p>21460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4087" calcext:value-type="float">
            <text:p>14087.0</text:p>
          </table:table-cell>
          <table:table-cell office:value-type="float" office:value="21394" calcext:value-type="float">
            <text:p>21394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1822" calcext:value-type="float">
            <text:p>11822.0</text:p>
          </table:table-cell>
          <table:table-cell office:value-type="float" office:value="22019" calcext:value-type="float">
            <text:p>22019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1896" calcext:value-type="float">
            <text:p>11896.0</text:p>
          </table:table-cell>
          <table:table-cell office:value-type="float" office:value="22310" calcext:value-type="float">
            <text:p>22310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4050" calcext:value-type="float">
            <text:p>14050.0</text:p>
          </table:table-cell>
          <table:table-cell office:value-type="float" office:value="20147" calcext:value-type="float">
            <text:p>2014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13585" calcext:value-type="float">
            <text:p>13585.0</text:p>
          </table:table-cell>
          <table:table-cell office:value-type="float" office:value="20350" calcext:value-type="float">
            <text:p>2035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4147" calcext:value-type="float">
            <text:p>14147.0</text:p>
          </table:table-cell>
          <table:table-cell office:value-type="float" office:value="21489" calcext:value-type="float">
            <text:p>21489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14112" calcext:value-type="float">
            <text:p>14112.0</text:p>
          </table:table-cell>
          <table:table-cell office:value-type="float" office:value="21397" calcext:value-type="float">
            <text:p>2139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1821" calcext:value-type="float">
            <text:p>11821.0</text:p>
          </table:table-cell>
          <table:table-cell office:value-type="float" office:value="22008" calcext:value-type="float">
            <text:p>2200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1896" calcext:value-type="float">
            <text:p>11896.0</text:p>
          </table:table-cell>
          <table:table-cell office:value-type="float" office:value="22329" calcext:value-type="float">
            <text:p>22329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4086" calcext:value-type="float">
            <text:p>14086.0</text:p>
          </table:table-cell>
          <table:table-cell office:value-type="float" office:value="20109" calcext:value-type="float">
            <text:p>20109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3589" calcext:value-type="float">
            <text:p>13589.0</text:p>
          </table:table-cell>
          <table:table-cell office:value-type="float" office:value="20337" calcext:value-type="float">
            <text:p>2033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4157" calcext:value-type="float">
            <text:p>14157.0</text:p>
          </table:table-cell>
          <table:table-cell office:value-type="float" office:value="21493" calcext:value-type="float">
            <text:p>21493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4118" calcext:value-type="float">
            <text:p>14118.0</text:p>
          </table:table-cell>
          <table:table-cell office:value-type="float" office:value="21395" calcext:value-type="float">
            <text:p>21395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1813" calcext:value-type="float">
            <text:p>11813.0</text:p>
          </table:table-cell>
          <table:table-cell office:value-type="float" office:value="21988" calcext:value-type="float">
            <text:p>21988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1895" calcext:value-type="float">
            <text:p>11895.0</text:p>
          </table:table-cell>
          <table:table-cell office:value-type="float" office:value="22333" calcext:value-type="float">
            <text:p>22333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4132" calcext:value-type="float">
            <text:p>14132.0</text:p>
          </table:table-cell>
          <table:table-cell office:value-type="float" office:value="20051" calcext:value-type="float">
            <text:p>2005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3588" calcext:value-type="float">
            <text:p>13588.0</text:p>
          </table:table-cell>
          <table:table-cell office:value-type="float" office:value="20328" calcext:value-type="float">
            <text:p>2032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4181" calcext:value-type="float">
            <text:p>14181.0</text:p>
          </table:table-cell>
          <table:table-cell office:value-type="float" office:value="21505" calcext:value-type="float">
            <text:p>21505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4121" calcext:value-type="float">
            <text:p>14121.0</text:p>
          </table:table-cell>
          <table:table-cell office:value-type="float" office:value="21388" calcext:value-type="float">
            <text:p>2138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1812" calcext:value-type="float">
            <text:p>11812.0</text:p>
          </table:table-cell>
          <table:table-cell office:value-type="float" office:value="21981" calcext:value-type="float">
            <text:p>21981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1895" calcext:value-type="float">
            <text:p>11895.0</text:p>
          </table:table-cell>
          <table:table-cell office:value-type="float" office:value="22344" calcext:value-type="float">
            <text:p>22344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4165" calcext:value-type="float">
            <text:p>14165.0</text:p>
          </table:table-cell>
          <table:table-cell office:value-type="float" office:value="19984" calcext:value-type="float">
            <text:p>19984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13588" calcext:value-type="float">
            <text:p>13588.0</text:p>
          </table:table-cell>
          <table:table-cell office:value-type="float" office:value="20322" calcext:value-type="float">
            <text:p>20322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4188" calcext:value-type="float">
            <text:p>14188.0</text:p>
          </table:table-cell>
          <table:table-cell office:value-type="float" office:value="21521" calcext:value-type="float">
            <text:p>21521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4121" calcext:value-type="float">
            <text:p>14121.0</text:p>
          </table:table-cell>
          <table:table-cell office:value-type="float" office:value="21388" calcext:value-type="float">
            <text:p>2138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1804" calcext:value-type="float">
            <text:p>11804.0</text:p>
          </table:table-cell>
          <table:table-cell office:value-type="float" office:value="21972" calcext:value-type="float">
            <text:p>21972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11890" calcext:value-type="float">
            <text:p>11890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4179" calcext:value-type="float">
            <text:p>14179.0</text:p>
          </table:table-cell>
          <table:table-cell office:value-type="float" office:value="19963" calcext:value-type="float">
            <text:p>1996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1554" calcext:value-type="float">
            <text:p>21554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4123" calcext:value-type="float">
            <text:p>14123.0</text:p>
          </table:table-cell>
          <table:table-cell office:value-type="float" office:value="21383" calcext:value-type="float">
            <text:p>21383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1806" calcext:value-type="float">
            <text:p>11806.0</text:p>
          </table:table-cell>
          <table:table-cell office:value-type="float" office:value="21972" calcext:value-type="float">
            <text:p>21972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1889" calcext:value-type="float">
            <text:p>11889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4209" calcext:value-type="float">
            <text:p>14209.0</text:p>
          </table:table-cell>
          <table:table-cell office:value-type="float" office:value="19938" calcext:value-type="float">
            <text:p>1993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4250" calcext:value-type="float">
            <text:p>14250.0</text:p>
          </table:table-cell>
          <table:table-cell office:value-type="float" office:value="21577" calcext:value-type="float">
            <text:p>21577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4124" calcext:value-type="float">
            <text:p>14124.0</text:p>
          </table:table-cell>
          <table:table-cell office:value-type="float" office:value="21380" calcext:value-type="float">
            <text:p>2138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1808" calcext:value-type="float">
            <text:p>11808.0</text:p>
          </table:table-cell>
          <table:table-cell office:value-type="float" office:value="21966" calcext:value-type="float">
            <text:p>21966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1876" calcext:value-type="float">
            <text:p>11876.0</text:p>
          </table:table-cell>
          <table:table-cell office:value-type="float" office:value="22360" calcext:value-type="float">
            <text:p>22360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4229" calcext:value-type="float">
            <text:p>14229.0</text:p>
          </table:table-cell>
          <table:table-cell office:value-type="float" office:value="19914" calcext:value-type="float">
            <text:p>1991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4277" calcext:value-type="float">
            <text:p>14277.0</text:p>
          </table:table-cell>
          <table:table-cell office:value-type="float" office:value="21599" calcext:value-type="float">
            <text:p>2159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4140" calcext:value-type="float">
            <text:p>14140.0</text:p>
          </table:table-cell>
          <table:table-cell office:value-type="float" office:value="21371" calcext:value-type="float">
            <text:p>21371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1808" calcext:value-type="float">
            <text:p>11808.0</text:p>
          </table:table-cell>
          <table:table-cell office:value-type="float" office:value="21964" calcext:value-type="float">
            <text:p>21964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1859" calcext:value-type="float">
            <text:p>11859.0</text:p>
          </table:table-cell>
          <table:table-cell office:value-type="float" office:value="22351" calcext:value-type="float">
            <text:p>22351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4242" calcext:value-type="float">
            <text:p>14242.0</text:p>
          </table:table-cell>
          <table:table-cell office:value-type="float" office:value="19904" calcext:value-type="float">
            <text:p>19904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4145" calcext:value-type="float">
            <text:p>14145.0</text:p>
          </table:table-cell>
          <table:table-cell office:value-type="float" office:value="21369" calcext:value-type="float">
            <text:p>21369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1808" calcext:value-type="float">
            <text:p>11808.0</text:p>
          </table:table-cell>
          <table:table-cell office:value-type="float" office:value="21950" calcext:value-type="float">
            <text:p>2195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11835" calcext:value-type="float">
            <text:p>11835.0</text:p>
          </table:table-cell>
          <table:table-cell office:value-type="float" office:value="22305" calcext:value-type="float">
            <text:p>22305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4263" calcext:value-type="float">
            <text:p>14263.0</text:p>
          </table:table-cell>
          <table:table-cell office:value-type="float" office:value="19885" calcext:value-type="float">
            <text:p>19885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4323" calcext:value-type="float">
            <text:p>14323.0</text:p>
          </table:table-cell>
          <table:table-cell office:value-type="float" office:value="21652" calcext:value-type="float">
            <text:p>21652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4148" calcext:value-type="float">
            <text:p>14148.0</text:p>
          </table:table-cell>
          <table:table-cell office:value-type="float" office:value="21360" calcext:value-type="float">
            <text:p>2136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1801" calcext:value-type="float">
            <text:p>11801.0</text:p>
          </table:table-cell>
          <table:table-cell office:value-type="float" office:value="21935" calcext:value-type="float">
            <text:p>21935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1831" calcext:value-type="float">
            <text:p>11831.0</text:p>
          </table:table-cell>
          <table:table-cell office:value-type="float" office:value="22307" calcext:value-type="float">
            <text:p>22307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4278" calcext:value-type="float">
            <text:p>14278.0</text:p>
          </table:table-cell>
          <table:table-cell office:value-type="float" office:value="19874" calcext:value-type="float">
            <text:p>1987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21710" calcext:value-type="float">
            <text:p>2171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1658" calcext:value-type="float">
            <text:p>2165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4162" calcext:value-type="float">
            <text:p>14162.0</text:p>
          </table:table-cell>
          <table:table-cell office:value-type="float" office:value="21355" calcext:value-type="float">
            <text:p>2135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1796" calcext:value-type="float">
            <text:p>11796.0</text:p>
          </table:table-cell>
          <table:table-cell office:value-type="float" office:value="21931" calcext:value-type="float">
            <text:p>2193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1832" calcext:value-type="float">
            <text:p>11832.0</text:p>
          </table:table-cell>
          <table:table-cell office:value-type="float" office:value="22317" calcext:value-type="float">
            <text:p>22317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19817" calcext:value-type="float">
            <text:p>1981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21738" calcext:value-type="float">
            <text:p>21738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5" calcext:value-type="float">
            <text:p>14325.0</text:p>
          </table:table-cell>
          <table:table-cell office:value-type="float" office:value="21651" calcext:value-type="float">
            <text:p>2165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4185" calcext:value-type="float">
            <text:p>14185.0</text:p>
          </table:table-cell>
          <table:table-cell office:value-type="float" office:value="21342" calcext:value-type="float">
            <text:p>2134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795" calcext:value-type="float">
            <text:p>11795.0</text:p>
          </table:table-cell>
          <table:table-cell office:value-type="float" office:value="21928" calcext:value-type="float">
            <text:p>2192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1831" calcext:value-type="float">
            <text:p>11831.0</text:p>
          </table:table-cell>
          <table:table-cell office:value-type="float" office:value="22319" calcext:value-type="float">
            <text:p>22319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19803" calcext:value-type="float">
            <text:p>19803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4382" calcext:value-type="float">
            <text:p>14382.0</text:p>
          </table:table-cell>
          <table:table-cell office:value-type="float" office:value="21772" calcext:value-type="float">
            <text:p>21772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4319" calcext:value-type="float">
            <text:p>14319.0</text:p>
          </table:table-cell>
          <table:table-cell office:value-type="float" office:value="21641" calcext:value-type="float">
            <text:p>2164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21338" calcext:value-type="float">
            <text:p>21338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1803" calcext:value-type="float">
            <text:p>11803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1830" calcext:value-type="float">
            <text:p>11830.0</text:p>
          </table:table-cell>
          <table:table-cell office:value-type="float" office:value="22325" calcext:value-type="float">
            <text:p>22325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4297" calcext:value-type="float">
            <text:p>14297.0</text:p>
          </table:table-cell>
          <table:table-cell office:value-type="float" office:value="19790" calcext:value-type="float">
            <text:p>19790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4392" calcext:value-type="float">
            <text:p>14392.0</text:p>
          </table:table-cell>
          <table:table-cell office:value-type="float" office:value="21782" calcext:value-type="float">
            <text:p>2178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21653" calcext:value-type="float">
            <text:p>21653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4212" calcext:value-type="float">
            <text:p>14212.0</text:p>
          </table:table-cell>
          <table:table-cell office:value-type="float" office:value="21333" calcext:value-type="float">
            <text:p>2133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1802" calcext:value-type="float">
            <text:p>11802.0</text:p>
          </table:table-cell>
          <table:table-cell office:value-type="float" office:value="21906" calcext:value-type="float">
            <text:p>21906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830" calcext:value-type="float">
            <text:p>11830.0</text:p>
          </table:table-cell>
          <table:table-cell office:value-type="float" office:value="22325" calcext:value-type="float">
            <text:p>2232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19779" calcext:value-type="float">
            <text:p>1977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21790" calcext:value-type="float">
            <text:p>21790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4331" calcext:value-type="float">
            <text:p>14331.0</text:p>
          </table:table-cell>
          <table:table-cell office:value-type="float" office:value="21668" calcext:value-type="float">
            <text:p>21668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4223" calcext:value-type="float">
            <text:p>14223.0</text:p>
          </table:table-cell>
          <table:table-cell office:value-type="float" office:value="21314" calcext:value-type="float">
            <text:p>2131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810" calcext:value-type="float">
            <text:p>11810.0</text:p>
          </table:table-cell>
          <table:table-cell office:value-type="float" office:value="21901" calcext:value-type="float">
            <text:p>21901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1838" calcext:value-type="float">
            <text:p>11838.0</text:p>
          </table:table-cell>
          <table:table-cell office:value-type="float" office:value="22331" calcext:value-type="float">
            <text:p>22331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4310" calcext:value-type="float">
            <text:p>14310.0</text:p>
          </table:table-cell>
          <table:table-cell office:value-type="float" office:value="19770" calcext:value-type="float">
            <text:p>1977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4399" calcext:value-type="float">
            <text:p>14399.0</text:p>
          </table:table-cell>
          <table:table-cell office:value-type="float" office:value="21860" calcext:value-type="float">
            <text:p>21860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4213" calcext:value-type="float">
            <text:p>14213.0</text:p>
          </table:table-cell>
          <table:table-cell office:value-type="float" office:value="21260" calcext:value-type="float">
            <text:p>21260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4227" calcext:value-type="float">
            <text:p>14227.0</text:p>
          </table:table-cell>
          <table:table-cell office:value-type="float" office:value="21309" calcext:value-type="float">
            <text:p>2130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1807" calcext:value-type="float">
            <text:p>11807.0</text:p>
          </table:table-cell>
          <table:table-cell office:value-type="float" office:value="21871" calcext:value-type="float">
            <text:p>21871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1847" calcext:value-type="float">
            <text:p>11847.0</text:p>
          </table:table-cell>
          <table:table-cell office:value-type="float" office:value="22335" calcext:value-type="float">
            <text:p>22335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0" calcext:value-type="float">
            <text:p>14320.0</text:p>
          </table:table-cell>
          <table:table-cell office:value-type="float" office:value="19748" calcext:value-type="float">
            <text:p>1974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4390" calcext:value-type="float">
            <text:p>14390.0</text:p>
          </table:table-cell>
          <table:table-cell office:value-type="float" office:value="21924" calcext:value-type="float">
            <text:p>21924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4211" calcext:value-type="float">
            <text:p>14211.0</text:p>
          </table:table-cell>
          <table:table-cell office:value-type="float" office:value="21253" calcext:value-type="float">
            <text:p>2125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1295" calcext:value-type="float">
            <text:p>2129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1804" calcext:value-type="float">
            <text:p>11804.0</text:p>
          </table:table-cell>
          <table:table-cell office:value-type="float" office:value="21852" calcext:value-type="float">
            <text:p>21852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1846" calcext:value-type="float">
            <text:p>11846.0</text:p>
          </table:table-cell>
          <table:table-cell office:value-type="float" office:value="22335" calcext:value-type="float">
            <text:p>22335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4341" calcext:value-type="float">
            <text:p>14341.0</text:p>
          </table:table-cell>
          <table:table-cell office:value-type="float" office:value="19731" calcext:value-type="float">
            <text:p>1973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21950" calcext:value-type="float">
            <text:p>21950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4206" calcext:value-type="float">
            <text:p>14206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14248" calcext:value-type="float">
            <text:p>14248.0</text:p>
          </table:table-cell>
          <table:table-cell office:value-type="float" office:value="21279" calcext:value-type="float">
            <text:p>2127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1796" calcext:value-type="float">
            <text:p>11796.0</text:p>
          </table:table-cell>
          <table:table-cell office:value-type="float" office:value="21835" calcext:value-type="float">
            <text:p>21835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846" calcext:value-type="float">
            <text:p>11846.0</text:p>
          </table:table-cell>
          <table:table-cell office:value-type="float" office:value="22335" calcext:value-type="float">
            <text:p>22335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4345" calcext:value-type="float">
            <text:p>14345.0</text:p>
          </table:table-cell>
          <table:table-cell office:value-type="float" office:value="19718" calcext:value-type="float">
            <text:p>1971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4417" calcext:value-type="float">
            <text:p>14417.0</text:p>
          </table:table-cell>
          <table:table-cell office:value-type="float" office:value="21988" calcext:value-type="float">
            <text:p>21988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4260" calcext:value-type="float">
            <text:p>14260.0</text:p>
          </table:table-cell>
          <table:table-cell office:value-type="float" office:value="21268" calcext:value-type="float">
            <text:p>2126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1795" calcext:value-type="float">
            <text:p>11795.0</text:p>
          </table:table-cell>
          <table:table-cell office:value-type="float" office:value="21828" calcext:value-type="float">
            <text:p>21828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1839" calcext:value-type="float">
            <text:p>11839.0</text:p>
          </table:table-cell>
          <table:table-cell office:value-type="float" office:value="22337" calcext:value-type="float">
            <text:p>22337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19699" calcext:value-type="float">
            <text:p>1969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4427" calcext:value-type="float">
            <text:p>14427.0</text:p>
          </table:table-cell>
          <table:table-cell office:value-type="float" office:value="22032" calcext:value-type="float">
            <text:p>2203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1242" calcext:value-type="float">
            <text:p>2124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1783" calcext:value-type="float">
            <text:p>11783.0</text:p>
          </table:table-cell>
          <table:table-cell office:value-type="float" office:value="21805" calcext:value-type="float">
            <text:p>2180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1839" calcext:value-type="float">
            <text:p>11839.0</text:p>
          </table:table-cell>
          <table:table-cell office:value-type="float" office:value="22337" calcext:value-type="float">
            <text:p>22337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4383" calcext:value-type="float">
            <text:p>14383.0</text:p>
          </table:table-cell>
          <table:table-cell office:value-type="float" office:value="19675" calcext:value-type="float">
            <text:p>1967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4419" calcext:value-type="float">
            <text:p>14419.0</text:p>
          </table:table-cell>
          <table:table-cell office:value-type="float" office:value="22106" calcext:value-type="float">
            <text:p>22106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4280" calcext:value-type="float">
            <text:p>14280.0</text:p>
          </table:table-cell>
          <table:table-cell office:value-type="float" office:value="21235" calcext:value-type="float">
            <text:p>2123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1774" calcext:value-type="float">
            <text:p>11774.0</text:p>
          </table:table-cell>
          <table:table-cell office:value-type="float" office:value="21787" calcext:value-type="float">
            <text:p>2178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1833" calcext:value-type="float">
            <text:p>11833.0</text:p>
          </table:table-cell>
          <table:table-cell office:value-type="float" office:value="22346" calcext:value-type="float">
            <text:p>22346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4452" calcext:value-type="float">
            <text:p>14452.0</text:p>
          </table:table-cell>
          <table:table-cell office:value-type="float" office:value="19666" calcext:value-type="float">
            <text:p>19666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2145" calcext:value-type="float">
            <text:p>22145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21221" calcext:value-type="float">
            <text:p>2122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1767" calcext:value-type="float">
            <text:p>11767.0</text:p>
          </table:table-cell>
          <table:table-cell office:value-type="float" office:value="21779" calcext:value-type="float">
            <text:p>21779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831" calcext:value-type="float">
            <text:p>11831.0</text:p>
          </table:table-cell>
          <table:table-cell office:value-type="float" office:value="22357" calcext:value-type="float">
            <text:p>22357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4453" calcext:value-type="float">
            <text:p>14453.0</text:p>
          </table:table-cell>
          <table:table-cell office:value-type="float" office:value="19660" calcext:value-type="float">
            <text:p>1966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4423" calcext:value-type="float">
            <text:p>14423.0</text:p>
          </table:table-cell>
          <table:table-cell office:value-type="float" office:value="22156" calcext:value-type="float">
            <text:p>2215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4284" calcext:value-type="float">
            <text:p>14284.0</text:p>
          </table:table-cell>
          <table:table-cell office:value-type="float" office:value="21195" calcext:value-type="float">
            <text:p>2119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1764" calcext:value-type="float">
            <text:p>11764.0</text:p>
          </table:table-cell>
          <table:table-cell office:value-type="float" office:value="21757" calcext:value-type="float">
            <text:p>21757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1828" calcext:value-type="float">
            <text:p>11828.0</text:p>
          </table:table-cell>
          <table:table-cell office:value-type="float" office:value="22366" calcext:value-type="float">
            <text:p>22366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4455" calcext:value-type="float">
            <text:p>14455.0</text:p>
          </table:table-cell>
          <table:table-cell office:value-type="float" office:value="19649" calcext:value-type="float">
            <text:p>1964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22172" calcext:value-type="float">
            <text:p>22172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85" calcext:value-type="float">
            <text:p>14285.0</text:p>
          </table:table-cell>
          <table:table-cell office:value-type="float" office:value="21183" calcext:value-type="float">
            <text:p>2118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1760" calcext:value-type="float">
            <text:p>11760.0</text:p>
          </table:table-cell>
          <table:table-cell office:value-type="float" office:value="21744" calcext:value-type="float">
            <text:p>21744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1831" calcext:value-type="float">
            <text:p>11831.0</text:p>
          </table:table-cell>
          <table:table-cell office:value-type="float" office:value="22375" calcext:value-type="float">
            <text:p>22375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53" calcext:value-type="float">
            <text:p>14453.0</text:p>
          </table:table-cell>
          <table:table-cell office:value-type="float" office:value="19637" calcext:value-type="float">
            <text:p>1963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4446" calcext:value-type="float">
            <text:p>14446.0</text:p>
          </table:table-cell>
          <table:table-cell office:value-type="float" office:value="22221" calcext:value-type="float">
            <text:p>2222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4285" calcext:value-type="float">
            <text:p>14285.0</text:p>
          </table:table-cell>
          <table:table-cell office:value-type="float" office:value="21170" calcext:value-type="float">
            <text:p>2117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1754" calcext:value-type="float">
            <text:p>11754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1835" calcext:value-type="float">
            <text:p>11835.0</text:p>
          </table:table-cell>
          <table:table-cell office:value-type="float" office:value="22377" calcext:value-type="float">
            <text:p>22377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4532" calcext:value-type="float">
            <text:p>14532.0</text:p>
          </table:table-cell>
          <table:table-cell office:value-type="float" office:value="19606" calcext:value-type="float">
            <text:p>1960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4487" calcext:value-type="float">
            <text:p>14487.0</text:p>
          </table:table-cell>
          <table:table-cell office:value-type="float" office:value="22288" calcext:value-type="float">
            <text:p>22288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21154" calcext:value-type="float">
            <text:p>21154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1749" calcext:value-type="float">
            <text:p>11749.0</text:p>
          </table:table-cell>
          <table:table-cell office:value-type="float" office:value="21730" calcext:value-type="float">
            <text:p>21730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1847" calcext:value-type="float">
            <text:p>11847.0</text:p>
          </table:table-cell>
          <table:table-cell office:value-type="float" office:value="22377" calcext:value-type="float">
            <text:p>22377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4584" calcext:value-type="float">
            <text:p>14584.0</text:p>
          </table:table-cell>
          <table:table-cell office:value-type="float" office:value="19589" calcext:value-type="float">
            <text:p>19589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4391" calcext:value-type="float">
            <text:p>14391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4504" calcext:value-type="float">
            <text:p>14504.0</text:p>
          </table:table-cell>
          <table:table-cell office:value-type="float" office:value="22310" calcext:value-type="float">
            <text:p>22310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21137" calcext:value-type="float">
            <text:p>2113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1749" calcext:value-type="float">
            <text:p>11749.0</text:p>
          </table:table-cell>
          <table:table-cell office:value-type="float" office:value="21722" calcext:value-type="float">
            <text:p>21722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1850" calcext:value-type="float">
            <text:p>11850.0</text:p>
          </table:table-cell>
          <table:table-cell office:value-type="float" office:value="22379" calcext:value-type="float">
            <text:p>22379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4599" calcext:value-type="float">
            <text:p>14599.0</text:p>
          </table:table-cell>
          <table:table-cell office:value-type="float" office:value="19574" calcext:value-type="float">
            <text:p>1957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4390" calcext:value-type="float">
            <text:p>14390.0</text:p>
          </table:table-cell>
          <table:table-cell office:value-type="float" office:value="19642" calcext:value-type="float">
            <text:p>19642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4522" calcext:value-type="float">
            <text:p>14522.0</text:p>
          </table:table-cell>
          <table:table-cell office:value-type="float" office:value="22326" calcext:value-type="float">
            <text:p>22326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4290" calcext:value-type="float">
            <text:p>14290.0</text:p>
          </table:table-cell>
          <table:table-cell office:value-type="float" office:value="21128" calcext:value-type="float">
            <text:p>21128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1745" calcext:value-type="float">
            <text:p>11745.0</text:p>
          </table:table-cell>
          <table:table-cell office:value-type="float" office:value="21710" calcext:value-type="float">
            <text:p>21710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1856" calcext:value-type="float">
            <text:p>11856.0</text:p>
          </table:table-cell>
          <table:table-cell office:value-type="float" office:value="22382" calcext:value-type="float">
            <text:p>22382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4626" calcext:value-type="float">
            <text:p>14626.0</text:p>
          </table:table-cell>
          <table:table-cell office:value-type="float" office:value="19546" calcext:value-type="float">
            <text:p>1954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4372" calcext:value-type="float">
            <text:p>14372.0</text:p>
          </table:table-cell>
          <table:table-cell office:value-type="float" office:value="19645" calcext:value-type="float">
            <text:p>1964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4535" calcext:value-type="float">
            <text:p>14535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4296" calcext:value-type="float">
            <text:p>14296.0</text:p>
          </table:table-cell>
          <table:table-cell office:value-type="float" office:value="21109" calcext:value-type="float">
            <text:p>2110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1738" calcext:value-type="float">
            <text:p>11738.0</text:p>
          </table:table-cell>
          <table:table-cell office:value-type="float" office:value="21696" calcext:value-type="float">
            <text:p>21696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1867" calcext:value-type="float">
            <text:p>11867.0</text:p>
          </table:table-cell>
          <table:table-cell office:value-type="float" office:value="22391" calcext:value-type="float">
            <text:p>22391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19514" calcext:value-type="float">
            <text:p>1951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649" calcext:value-type="float">
            <text:p>19649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4554" calcext:value-type="float">
            <text:p>14554.0</text:p>
          </table:table-cell>
          <table:table-cell office:value-type="float" office:value="22398" calcext:value-type="float">
            <text:p>22398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4297" calcext:value-type="float">
            <text:p>14297.0</text:p>
          </table:table-cell>
          <table:table-cell office:value-type="float" office:value="21087" calcext:value-type="float">
            <text:p>2108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688" calcext:value-type="float">
            <text:p>21688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11871" calcext:value-type="float">
            <text:p>11871.0</text:p>
          </table:table-cell>
          <table:table-cell office:value-type="float" office:value="22383" calcext:value-type="float">
            <text:p>22383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4720" calcext:value-type="float">
            <text:p>14720.0</text:p>
          </table:table-cell>
          <table:table-cell office:value-type="float" office:value="19477" calcext:value-type="float">
            <text:p>1947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19652" calcext:value-type="float">
            <text:p>19652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4564" calcext:value-type="float">
            <text:p>14564.0</text:p>
          </table:table-cell>
          <table:table-cell office:value-type="float" office:value="22438" calcext:value-type="float">
            <text:p>22438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4301" calcext:value-type="float">
            <text:p>14301.0</text:p>
          </table:table-cell>
          <table:table-cell office:value-type="float" office:value="21073" calcext:value-type="float">
            <text:p>2107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1730" calcext:value-type="float">
            <text:p>11730.0</text:p>
          </table:table-cell>
          <table:table-cell office:value-type="float" office:value="21681" calcext:value-type="float">
            <text:p>21681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1870" calcext:value-type="float">
            <text:p>11870.0</text:p>
          </table:table-cell>
          <table:table-cell office:value-type="float" office:value="22386" calcext:value-type="float">
            <text:p>22386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19451" calcext:value-type="float">
            <text:p>1945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19652" calcext:value-type="float">
            <text:p>1965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56" calcext:value-type="float">
            <text:p>14556.0</text:p>
          </table:table-cell>
          <table:table-cell office:value-type="float" office:value="22494" calcext:value-type="float">
            <text:p>2249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4299" calcext:value-type="float">
            <text:p>14299.0</text:p>
          </table:table-cell>
          <table:table-cell office:value-type="float" office:value="21059" calcext:value-type="float">
            <text:p>2105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1734" calcext:value-type="float">
            <text:p>11734.0</text:p>
          </table:table-cell>
          <table:table-cell office:value-type="float" office:value="21675" calcext:value-type="float">
            <text:p>21675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859" calcext:value-type="float">
            <text:p>11859.0</text:p>
          </table:table-cell>
          <table:table-cell office:value-type="float" office:value="22384" calcext:value-type="float">
            <text:p>22384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4864" calcext:value-type="float">
            <text:p>14864.0</text:p>
          </table:table-cell>
          <table:table-cell office:value-type="float" office:value="19432" calcext:value-type="float">
            <text:p>19432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732" calcext:value-type="float">
            <text:p>1973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632" calcext:value-type="float">
            <text:p>19632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4553" calcext:value-type="float">
            <text:p>14553.0</text:p>
          </table:table-cell>
          <table:table-cell office:value-type="float" office:value="22556" calcext:value-type="float">
            <text:p>22556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4556" calcext:value-type="float">
            <text:p>14556.0</text:p>
          </table:table-cell>
          <table:table-cell office:value-type="float" office:value="22508" calcext:value-type="float">
            <text:p>22508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663" calcext:value-type="float">
            <text:p>21663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1843" calcext:value-type="float">
            <text:p>11843.0</text:p>
          </table:table-cell>
          <table:table-cell office:value-type="float" office:value="22370" calcext:value-type="float">
            <text:p>22370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4868" calcext:value-type="float">
            <text:p>14868.0</text:p>
          </table:table-cell>
          <table:table-cell office:value-type="float" office:value="19435" calcext:value-type="float">
            <text:p>19435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4380" calcext:value-type="float">
            <text:p>14380.0</text:p>
          </table:table-cell>
          <table:table-cell office:value-type="float" office:value="19748" calcext:value-type="float">
            <text:p>1974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632" calcext:value-type="float">
            <text:p>19632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4572" calcext:value-type="float">
            <text:p>14572.0</text:p>
          </table:table-cell>
          <table:table-cell office:value-type="float" office:value="22590" calcext:value-type="float">
            <text:p>2259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4552" calcext:value-type="float">
            <text:p>14552.0</text:p>
          </table:table-cell>
          <table:table-cell office:value-type="float" office:value="22513" calcext:value-type="float">
            <text:p>2251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1734" calcext:value-type="float">
            <text:p>11734.0</text:p>
          </table:table-cell>
          <table:table-cell office:value-type="float" office:value="21658" calcext:value-type="float">
            <text:p>2165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1844" calcext:value-type="float">
            <text:p>11844.0</text:p>
          </table:table-cell>
          <table:table-cell office:value-type="float" office:value="22375" calcext:value-type="float">
            <text:p>22375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4882" calcext:value-type="float">
            <text:p>14882.0</text:p>
          </table:table-cell>
          <table:table-cell office:value-type="float" office:value="19435" calcext:value-type="float">
            <text:p>19435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19752" calcext:value-type="float">
            <text:p>19752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623" calcext:value-type="float">
            <text:p>1962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22597" calcext:value-type="float">
            <text:p>2259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4544" calcext:value-type="float">
            <text:p>14544.0</text:p>
          </table:table-cell>
          <table:table-cell office:value-type="float" office:value="22534" calcext:value-type="float">
            <text:p>2253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1726" calcext:value-type="float">
            <text:p>11726.0</text:p>
          </table:table-cell>
          <table:table-cell office:value-type="float" office:value="21646" calcext:value-type="float">
            <text:p>2164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1833" calcext:value-type="float">
            <text:p>11833.0</text:p>
          </table:table-cell>
          <table:table-cell office:value-type="float" office:value="22372" calcext:value-type="float">
            <text:p>22372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4888" calcext:value-type="float">
            <text:p>14888.0</text:p>
          </table:table-cell>
          <table:table-cell office:value-type="float" office:value="19441" calcext:value-type="float">
            <text:p>19441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4390" calcext:value-type="float">
            <text:p>14390.0</text:p>
          </table:table-cell>
          <table:table-cell office:value-type="float" office:value="19763" calcext:value-type="float">
            <text:p>1976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4375" calcext:value-type="float">
            <text:p>14375.0</text:p>
          </table:table-cell>
          <table:table-cell office:value-type="float" office:value="19611" calcext:value-type="float">
            <text:p>19611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22599" calcext:value-type="float">
            <text:p>22599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4536" calcext:value-type="float">
            <text:p>14536.0</text:p>
          </table:table-cell>
          <table:table-cell office:value-type="float" office:value="22555" calcext:value-type="float">
            <text:p>22555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1731" calcext:value-type="float">
            <text:p>11731.0</text:p>
          </table:table-cell>
          <table:table-cell office:value-type="float" office:value="21643" calcext:value-type="float">
            <text:p>21643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1826" calcext:value-type="float">
            <text:p>11826.0</text:p>
          </table:table-cell>
          <table:table-cell office:value-type="float" office:value="22368" calcext:value-type="float">
            <text:p>22368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02" calcext:value-type="float">
            <text:p>14902.0</text:p>
          </table:table-cell>
          <table:table-cell office:value-type="float" office:value="19442" calcext:value-type="float">
            <text:p>1944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19820" calcext:value-type="float">
            <text:p>1982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601" calcext:value-type="float">
            <text:p>19601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4584" calcext:value-type="float">
            <text:p>14584.0</text:p>
          </table:table-cell>
          <table:table-cell office:value-type="float" office:value="22601" calcext:value-type="float">
            <text:p>2260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641" calcext:value-type="float">
            <text:p>21641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1816" calcext:value-type="float">
            <text:p>11816.0</text:p>
          </table:table-cell>
          <table:table-cell office:value-type="float" office:value="22368" calcext:value-type="float">
            <text:p>22368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4910" calcext:value-type="float">
            <text:p>14910.0</text:p>
          </table:table-cell>
          <table:table-cell office:value-type="float" office:value="19436" calcext:value-type="float">
            <text:p>19436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4419" calcext:value-type="float">
            <text:p>14419.0</text:p>
          </table:table-cell>
          <table:table-cell office:value-type="float" office:value="19818" calcext:value-type="float">
            <text:p>1981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590" calcext:value-type="float">
            <text:p>19590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22610" calcext:value-type="float">
            <text:p>22610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637" calcext:value-type="float">
            <text:p>2163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1810" calcext:value-type="float">
            <text:p>11810.0</text:p>
          </table:table-cell>
          <table:table-cell office:value-type="float" office:value="22366" calcext:value-type="float">
            <text:p>22366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4938" calcext:value-type="float">
            <text:p>14938.0</text:p>
          </table:table-cell>
          <table:table-cell office:value-type="float" office:value="19416" calcext:value-type="float">
            <text:p>19416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19810" calcext:value-type="float">
            <text:p>19810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4374" calcext:value-type="float">
            <text:p>14374.0</text:p>
          </table:table-cell>
          <table:table-cell office:value-type="float" office:value="19585" calcext:value-type="float">
            <text:p>19585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11730" calcext:value-type="float">
            <text:p>11730.0</text:p>
          </table:table-cell>
          <table:table-cell office:value-type="float" office:value="21627" calcext:value-type="float">
            <text:p>2162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1806" calcext:value-type="float">
            <text:p>11806.0</text:p>
          </table:table-cell>
          <table:table-cell office:value-type="float" office:value="22364" calcext:value-type="float">
            <text:p>22364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76" calcext:value-type="float">
            <text:p>14976.0</text:p>
          </table:table-cell>
          <table:table-cell office:value-type="float" office:value="19387" calcext:value-type="float">
            <text:p>19387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4422" calcext:value-type="float">
            <text:p>14422.0</text:p>
          </table:table-cell>
          <table:table-cell office:value-type="float" office:value="19808" calcext:value-type="float">
            <text:p>19808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4374" calcext:value-type="float">
            <text:p>14374.0</text:p>
          </table:table-cell>
          <table:table-cell office:value-type="float" office:value="19582" calcext:value-type="float">
            <text:p>1958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22627" calcext:value-type="float">
            <text:p>2262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1728" calcext:value-type="float">
            <text:p>11728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1800" calcext:value-type="float">
            <text:p>11800.0</text:p>
          </table:table-cell>
          <table:table-cell office:value-type="float" office:value="22362" calcext:value-type="float">
            <text:p>22362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4998" calcext:value-type="float">
            <text:p>14998.0</text:p>
          </table:table-cell>
          <table:table-cell office:value-type="float" office:value="19372" calcext:value-type="float">
            <text:p>19372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4431" calcext:value-type="float">
            <text:p>14431.0</text:p>
          </table:table-cell>
          <table:table-cell office:value-type="float" office:value="19791" calcext:value-type="float">
            <text:p>19791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4361" calcext:value-type="float">
            <text:p>14361.0</text:p>
          </table:table-cell>
          <table:table-cell office:value-type="float" office:value="19582" calcext:value-type="float">
            <text:p>1958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4593" calcext:value-type="float">
            <text:p>14593.0</text:p>
          </table:table-cell>
          <table:table-cell office:value-type="float" office:value="22633" calcext:value-type="float">
            <text:p>22633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727" calcext:value-type="float">
            <text:p>11727.0</text:p>
          </table:table-cell>
          <table:table-cell office:value-type="float" office:value="21611" calcext:value-type="float">
            <text:p>21611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1795" calcext:value-type="float">
            <text:p>11795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19355" calcext:value-type="float">
            <text:p>19355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4428" calcext:value-type="float">
            <text:p>14428.0</text:p>
          </table:table-cell>
          <table:table-cell office:value-type="float" office:value="19774" calcext:value-type="float">
            <text:p>19774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4595" calcext:value-type="float">
            <text:p>14595.0</text:p>
          </table:table-cell>
          <table:table-cell office:value-type="float" office:value="22634" calcext:value-type="float">
            <text:p>22634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1729" calcext:value-type="float">
            <text:p>11729.0</text:p>
          </table:table-cell>
          <table:table-cell office:value-type="float" office:value="21607" calcext:value-type="float">
            <text:p>2160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1795" calcext:value-type="float">
            <text:p>11795.0</text:p>
          </table:table-cell>
          <table:table-cell office:value-type="float" office:value="22350" calcext:value-type="float">
            <text:p>22350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5032" calcext:value-type="float">
            <text:p>15032.0</text:p>
          </table:table-cell>
          <table:table-cell office:value-type="float" office:value="19324" calcext:value-type="float">
            <text:p>19324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4430" calcext:value-type="float">
            <text:p>14430.0</text:p>
          </table:table-cell>
          <table:table-cell office:value-type="float" office:value="19761" calcext:value-type="float">
            <text:p>1976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4598" calcext:value-type="float">
            <text:p>14598.0</text:p>
          </table:table-cell>
          <table:table-cell office:value-type="float" office:value="22640" calcext:value-type="float">
            <text:p>22640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11730" calcext:value-type="float">
            <text:p>11730.0</text:p>
          </table:table-cell>
          <table:table-cell office:value-type="float" office:value="21601" calcext:value-type="float">
            <text:p>21601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1795" calcext:value-type="float">
            <text:p>11795.0</text:p>
          </table:table-cell>
          <table:table-cell office:value-type="float" office:value="22350" calcext:value-type="float">
            <text:p>22350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5049" calcext:value-type="float">
            <text:p>15049.0</text:p>
          </table:table-cell>
          <table:table-cell office:value-type="float" office:value="19295" calcext:value-type="float">
            <text:p>19295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9750" calcext:value-type="float">
            <text:p>19750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4597" calcext:value-type="float">
            <text:p>14597.0</text:p>
          </table:table-cell>
          <table:table-cell office:value-type="float" office:value="22647" calcext:value-type="float">
            <text:p>2264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1748" calcext:value-type="float">
            <text:p>11748.0</text:p>
          </table:table-cell>
          <table:table-cell office:value-type="float" office:value="21600" calcext:value-type="float">
            <text:p>21600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1791" calcext:value-type="float">
            <text:p>11791.0</text:p>
          </table:table-cell>
          <table:table-cell office:value-type="float" office:value="22343" calcext:value-type="float">
            <text:p>22343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5095" calcext:value-type="float">
            <text:p>15095.0</text:p>
          </table:table-cell>
          <table:table-cell office:value-type="float" office:value="19239" calcext:value-type="float">
            <text:p>19239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19739" calcext:value-type="float">
            <text:p>1973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4591" calcext:value-type="float">
            <text:p>14591.0</text:p>
          </table:table-cell>
          <table:table-cell office:value-type="float" office:value="22655" calcext:value-type="float">
            <text:p>2265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1750" calcext:value-type="float">
            <text:p>11750.0</text:p>
          </table:table-cell>
          <table:table-cell office:value-type="float" office:value="21594" calcext:value-type="float">
            <text:p>21594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1785" calcext:value-type="float">
            <text:p>11785.0</text:p>
          </table:table-cell>
          <table:table-cell office:value-type="float" office:value="22338" calcext:value-type="float">
            <text:p>22338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5100" calcext:value-type="float">
            <text:p>15100.0</text:p>
          </table:table-cell>
          <table:table-cell office:value-type="float" office:value="19232" calcext:value-type="float">
            <text:p>1923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4423" calcext:value-type="float">
            <text:p>14423.0</text:p>
          </table:table-cell>
          <table:table-cell office:value-type="float" office:value="19726" calcext:value-type="float">
            <text:p>1972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4584" calcext:value-type="float">
            <text:p>14584.0</text:p>
          </table:table-cell>
          <table:table-cell office:value-type="float" office:value="22668" calcext:value-type="float">
            <text:p>22668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1751" calcext:value-type="float">
            <text:p>11751.0</text:p>
          </table:table-cell>
          <table:table-cell office:value-type="float" office:value="21593" calcext:value-type="float">
            <text:p>21593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1775" calcext:value-type="float">
            <text:p>11775.0</text:p>
          </table:table-cell>
          <table:table-cell office:value-type="float" office:value="22334" calcext:value-type="float">
            <text:p>22334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5102" calcext:value-type="float">
            <text:p>15102.0</text:p>
          </table:table-cell>
          <table:table-cell office:value-type="float" office:value="19231" calcext:value-type="float">
            <text:p>1923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4432" calcext:value-type="float">
            <text:p>14432.0</text:p>
          </table:table-cell>
          <table:table-cell office:value-type="float" office:value="19717" calcext:value-type="float">
            <text:p>19717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22688" calcext:value-type="float">
            <text:p>2268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1754" calcext:value-type="float">
            <text:p>11754.0</text:p>
          </table:table-cell>
          <table:table-cell office:value-type="float" office:value="21581" calcext:value-type="float">
            <text:p>2158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1773" calcext:value-type="float">
            <text:p>11773.0</text:p>
          </table:table-cell>
          <table:table-cell office:value-type="float" office:value="22326" calcext:value-type="float">
            <text:p>22326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5106" calcext:value-type="float">
            <text:p>15106.0</text:p>
          </table:table-cell>
          <table:table-cell office:value-type="float" office:value="19221" calcext:value-type="float">
            <text:p>19221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4435" calcext:value-type="float">
            <text:p>14435.0</text:p>
          </table:table-cell>
          <table:table-cell office:value-type="float" office:value="19724" calcext:value-type="float">
            <text:p>1972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4573" calcext:value-type="float">
            <text:p>14573.0</text:p>
          </table:table-cell>
          <table:table-cell office:value-type="float" office:value="22718" calcext:value-type="float">
            <text:p>22718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1756" calcext:value-type="float">
            <text:p>11756.0</text:p>
          </table:table-cell>
          <table:table-cell office:value-type="float" office:value="21555" calcext:value-type="float">
            <text:p>2155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1768" calcext:value-type="float">
            <text:p>11768.0</text:p>
          </table:table-cell>
          <table:table-cell office:value-type="float" office:value="22315" calcext:value-type="float">
            <text:p>22315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5115" calcext:value-type="float">
            <text:p>15115.0</text:p>
          </table:table-cell>
          <table:table-cell office:value-type="float" office:value="19207" calcext:value-type="float">
            <text:p>1920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4556" calcext:value-type="float">
            <text:p>14556.0</text:p>
          </table:table-cell>
          <table:table-cell office:value-type="float" office:value="22754" calcext:value-type="float">
            <text:p>22754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4609" calcext:value-type="float">
            <text:p>14609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1749" calcext:value-type="float">
            <text:p>11749.0</text:p>
          </table:table-cell>
          <table:table-cell office:value-type="float" office:value="21560" calcext:value-type="float">
            <text:p>21560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1763" calcext:value-type="float">
            <text:p>11763.0</text:p>
          </table:table-cell>
          <table:table-cell office:value-type="float" office:value="22318" calcext:value-type="float">
            <text:p>22318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5118" calcext:value-type="float">
            <text:p>15118.0</text:p>
          </table:table-cell>
          <table:table-cell office:value-type="float" office:value="19204" calcext:value-type="float">
            <text:p>1920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4528" calcext:value-type="float">
            <text:p>14528.0</text:p>
          </table:table-cell>
          <table:table-cell office:value-type="float" office:value="22797" calcext:value-type="float">
            <text:p>2279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22678" calcext:value-type="float">
            <text:p>22678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1754" calcext:value-type="float">
            <text:p>11754.0</text:p>
          </table:table-cell>
          <table:table-cell office:value-type="float" office:value="21557" calcext:value-type="float">
            <text:p>2155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1757" calcext:value-type="float">
            <text:p>11757.0</text:p>
          </table:table-cell>
          <table:table-cell office:value-type="float" office:value="22314" calcext:value-type="float">
            <text:p>22314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5125" calcext:value-type="float">
            <text:p>15125.0</text:p>
          </table:table-cell>
          <table:table-cell office:value-type="float" office:value="19200" calcext:value-type="float">
            <text:p>1920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15" calcext:value-type="float">
            <text:p>14515.0</text:p>
          </table:table-cell>
          <table:table-cell office:value-type="float" office:value="22852" calcext:value-type="float">
            <text:p>2285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4626" calcext:value-type="float">
            <text:p>14626.0</text:p>
          </table:table-cell>
          <table:table-cell office:value-type="float" office:value="22683" calcext:value-type="float">
            <text:p>22683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1747" calcext:value-type="float">
            <text:p>11747.0</text:p>
          </table:table-cell>
          <table:table-cell office:value-type="float" office:value="21549" calcext:value-type="float">
            <text:p>2154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1757" calcext:value-type="float">
            <text:p>11757.0</text:p>
          </table:table-cell>
          <table:table-cell office:value-type="float" office:value="22308" calcext:value-type="float">
            <text:p>22308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5134" calcext:value-type="float">
            <text:p>15134.0</text:p>
          </table:table-cell>
          <table:table-cell office:value-type="float" office:value="19174" calcext:value-type="float">
            <text:p>1917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22906" calcext:value-type="float">
            <text:p>22906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4637" calcext:value-type="float">
            <text:p>14637.0</text:p>
          </table:table-cell>
          <table:table-cell office:value-type="float" office:value="22682" calcext:value-type="float">
            <text:p>22682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1746" calcext:value-type="float">
            <text:p>11746.0</text:p>
          </table:table-cell>
          <table:table-cell office:value-type="float" office:value="21543" calcext:value-type="float">
            <text:p>2154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1747" calcext:value-type="float">
            <text:p>11747.0</text:p>
          </table:table-cell>
          <table:table-cell office:value-type="float" office:value="22302" calcext:value-type="float">
            <text:p>22302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5143" calcext:value-type="float">
            <text:p>15143.0</text:p>
          </table:table-cell>
          <table:table-cell office:value-type="float" office:value="19156" calcext:value-type="float">
            <text:p>1915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22937" calcext:value-type="float">
            <text:p>2293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4655" calcext:value-type="float">
            <text:p>14655.0</text:p>
          </table:table-cell>
          <table:table-cell office:value-type="float" office:value="22689" calcext:value-type="float">
            <text:p>22689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1742" calcext:value-type="float">
            <text:p>11742.0</text:p>
          </table:table-cell>
          <table:table-cell office:value-type="float" office:value="21536" calcext:value-type="float">
            <text:p>2153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1736" calcext:value-type="float">
            <text:p>11736.0</text:p>
          </table:table-cell>
          <table:table-cell office:value-type="float" office:value="22302" calcext:value-type="float">
            <text:p>22302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19141" calcext:value-type="float">
            <text:p>19141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22985" calcext:value-type="float">
            <text:p>2298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4661" calcext:value-type="float">
            <text:p>14661.0</text:p>
          </table:table-cell>
          <table:table-cell office:value-type="float" office:value="22690" calcext:value-type="float">
            <text:p>2269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1748" calcext:value-type="float">
            <text:p>11748.0</text:p>
          </table:table-cell>
          <table:table-cell office:value-type="float" office:value="21529" calcext:value-type="float">
            <text:p>21529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732" calcext:value-type="float">
            <text:p>11732.0</text:p>
          </table:table-cell>
          <table:table-cell office:value-type="float" office:value="22306" calcext:value-type="float">
            <text:p>22306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5161" calcext:value-type="float">
            <text:p>15161.0</text:p>
          </table:table-cell>
          <table:table-cell office:value-type="float" office:value="19135" calcext:value-type="float">
            <text:p>1913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4672" calcext:value-type="float">
            <text:p>14672.0</text:p>
          </table:table-cell>
          <table:table-cell office:value-type="float" office:value="23076" calcext:value-type="float">
            <text:p>23076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22696" calcext:value-type="float">
            <text:p>2269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1745" calcext:value-type="float">
            <text:p>11745.0</text:p>
          </table:table-cell>
          <table:table-cell office:value-type="float" office:value="21525" calcext:value-type="float">
            <text:p>2152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1728" calcext:value-type="float">
            <text:p>11728.0</text:p>
          </table:table-cell>
          <table:table-cell office:value-type="float" office:value="22308" calcext:value-type="float">
            <text:p>22308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5171" calcext:value-type="float">
            <text:p>15171.0</text:p>
          </table:table-cell>
          <table:table-cell office:value-type="float" office:value="19126" calcext:value-type="float">
            <text:p>1912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4679" calcext:value-type="float">
            <text:p>14679.0</text:p>
          </table:table-cell>
          <table:table-cell office:value-type="float" office:value="23081" calcext:value-type="float">
            <text:p>2308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23086" calcext:value-type="float">
            <text:p>2308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4682" calcext:value-type="float">
            <text:p>14682.0</text:p>
          </table:table-cell>
          <table:table-cell office:value-type="float" office:value="22695" calcext:value-type="float">
            <text:p>2269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1743" calcext:value-type="float">
            <text:p>11743.0</text:p>
          </table:table-cell>
          <table:table-cell office:value-type="float" office:value="21515" calcext:value-type="float">
            <text:p>21515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5189" calcext:value-type="float">
            <text:p>15189.0</text:p>
          </table:table-cell>
          <table:table-cell office:value-type="float" office:value="19106" calcext:value-type="float">
            <text:p>1910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23089" calcext:value-type="float">
            <text:p>2308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4688" calcext:value-type="float">
            <text:p>14688.0</text:p>
          </table:table-cell>
          <table:table-cell office:value-type="float" office:value="23100" calcext:value-type="float">
            <text:p>23100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4689" calcext:value-type="float">
            <text:p>14689.0</text:p>
          </table:table-cell>
          <table:table-cell office:value-type="float" office:value="22696" calcext:value-type="float">
            <text:p>22696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1740" calcext:value-type="float">
            <text:p>11740.0</text:p>
          </table:table-cell>
          <table:table-cell office:value-type="float" office:value="21508" calcext:value-type="float">
            <text:p>2150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5198" calcext:value-type="float">
            <text:p>15198.0</text:p>
          </table:table-cell>
          <table:table-cell office:value-type="float" office:value="19088" calcext:value-type="float">
            <text:p>19088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4732" calcext:value-type="float">
            <text:p>14732.0</text:p>
          </table:table-cell>
          <table:table-cell office:value-type="float" office:value="23135" calcext:value-type="float">
            <text:p>23135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4696" calcext:value-type="float">
            <text:p>14696.0</text:p>
          </table:table-cell>
          <table:table-cell office:value-type="float" office:value="22698" calcext:value-type="float">
            <text:p>2269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1739" calcext:value-type="float">
            <text:p>11739.0</text:p>
          </table:table-cell>
          <table:table-cell office:value-type="float" office:value="21491" calcext:value-type="float">
            <text:p>21491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5209" calcext:value-type="float">
            <text:p>15209.0</text:p>
          </table:table-cell>
          <table:table-cell office:value-type="float" office:value="19070" calcext:value-type="float">
            <text:p>1907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23096" calcext:value-type="float">
            <text:p>23096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4698" calcext:value-type="float">
            <text:p>14698.0</text:p>
          </table:table-cell>
          <table:table-cell office:value-type="float" office:value="22702" calcext:value-type="float">
            <text:p>2270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1741" calcext:value-type="float">
            <text:p>11741.0</text:p>
          </table:table-cell>
          <table:table-cell office:value-type="float" office:value="21481" calcext:value-type="float">
            <text:p>21481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5219" calcext:value-type="float">
            <text:p>15219.0</text:p>
          </table:table-cell>
          <table:table-cell office:value-type="float" office:value="19051" calcext:value-type="float">
            <text:p>19051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4668" calcext:value-type="float">
            <text:p>14668.0</text:p>
          </table:table-cell>
          <table:table-cell office:value-type="float" office:value="23105" calcext:value-type="float">
            <text:p>2310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23240" calcext:value-type="float">
            <text:p>2324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4690" calcext:value-type="float">
            <text:p>14690.0</text:p>
          </table:table-cell>
          <table:table-cell office:value-type="float" office:value="22704" calcext:value-type="float">
            <text:p>2270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1744" calcext:value-type="float">
            <text:p>11744.0</text:p>
          </table:table-cell>
          <table:table-cell office:value-type="float" office:value="21479" calcext:value-type="float">
            <text:p>2147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5227" calcext:value-type="float">
            <text:p>15227.0</text:p>
          </table:table-cell>
          <table:table-cell office:value-type="float" office:value="18990" calcext:value-type="float">
            <text:p>18990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23130" calcext:value-type="float">
            <text:p>23130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19" calcext:value-type="float">
            <text:p>14819.0</text:p>
          </table:table-cell>
          <table:table-cell office:value-type="float" office:value="23265" calcext:value-type="float">
            <text:p>23265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4685" calcext:value-type="float">
            <text:p>14685.0</text:p>
          </table:table-cell>
          <table:table-cell office:value-type="float" office:value="22702" calcext:value-type="float">
            <text:p>2270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1743" calcext:value-type="float">
            <text:p>11743.0</text:p>
          </table:table-cell>
          <table:table-cell office:value-type="float" office:value="21461" calcext:value-type="float">
            <text:p>2146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5229" calcext:value-type="float">
            <text:p>15229.0</text:p>
          </table:table-cell>
          <table:table-cell office:value-type="float" office:value="18932" calcext:value-type="float">
            <text:p>1893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4844" calcext:value-type="float">
            <text:p>14844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4682" calcext:value-type="float">
            <text:p>14682.0</text:p>
          </table:table-cell>
          <table:table-cell office:value-type="float" office:value="22706" calcext:value-type="float">
            <text:p>22706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1737" calcext:value-type="float">
            <text:p>11737.0</text:p>
          </table:table-cell>
          <table:table-cell office:value-type="float" office:value="21455" calcext:value-type="float">
            <text:p>2145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5229" calcext:value-type="float">
            <text:p>15229.0</text:p>
          </table:table-cell>
          <table:table-cell office:value-type="float" office:value="18869" calcext:value-type="float">
            <text:p>1886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4857" calcext:value-type="float">
            <text:p>14857.0</text:p>
          </table:table-cell>
          <table:table-cell office:value-type="float" office:value="23279" calcext:value-type="float">
            <text:p>2327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4684" calcext:value-type="float">
            <text:p>14684.0</text:p>
          </table:table-cell>
          <table:table-cell office:value-type="float" office:value="22716" calcext:value-type="float">
            <text:p>22716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443" calcext:value-type="float">
            <text:p>2144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5212" calcext:value-type="float">
            <text:p>15212.0</text:p>
          </table:table-cell>
          <table:table-cell office:value-type="float" office:value="18776" calcext:value-type="float">
            <text:p>1877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4870" calcext:value-type="float">
            <text:p>14870.0</text:p>
          </table:table-cell>
          <table:table-cell office:value-type="float" office:value="23281" calcext:value-type="float">
            <text:p>2328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4684" calcext:value-type="float">
            <text:p>14684.0</text:p>
          </table:table-cell>
          <table:table-cell office:value-type="float" office:value="22725" calcext:value-type="float">
            <text:p>22725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1733" calcext:value-type="float">
            <text:p>11733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5165" calcext:value-type="float">
            <text:p>15165.0</text:p>
          </table:table-cell>
          <table:table-cell office:value-type="float" office:value="18696" calcext:value-type="float">
            <text:p>1869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5202" calcext:value-type="float">
            <text:p>15202.0</text:p>
          </table:table-cell>
          <table:table-cell office:value-type="float" office:value="18745" calcext:value-type="float">
            <text:p>18745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4892" calcext:value-type="float">
            <text:p>14892.0</text:p>
          </table:table-cell>
          <table:table-cell office:value-type="float" office:value="23304" calcext:value-type="float">
            <text:p>23304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4702" calcext:value-type="float">
            <text:p>14702.0</text:p>
          </table:table-cell>
          <table:table-cell office:value-type="float" office:value="22730" calcext:value-type="float">
            <text:p>2273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1728" calcext:value-type="float">
            <text:p>11728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5135" calcext:value-type="float">
            <text:p>15135.0</text:p>
          </table:table-cell>
          <table:table-cell office:value-type="float" office:value="18622" calcext:value-type="float">
            <text:p>1862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5196" calcext:value-type="float">
            <text:p>15196.0</text:p>
          </table:table-cell>
          <table:table-cell office:value-type="float" office:value="18737" calcext:value-type="float">
            <text:p>1873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3349" calcext:value-type="float">
            <text:p>2334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4702" calcext:value-type="float">
            <text:p>14702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1728" calcext:value-type="float">
            <text:p>11728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5123" calcext:value-type="float">
            <text:p>15123.0</text:p>
          </table:table-cell>
          <table:table-cell office:value-type="float" office:value="18580" calcext:value-type="float">
            <text:p>18580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5205" calcext:value-type="float">
            <text:p>15205.0</text:p>
          </table:table-cell>
          <table:table-cell office:value-type="float" office:value="18764" calcext:value-type="float">
            <text:p>1876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23353" calcext:value-type="float">
            <text:p>2335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05" calcext:value-type="float">
            <text:p>14705.0</text:p>
          </table:table-cell>
          <table:table-cell office:value-type="float" office:value="22740" calcext:value-type="float">
            <text:p>2274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1727" calcext:value-type="float">
            <text:p>11727.0</text:p>
          </table:table-cell>
          <table:table-cell office:value-type="float" office:value="21413" calcext:value-type="float">
            <text:p>2141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5094" calcext:value-type="float">
            <text:p>15094.0</text:p>
          </table:table-cell>
          <table:table-cell office:value-type="float" office:value="18496" calcext:value-type="float">
            <text:p>1849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18774" calcext:value-type="float">
            <text:p>18774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23371" calcext:value-type="float">
            <text:p>2337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4724" calcext:value-type="float">
            <text:p>14724.0</text:p>
          </table:table-cell>
          <table:table-cell office:value-type="float" office:value="22763" calcext:value-type="float">
            <text:p>2276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1727" calcext:value-type="float">
            <text:p>11727.0</text:p>
          </table:table-cell>
          <table:table-cell office:value-type="float" office:value="21374" calcext:value-type="float">
            <text:p>2137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5089" calcext:value-type="float">
            <text:p>15089.0</text:p>
          </table:table-cell>
          <table:table-cell office:value-type="float" office:value="18449" calcext:value-type="float">
            <text:p>18449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18774" calcext:value-type="float">
            <text:p>18774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4955" calcext:value-type="float">
            <text:p>14955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4729" calcext:value-type="float">
            <text:p>14729.0</text:p>
          </table:table-cell>
          <table:table-cell office:value-type="float" office:value="22777" calcext:value-type="float">
            <text:p>2277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1727" calcext:value-type="float">
            <text:p>11727.0</text:p>
          </table:table-cell>
          <table:table-cell office:value-type="float" office:value="21372" calcext:value-type="float">
            <text:p>2137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5089" calcext:value-type="float">
            <text:p>15089.0</text:p>
          </table:table-cell>
          <table:table-cell office:value-type="float" office:value="18431" calcext:value-type="float">
            <text:p>18431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10" calcext:value-type="float">
            <text:p>15210.0</text:p>
          </table:table-cell>
          <table:table-cell office:value-type="float" office:value="18785" calcext:value-type="float">
            <text:p>1878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4745" calcext:value-type="float">
            <text:p>14745.0</text:p>
          </table:table-cell>
          <table:table-cell office:value-type="float" office:value="22786" calcext:value-type="float">
            <text:p>22786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1716" calcext:value-type="float">
            <text:p>11716.0</text:p>
          </table:table-cell>
          <table:table-cell office:value-type="float" office:value="21359" calcext:value-type="float">
            <text:p>2135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5085" calcext:value-type="float">
            <text:p>15085.0</text:p>
          </table:table-cell>
          <table:table-cell office:value-type="float" office:value="18426" calcext:value-type="float">
            <text:p>1842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4980" calcext:value-type="float">
            <text:p>14980.0</text:p>
          </table:table-cell>
          <table:table-cell office:value-type="float" office:value="23421" calcext:value-type="float">
            <text:p>23421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4756" calcext:value-type="float">
            <text:p>14756.0</text:p>
          </table:table-cell>
          <table:table-cell office:value-type="float" office:value="22793" calcext:value-type="float">
            <text:p>22793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1722" calcext:value-type="float">
            <text:p>11722.0</text:p>
          </table:table-cell>
          <table:table-cell office:value-type="float" office:value="21355" calcext:value-type="float">
            <text:p>2135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5083" calcext:value-type="float">
            <text:p>15083.0</text:p>
          </table:table-cell>
          <table:table-cell office:value-type="float" office:value="18421" calcext:value-type="float">
            <text:p>1842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4992" calcext:value-type="float">
            <text:p>14992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22802" calcext:value-type="float">
            <text:p>2280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1714" calcext:value-type="float">
            <text:p>11714.0</text:p>
          </table:table-cell>
          <table:table-cell office:value-type="float" office:value="21353" calcext:value-type="float">
            <text:p>21353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5080" calcext:value-type="float">
            <text:p>15080.0</text:p>
          </table:table-cell>
          <table:table-cell office:value-type="float" office:value="18406" calcext:value-type="float">
            <text:p>1840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23442" calcext:value-type="float">
            <text:p>2344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4778" calcext:value-type="float">
            <text:p>14778.0</text:p>
          </table:table-cell>
          <table:table-cell office:value-type="float" office:value="22824" calcext:value-type="float">
            <text:p>2282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1725" calcext:value-type="float">
            <text:p>11725.0</text:p>
          </table:table-cell>
          <table:table-cell office:value-type="float" office:value="21325" calcext:value-type="float">
            <text:p>21325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5078" calcext:value-type="float">
            <text:p>15078.0</text:p>
          </table:table-cell>
          <table:table-cell office:value-type="float" office:value="18399" calcext:value-type="float">
            <text:p>18399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5218" calcext:value-type="float">
            <text:p>15218.0</text:p>
          </table:table-cell>
          <table:table-cell office:value-type="float" office:value="18810" calcext:value-type="float">
            <text:p>18810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5046" calcext:value-type="float">
            <text:p>15046.0</text:p>
          </table:table-cell>
          <table:table-cell office:value-type="float" office:value="23462" calcext:value-type="float">
            <text:p>2346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4796" calcext:value-type="float">
            <text:p>14796.0</text:p>
          </table:table-cell>
          <table:table-cell office:value-type="float" office:value="22850" calcext:value-type="float">
            <text:p>2285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1721" calcext:value-type="float">
            <text:p>11721.0</text:p>
          </table:table-cell>
          <table:table-cell office:value-type="float" office:value="21333" calcext:value-type="float">
            <text:p>2133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5073" calcext:value-type="float">
            <text:p>15073.0</text:p>
          </table:table-cell>
          <table:table-cell office:value-type="float" office:value="18384" calcext:value-type="float">
            <text:p>1838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18823" calcext:value-type="float">
            <text:p>1882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5092" calcext:value-type="float">
            <text:p>15092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4806" calcext:value-type="float">
            <text:p>14806.0</text:p>
          </table:table-cell>
          <table:table-cell office:value-type="float" office:value="22857" calcext:value-type="float">
            <text:p>2285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1720" calcext:value-type="float">
            <text:p>11720.0</text:p>
          </table:table-cell>
          <table:table-cell office:value-type="float" office:value="21327" calcext:value-type="float">
            <text:p>21327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5070" calcext:value-type="float">
            <text:p>15070.0</text:p>
          </table:table-cell>
          <table:table-cell office:value-type="float" office:value="18375" calcext:value-type="float">
            <text:p>1837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5228" calcext:value-type="float">
            <text:p>15228.0</text:p>
          </table:table-cell>
          <table:table-cell office:value-type="float" office:value="18828" calcext:value-type="float">
            <text:p>1882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5134" calcext:value-type="float">
            <text:p>15134.0</text:p>
          </table:table-cell>
          <table:table-cell office:value-type="float" office:value="23519" calcext:value-type="float">
            <text:p>23519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4823" calcext:value-type="float">
            <text:p>14823.0</text:p>
          </table:table-cell>
          <table:table-cell office:value-type="float" office:value="22869" calcext:value-type="float">
            <text:p>22869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1721" calcext:value-type="float">
            <text:p>11721.0</text:p>
          </table:table-cell>
          <table:table-cell office:value-type="float" office:value="21324" calcext:value-type="float">
            <text:p>2132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5065" calcext:value-type="float">
            <text:p>15065.0</text:p>
          </table:table-cell>
          <table:table-cell office:value-type="float" office:value="18364" calcext:value-type="float">
            <text:p>1836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5241" calcext:value-type="float">
            <text:p>15241.0</text:p>
          </table:table-cell>
          <table:table-cell office:value-type="float" office:value="18840" calcext:value-type="float">
            <text:p>18840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23557" calcext:value-type="float">
            <text:p>23557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4841" calcext:value-type="float">
            <text:p>14841.0</text:p>
          </table:table-cell>
          <table:table-cell office:value-type="float" office:value="22882" calcext:value-type="float">
            <text:p>2288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1726" calcext:value-type="float">
            <text:p>11726.0</text:p>
          </table:table-cell>
          <table:table-cell office:value-type="float" office:value="21317" calcext:value-type="float">
            <text:p>21317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5038" calcext:value-type="float">
            <text:p>15038.0</text:p>
          </table:table-cell>
          <table:table-cell office:value-type="float" office:value="18320" calcext:value-type="float">
            <text:p>1832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5069" calcext:value-type="float">
            <text:p>15069.0</text:p>
          </table:table-cell>
          <table:table-cell office:value-type="float" office:value="18372" calcext:value-type="float">
            <text:p>18372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5242" calcext:value-type="float">
            <text:p>15242.0</text:p>
          </table:table-cell>
          <table:table-cell office:value-type="float" office:value="18842" calcext:value-type="float">
            <text:p>1884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5162" calcext:value-type="float">
            <text:p>15162.0</text:p>
          </table:table-cell>
          <table:table-cell office:value-type="float" office:value="23577" calcext:value-type="float">
            <text:p>2357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4868" calcext:value-type="float">
            <text:p>14868.0</text:p>
          </table:table-cell>
          <table:table-cell office:value-type="float" office:value="22893" calcext:value-type="float">
            <text:p>2289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1723" calcext:value-type="float">
            <text:p>11723.0</text:p>
          </table:table-cell>
          <table:table-cell office:value-type="float" office:value="21309" calcext:value-type="float">
            <text:p>21309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5032" calcext:value-type="float">
            <text:p>15032.0</text:p>
          </table:table-cell>
          <table:table-cell office:value-type="float" office:value="18308" calcext:value-type="float">
            <text:p>18308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5079" calcext:value-type="float">
            <text:p>15079.0</text:p>
          </table:table-cell>
          <table:table-cell office:value-type="float" office:value="18379" calcext:value-type="float">
            <text:p>1837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18851" calcext:value-type="float">
            <text:p>18851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5194" calcext:value-type="float">
            <text:p>15194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4889" calcext:value-type="float">
            <text:p>14889.0</text:p>
          </table:table-cell>
          <table:table-cell office:value-type="float" office:value="22891" calcext:value-type="float">
            <text:p>2289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1723" calcext:value-type="float">
            <text:p>11723.0</text:p>
          </table:table-cell>
          <table:table-cell office:value-type="float" office:value="21303" calcext:value-type="float">
            <text:p>2130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5015" calcext:value-type="float">
            <text:p>15015.0</text:p>
          </table:table-cell>
          <table:table-cell office:value-type="float" office:value="18281" calcext:value-type="float">
            <text:p>1828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82" calcext:value-type="float">
            <text:p>15082.0</text:p>
          </table:table-cell>
          <table:table-cell office:value-type="float" office:value="18377" calcext:value-type="float">
            <text:p>1837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5263" calcext:value-type="float">
            <text:p>15263.0</text:p>
          </table:table-cell>
          <table:table-cell office:value-type="float" office:value="18858" calcext:value-type="float">
            <text:p>1885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4906" calcext:value-type="float">
            <text:p>14906.0</text:p>
          </table:table-cell>
          <table:table-cell office:value-type="float" office:value="22899" calcext:value-type="float">
            <text:p>2289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1722" calcext:value-type="float">
            <text:p>11722.0</text:p>
          </table:table-cell>
          <table:table-cell office:value-type="float" office:value="21296" calcext:value-type="float">
            <text:p>2129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18263" calcext:value-type="float">
            <text:p>18263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5082" calcext:value-type="float">
            <text:p>15082.0</text:p>
          </table:table-cell>
          <table:table-cell office:value-type="float" office:value="18377" calcext:value-type="float">
            <text:p>1837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5327" calcext:value-type="float">
            <text:p>15327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4920" calcext:value-type="float">
            <text:p>14920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1714" calcext:value-type="float">
            <text:p>11714.0</text:p>
          </table:table-cell>
          <table:table-cell office:value-type="float" office:value="21287" calcext:value-type="float">
            <text:p>2128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4985" calcext:value-type="float">
            <text:p>14985.0</text:p>
          </table:table-cell>
          <table:table-cell office:value-type="float" office:value="18237" calcext:value-type="float">
            <text:p>1823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5081" calcext:value-type="float">
            <text:p>15081.0</text:p>
          </table:table-cell>
          <table:table-cell office:value-type="float" office:value="18358" calcext:value-type="float">
            <text:p>1835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5360" calcext:value-type="float">
            <text:p>15360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22903" calcext:value-type="float">
            <text:p>2290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1699" calcext:value-type="float">
            <text:p>11699.0</text:p>
          </table:table-cell>
          <table:table-cell office:value-type="float" office:value="21280" calcext:value-type="float">
            <text:p>2128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4969" calcext:value-type="float">
            <text:p>14969.0</text:p>
          </table:table-cell>
          <table:table-cell office:value-type="float" office:value="18207" calcext:value-type="float">
            <text:p>1820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5394" calcext:value-type="float">
            <text:p>15394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22905" calcext:value-type="float">
            <text:p>2290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1699" calcext:value-type="float">
            <text:p>11699.0</text:p>
          </table:table-cell>
          <table:table-cell office:value-type="float" office:value="21271" calcext:value-type="float">
            <text:p>21271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4960" calcext:value-type="float">
            <text:p>14960.0</text:p>
          </table:table-cell>
          <table:table-cell office:value-type="float" office:value="18193" calcext:value-type="float">
            <text:p>18193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5392" calcext:value-type="float">
            <text:p>15392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5457" calcext:value-type="float">
            <text:p>15457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2913" calcext:value-type="float">
            <text:p>2291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1699" calcext:value-type="float">
            <text:p>11699.0</text:p>
          </table:table-cell>
          <table:table-cell office:value-type="float" office:value="21272" calcext:value-type="float">
            <text:p>2127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18177" calcext:value-type="float">
            <text:p>1817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5392" calcext:value-type="float">
            <text:p>15392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5465" calcext:value-type="float">
            <text:p>15465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4962" calcext:value-type="float">
            <text:p>14962.0</text:p>
          </table:table-cell>
          <table:table-cell office:value-type="float" office:value="22921" calcext:value-type="float">
            <text:p>2292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1696" calcext:value-type="float">
            <text:p>11696.0</text:p>
          </table:table-cell>
          <table:table-cell office:value-type="float" office:value="21266" calcext:value-type="float">
            <text:p>2126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4870" calcext:value-type="float">
            <text:p>14870.0</text:p>
          </table:table-cell>
          <table:table-cell office:value-type="float" office:value="18150" calcext:value-type="float">
            <text:p>1815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5392" calcext:value-type="float">
            <text:p>15392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3730" calcext:value-type="float">
            <text:p>23730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4971" calcext:value-type="float">
            <text:p>14971.0</text:p>
          </table:table-cell>
          <table:table-cell office:value-type="float" office:value="22918" calcext:value-type="float">
            <text:p>22918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1692" calcext:value-type="float">
            <text:p>11692.0</text:p>
          </table:table-cell>
          <table:table-cell office:value-type="float" office:value="21261" calcext:value-type="float">
            <text:p>2126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4842" calcext:value-type="float">
            <text:p>14842.0</text:p>
          </table:table-cell>
          <table:table-cell office:value-type="float" office:value="18137" calcext:value-type="float">
            <text:p>1813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5368" calcext:value-type="float">
            <text:p>15368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5489" calcext:value-type="float">
            <text:p>15489.0</text:p>
          </table:table-cell>
          <table:table-cell office:value-type="float" office:value="23762" calcext:value-type="float">
            <text:p>2376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23643" calcext:value-type="float">
            <text:p>2364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4982" calcext:value-type="float">
            <text:p>14982.0</text:p>
          </table:table-cell>
          <table:table-cell office:value-type="float" office:value="22910" calcext:value-type="float">
            <text:p>2291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1694" calcext:value-type="float">
            <text:p>11694.0</text:p>
          </table:table-cell>
          <table:table-cell office:value-type="float" office:value="21254" calcext:value-type="float">
            <text:p>21254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4802" calcext:value-type="float">
            <text:p>14802.0</text:p>
          </table:table-cell>
          <table:table-cell office:value-type="float" office:value="18112" calcext:value-type="float">
            <text:p>18112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5335" calcext:value-type="float">
            <text:p>15335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5607" calcext:value-type="float">
            <text:p>15607.0</text:p>
          </table:table-cell>
          <table:table-cell office:value-type="float" office:value="23641" calcext:value-type="float">
            <text:p>2364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4989" calcext:value-type="float">
            <text:p>14989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1693" calcext:value-type="float">
            <text:p>11693.0</text:p>
          </table:table-cell>
          <table:table-cell office:value-type="float" office:value="21235" calcext:value-type="float">
            <text:p>2123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4771" calcext:value-type="float">
            <text:p>14771.0</text:p>
          </table:table-cell>
          <table:table-cell office:value-type="float" office:value="18084" calcext:value-type="float">
            <text:p>1808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5509" calcext:value-type="float">
            <text:p>15509.0</text:p>
          </table:table-cell>
          <table:table-cell office:value-type="float" office:value="23915" calcext:value-type="float">
            <text:p>2391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5638" calcext:value-type="float">
            <text:p>15638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5001" calcext:value-type="float">
            <text:p>15001.0</text:p>
          </table:table-cell>
          <table:table-cell office:value-type="float" office:value="22910" calcext:value-type="float">
            <text:p>22910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1688" calcext:value-type="float">
            <text:p>11688.0</text:p>
          </table:table-cell>
          <table:table-cell office:value-type="float" office:value="21231" calcext:value-type="float">
            <text:p>21231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18039" calcext:value-type="float">
            <text:p>1803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24011" calcext:value-type="float">
            <text:p>2401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5679" calcext:value-type="float">
            <text:p>15679.0</text:p>
          </table:table-cell>
          <table:table-cell office:value-type="float" office:value="23636" calcext:value-type="float">
            <text:p>2363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1685" calcext:value-type="float">
            <text:p>11685.0</text:p>
          </table:table-cell>
          <table:table-cell office:value-type="float" office:value="21233" calcext:value-type="float">
            <text:p>2123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4696" calcext:value-type="float">
            <text:p>14696.0</text:p>
          </table:table-cell>
          <table:table-cell office:value-type="float" office:value="18004" calcext:value-type="float">
            <text:p>1800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5570" calcext:value-type="float">
            <text:p>15570.0</text:p>
          </table:table-cell>
          <table:table-cell office:value-type="float" office:value="24071" calcext:value-type="float">
            <text:p>2407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5703" calcext:value-type="float">
            <text:p>15703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2917" calcext:value-type="float">
            <text:p>22917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1687" calcext:value-type="float">
            <text:p>11687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4673" calcext:value-type="float">
            <text:p>14673.0</text:p>
          </table:table-cell>
          <table:table-cell office:value-type="float" office:value="17944" calcext:value-type="float">
            <text:p>1794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5591" calcext:value-type="float">
            <text:p>15591.0</text:p>
          </table:table-cell>
          <table:table-cell office:value-type="float" office:value="24138" calcext:value-type="float">
            <text:p>24138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5404" calcext:value-type="float">
            <text:p>15404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5710" calcext:value-type="float">
            <text:p>15710.0</text:p>
          </table:table-cell>
          <table:table-cell office:value-type="float" office:value="23646" calcext:value-type="float">
            <text:p>2364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5029" calcext:value-type="float">
            <text:p>15029.0</text:p>
          </table:table-cell>
          <table:table-cell office:value-type="float" office:value="22923" calcext:value-type="float">
            <text:p>2292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1681" calcext:value-type="float">
            <text:p>11681.0</text:p>
          </table:table-cell>
          <table:table-cell office:value-type="float" office:value="21221" calcext:value-type="float">
            <text:p>2122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4661" calcext:value-type="float">
            <text:p>14661.0</text:p>
          </table:table-cell>
          <table:table-cell office:value-type="float" office:value="17920" calcext:value-type="float">
            <text:p>1792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5595" calcext:value-type="float">
            <text:p>15595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5385" calcext:value-type="float">
            <text:p>15385.0</text:p>
          </table:table-cell>
          <table:table-cell office:value-type="float" office:value="23656" calcext:value-type="float">
            <text:p>23656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20" calcext:value-type="float">
            <text:p>15720.0</text:p>
          </table:table-cell>
          <table:table-cell office:value-type="float" office:value="23655" calcext:value-type="float">
            <text:p>2365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5034" calcext:value-type="float">
            <text:p>15034.0</text:p>
          </table:table-cell>
          <table:table-cell office:value-type="float" office:value="22931" calcext:value-type="float">
            <text:p>22931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1680" calcext:value-type="float">
            <text:p>11680.0</text:p>
          </table:table-cell>
          <table:table-cell office:value-type="float" office:value="21211" calcext:value-type="float">
            <text:p>2121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4647" calcext:value-type="float">
            <text:p>14647.0</text:p>
          </table:table-cell>
          <table:table-cell office:value-type="float" office:value="17881" calcext:value-type="float">
            <text:p>17881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5598" calcext:value-type="float">
            <text:p>15598.0</text:p>
          </table:table-cell>
          <table:table-cell office:value-type="float" office:value="24179" calcext:value-type="float">
            <text:p>2417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655" calcext:value-type="float">
            <text:p>2365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5760" calcext:value-type="float">
            <text:p>15760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5057" calcext:value-type="float">
            <text:p>15057.0</text:p>
          </table:table-cell>
          <table:table-cell office:value-type="float" office:value="22957" calcext:value-type="float">
            <text:p>22957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1679" calcext:value-type="float">
            <text:p>11679.0</text:p>
          </table:table-cell>
          <table:table-cell office:value-type="float" office:value="21208" calcext:value-type="float">
            <text:p>2120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4639" calcext:value-type="float">
            <text:p>14639.0</text:p>
          </table:table-cell>
          <table:table-cell office:value-type="float" office:value="17846" calcext:value-type="float">
            <text:p>1784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5792" calcext:value-type="float">
            <text:p>15792.0</text:p>
          </table:table-cell>
          <table:table-cell office:value-type="float" office:value="23687" calcext:value-type="float">
            <text:p>2368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65" calcext:value-type="float">
            <text:p>15065.0</text:p>
          </table:table-cell>
          <table:table-cell office:value-type="float" office:value="22959" calcext:value-type="float">
            <text:p>2295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1679" calcext:value-type="float">
            <text:p>11679.0</text:p>
          </table:table-cell>
          <table:table-cell office:value-type="float" office:value="21196" calcext:value-type="float">
            <text:p>2119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4633" calcext:value-type="float">
            <text:p>14633.0</text:p>
          </table:table-cell>
          <table:table-cell office:value-type="float" office:value="17818" calcext:value-type="float">
            <text:p>1781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5609" calcext:value-type="float">
            <text:p>15609.0</text:p>
          </table:table-cell>
          <table:table-cell office:value-type="float" office:value="24248" calcext:value-type="float">
            <text:p>2424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5071" calcext:value-type="float">
            <text:p>15071.0</text:p>
          </table:table-cell>
          <table:table-cell office:value-type="float" office:value="22959" calcext:value-type="float">
            <text:p>2295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1682" calcext:value-type="float">
            <text:p>11682.0</text:p>
          </table:table-cell>
          <table:table-cell office:value-type="float" office:value="21182" calcext:value-type="float">
            <text:p>2118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4607" calcext:value-type="float">
            <text:p>14607.0</text:p>
          </table:table-cell>
          <table:table-cell office:value-type="float" office:value="17753" calcext:value-type="float">
            <text:p>1775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5617" calcext:value-type="float">
            <text:p>15617.0</text:p>
          </table:table-cell>
          <table:table-cell office:value-type="float" office:value="24328" calcext:value-type="float">
            <text:p>2432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5865" calcext:value-type="float">
            <text:p>15865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5083" calcext:value-type="float">
            <text:p>15083.0</text:p>
          </table:table-cell>
          <table:table-cell office:value-type="float" office:value="22966" calcext:value-type="float">
            <text:p>22966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1685" calcext:value-type="float">
            <text:p>11685.0</text:p>
          </table:table-cell>
          <table:table-cell office:value-type="float" office:value="21171" calcext:value-type="float">
            <text:p>21171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17729" calcext:value-type="float">
            <text:p>1772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5622" calcext:value-type="float">
            <text:p>15622.0</text:p>
          </table:table-cell>
          <table:table-cell office:value-type="float" office:value="24351" calcext:value-type="float">
            <text:p>2435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5891" calcext:value-type="float">
            <text:p>15891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5087" calcext:value-type="float">
            <text:p>15087.0</text:p>
          </table:table-cell>
          <table:table-cell office:value-type="float" office:value="22971" calcext:value-type="float">
            <text:p>22971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1688" calcext:value-type="float">
            <text:p>11688.0</text:p>
          </table:table-cell>
          <table:table-cell office:value-type="float" office:value="21164" calcext:value-type="float">
            <text:p>21164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4561" calcext:value-type="float">
            <text:p>14561.0</text:p>
          </table:table-cell>
          <table:table-cell office:value-type="float" office:value="17678" calcext:value-type="float">
            <text:p>17678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5628" calcext:value-type="float">
            <text:p>15628.0</text:p>
          </table:table-cell>
          <table:table-cell office:value-type="float" office:value="24414" calcext:value-type="float">
            <text:p>2441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5926" calcext:value-type="float">
            <text:p>15926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5102" calcext:value-type="float">
            <text:p>15102.0</text:p>
          </table:table-cell>
          <table:table-cell office:value-type="float" office:value="22986" calcext:value-type="float">
            <text:p>22986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1687" calcext:value-type="float">
            <text:p>11687.0</text:p>
          </table:table-cell>
          <table:table-cell office:value-type="float" office:value="21151" calcext:value-type="float">
            <text:p>21151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4550" calcext:value-type="float">
            <text:p>14550.0</text:p>
          </table:table-cell>
          <table:table-cell office:value-type="float" office:value="17652" calcext:value-type="float">
            <text:p>17652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5628" calcext:value-type="float">
            <text:p>15628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5962" calcext:value-type="float">
            <text:p>15962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5113" calcext:value-type="float">
            <text:p>15113.0</text:p>
          </table:table-cell>
          <table:table-cell office:value-type="float" office:value="22991" calcext:value-type="float">
            <text:p>2299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1686" calcext:value-type="float">
            <text:p>11686.0</text:p>
          </table:table-cell>
          <table:table-cell office:value-type="float" office:value="21138" calcext:value-type="float">
            <text:p>21138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4539" calcext:value-type="float">
            <text:p>14539.0</text:p>
          </table:table-cell>
          <table:table-cell office:value-type="float" office:value="17617" calcext:value-type="float">
            <text:p>1761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5625" calcext:value-type="float">
            <text:p>15625.0</text:p>
          </table:table-cell>
          <table:table-cell office:value-type="float" office:value="24425" calcext:value-type="float">
            <text:p>2442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6014" calcext:value-type="float">
            <text:p>16014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5125" calcext:value-type="float">
            <text:p>15125.0</text:p>
          </table:table-cell>
          <table:table-cell office:value-type="float" office:value="22998" calcext:value-type="float">
            <text:p>22998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1684" calcext:value-type="float">
            <text:p>11684.0</text:p>
          </table:table-cell>
          <table:table-cell office:value-type="float" office:value="21128" calcext:value-type="float">
            <text:p>2112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17559" calcext:value-type="float">
            <text:p>1755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4441" calcext:value-type="float">
            <text:p>2444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6077" calcext:value-type="float">
            <text:p>16077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5125" calcext:value-type="float">
            <text:p>15125.0</text:p>
          </table:table-cell>
          <table:table-cell office:value-type="float" office:value="22998" calcext:value-type="float">
            <text:p>2299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1684" calcext:value-type="float">
            <text:p>11684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4505" calcext:value-type="float">
            <text:p>14505.0</text:p>
          </table:table-cell>
          <table:table-cell office:value-type="float" office:value="17512" calcext:value-type="float">
            <text:p>1751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4461" calcext:value-type="float">
            <text:p>2446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6154" calcext:value-type="float">
            <text:p>16154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5128" calcext:value-type="float">
            <text:p>15128.0</text:p>
          </table:table-cell>
          <table:table-cell office:value-type="float" office:value="23007" calcext:value-type="float">
            <text:p>23007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1680" calcext:value-type="float">
            <text:p>11680.0</text:p>
          </table:table-cell>
          <table:table-cell office:value-type="float" office:value="21101" calcext:value-type="float">
            <text:p>2110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4484" calcext:value-type="float">
            <text:p>14484.0</text:p>
          </table:table-cell>
          <table:table-cell office:value-type="float" office:value="17455" calcext:value-type="float">
            <text:p>17455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14" calcext:value-type="float">
            <text:p>15614.0</text:p>
          </table:table-cell>
          <table:table-cell office:value-type="float" office:value="24495" calcext:value-type="float">
            <text:p>24495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5143" calcext:value-type="float">
            <text:p>15143.0</text:p>
          </table:table-cell>
          <table:table-cell office:value-type="float" office:value="23002" calcext:value-type="float">
            <text:p>2300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1682" calcext:value-type="float">
            <text:p>11682.0</text:p>
          </table:table-cell>
          <table:table-cell office:value-type="float" office:value="21095" calcext:value-type="float">
            <text:p>21095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4452" calcext:value-type="float">
            <text:p>14452.0</text:p>
          </table:table-cell>
          <table:table-cell office:value-type="float" office:value="17405" calcext:value-type="float">
            <text:p>17405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24506" calcext:value-type="float">
            <text:p>2450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6257" calcext:value-type="float">
            <text:p>16257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5160" calcext:value-type="float">
            <text:p>15160.0</text:p>
          </table:table-cell>
          <table:table-cell office:value-type="float" office:value="23006" calcext:value-type="float">
            <text:p>23006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1684" calcext:value-type="float">
            <text:p>11684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4439" calcext:value-type="float">
            <text:p>14439.0</text:p>
          </table:table-cell>
          <table:table-cell office:value-type="float" office:value="17361" calcext:value-type="float">
            <text:p>1736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5606" calcext:value-type="float">
            <text:p>15606.0</text:p>
          </table:table-cell>
          <table:table-cell office:value-type="float" office:value="24557" calcext:value-type="float">
            <text:p>24557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6294" calcext:value-type="float">
            <text:p>16294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5159" calcext:value-type="float">
            <text:p>15159.0</text:p>
          </table:table-cell>
          <table:table-cell office:value-type="float" office:value="23008" calcext:value-type="float">
            <text:p>2300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1684" calcext:value-type="float">
            <text:p>11684.0</text:p>
          </table:table-cell>
          <table:table-cell office:value-type="float" office:value="21064" calcext:value-type="float">
            <text:p>2106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17332" calcext:value-type="float">
            <text:p>17332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5615" calcext:value-type="float">
            <text:p>15615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6341" calcext:value-type="float">
            <text:p>16341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5155" calcext:value-type="float">
            <text:p>15155.0</text:p>
          </table:table-cell>
          <table:table-cell office:value-type="float" office:value="23010" calcext:value-type="float">
            <text:p>2301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1686" calcext:value-type="float">
            <text:p>11686.0</text:p>
          </table:table-cell>
          <table:table-cell office:value-type="float" office:value="21058" calcext:value-type="float">
            <text:p>2105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17256" calcext:value-type="float">
            <text:p>1725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5614" calcext:value-type="float">
            <text:p>15614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6383" calcext:value-type="float">
            <text:p>16383.0</text:p>
          </table:table-cell>
          <table:table-cell office:value-type="float" office:value="23746" calcext:value-type="float">
            <text:p>2374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5172" calcext:value-type="float">
            <text:p>15172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1686" calcext:value-type="float">
            <text:p>11686.0</text:p>
          </table:table-cell>
          <table:table-cell office:value-type="float" office:value="21058" calcext:value-type="float">
            <text:p>2105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17204" calcext:value-type="float">
            <text:p>1720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5614" calcext:value-type="float">
            <text:p>15614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6443" calcext:value-type="float">
            <text:p>16443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5176" calcext:value-type="float">
            <text:p>15176.0</text:p>
          </table:table-cell>
          <table:table-cell office:value-type="float" office:value="23001" calcext:value-type="float">
            <text:p>2300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1685" calcext:value-type="float">
            <text:p>11685.0</text:p>
          </table:table-cell>
          <table:table-cell office:value-type="float" office:value="21052" calcext:value-type="float">
            <text:p>21052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4436" calcext:value-type="float">
            <text:p>14436.0</text:p>
          </table:table-cell>
          <table:table-cell office:value-type="float" office:value="17147" calcext:value-type="float">
            <text:p>1714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5614" calcext:value-type="float">
            <text:p>15614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6506" calcext:value-type="float">
            <text:p>16506.0</text:p>
          </table:table-cell>
          <table:table-cell office:value-type="float" office:value="23735" calcext:value-type="float">
            <text:p>2373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5189" calcext:value-type="float">
            <text:p>15189.0</text:p>
          </table:table-cell>
          <table:table-cell office:value-type="float" office:value="22991" calcext:value-type="float">
            <text:p>22991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1685" calcext:value-type="float">
            <text:p>11685.0</text:p>
          </table:table-cell>
          <table:table-cell office:value-type="float" office:value="21042" calcext:value-type="float">
            <text:p>2104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4420" calcext:value-type="float">
            <text:p>14420.0</text:p>
          </table:table-cell>
          <table:table-cell office:value-type="float" office:value="17097" calcext:value-type="float">
            <text:p>1709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5611" calcext:value-type="float">
            <text:p>15611.0</text:p>
          </table:table-cell>
          <table:table-cell office:value-type="float" office:value="24675" calcext:value-type="float">
            <text:p>2467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6575" calcext:value-type="float">
            <text:p>16575.0</text:p>
          </table:table-cell>
          <table:table-cell office:value-type="float" office:value="23728" calcext:value-type="float">
            <text:p>23728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5202" calcext:value-type="float">
            <text:p>15202.0</text:p>
          </table:table-cell>
          <table:table-cell office:value-type="float" office:value="22994" calcext:value-type="float">
            <text:p>2299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1688" calcext:value-type="float">
            <text:p>11688.0</text:p>
          </table:table-cell>
          <table:table-cell office:value-type="float" office:value="21035" calcext:value-type="float">
            <text:p>2103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4405" calcext:value-type="float">
            <text:p>14405.0</text:p>
          </table:table-cell>
          <table:table-cell office:value-type="float" office:value="17081" calcext:value-type="float">
            <text:p>1708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4435" calcext:value-type="float">
            <text:p>14435.0</text:p>
          </table:table-cell>
          <table:table-cell office:value-type="float" office:value="17090" calcext:value-type="float">
            <text:p>1709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5617" calcext:value-type="float">
            <text:p>15617.0</text:p>
          </table:table-cell>
          <table:table-cell office:value-type="float" office:value="24757" calcext:value-type="float">
            <text:p>2475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5618" calcext:value-type="float">
            <text:p>15618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6616" calcext:value-type="float">
            <text:p>16616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5211" calcext:value-type="float">
            <text:p>15211.0</text:p>
          </table:table-cell>
          <table:table-cell office:value-type="float" office:value="22986" calcext:value-type="float">
            <text:p>2298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1683" calcext:value-type="float">
            <text:p>11683.0</text:p>
          </table:table-cell>
          <table:table-cell office:value-type="float" office:value="21016" calcext:value-type="float">
            <text:p>2101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4392" calcext:value-type="float">
            <text:p>14392.0</text:p>
          </table:table-cell>
          <table:table-cell office:value-type="float" office:value="17077" calcext:value-type="float">
            <text:p>1707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4437" calcext:value-type="float">
            <text:p>14437.0</text:p>
          </table:table-cell>
          <table:table-cell office:value-type="float" office:value="17093" calcext:value-type="float">
            <text:p>17093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5617" calcext:value-type="float">
            <text:p>15617.0</text:p>
          </table:table-cell>
          <table:table-cell office:value-type="float" office:value="24821" calcext:value-type="float">
            <text:p>2482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5618" calcext:value-type="float">
            <text:p>15618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6644" calcext:value-type="float">
            <text:p>16644.0</text:p>
          </table:table-cell>
          <table:table-cell office:value-type="float" office:value="23713" calcext:value-type="float">
            <text:p>2371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5215" calcext:value-type="float">
            <text:p>15215.0</text:p>
          </table:table-cell>
          <table:table-cell office:value-type="float" office:value="22975" calcext:value-type="float">
            <text:p>22975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1679" calcext:value-type="float">
            <text:p>11679.0</text:p>
          </table:table-cell>
          <table:table-cell office:value-type="float" office:value="21012" calcext:value-type="float">
            <text:p>2101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17070" calcext:value-type="float">
            <text:p>1707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7097" calcext:value-type="float">
            <text:p>17097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24932" calcext:value-type="float">
            <text:p>2493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5611" calcext:value-type="float">
            <text:p>15611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6662" calcext:value-type="float">
            <text:p>16662.0</text:p>
          </table:table-cell>
          <table:table-cell office:value-type="float" office:value="23708" calcext:value-type="float">
            <text:p>2370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5233" calcext:value-type="float">
            <text:p>15233.0</text:p>
          </table:table-cell>
          <table:table-cell office:value-type="float" office:value="22974" calcext:value-type="float">
            <text:p>2297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671" calcext:value-type="float">
            <text:p>11671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4385" calcext:value-type="float">
            <text:p>14385.0</text:p>
          </table:table-cell>
          <table:table-cell office:value-type="float" office:value="17061" calcext:value-type="float">
            <text:p>1706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7096" calcext:value-type="float">
            <text:p>17096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5602" calcext:value-type="float">
            <text:p>15602.0</text:p>
          </table:table-cell>
          <table:table-cell office:value-type="float" office:value="24965" calcext:value-type="float">
            <text:p>24965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5600" calcext:value-type="float">
            <text:p>15600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6675" calcext:value-type="float">
            <text:p>16675.0</text:p>
          </table:table-cell>
          <table:table-cell office:value-type="float" office:value="23715" calcext:value-type="float">
            <text:p>2371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5250" calcext:value-type="float">
            <text:p>15250.0</text:p>
          </table:table-cell>
          <table:table-cell office:value-type="float" office:value="22957" calcext:value-type="float">
            <text:p>2295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1668" calcext:value-type="float">
            <text:p>11668.0</text:p>
          </table:table-cell>
          <table:table-cell office:value-type="float" office:value="20994" calcext:value-type="float">
            <text:p>2099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4405" calcext:value-type="float">
            <text:p>14405.0</text:p>
          </table:table-cell>
          <table:table-cell office:value-type="float" office:value="17058" calcext:value-type="float">
            <text:p>1705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5594" calcext:value-type="float">
            <text:p>15594.0</text:p>
          </table:table-cell>
          <table:table-cell office:value-type="float" office:value="24981" calcext:value-type="float">
            <text:p>24981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5595" calcext:value-type="float">
            <text:p>15595.0</text:p>
          </table:table-cell>
          <table:table-cell office:value-type="float" office:value="24557" calcext:value-type="float">
            <text:p>24557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6708" calcext:value-type="float">
            <text:p>16708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5273" calcext:value-type="float">
            <text:p>15273.0</text:p>
          </table:table-cell>
          <table:table-cell office:value-type="float" office:value="22936" calcext:value-type="float">
            <text:p>22936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1667" calcext:value-type="float">
            <text:p>11667.0</text:p>
          </table:table-cell>
          <table:table-cell office:value-type="float" office:value="20987" calcext:value-type="float">
            <text:p>2098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14405" calcext:value-type="float">
            <text:p>14405.0</text:p>
          </table:table-cell>
          <table:table-cell office:value-type="float" office:value="17049" calcext:value-type="float">
            <text:p>17049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5589" calcext:value-type="float">
            <text:p>15589.0</text:p>
          </table:table-cell>
          <table:table-cell office:value-type="float" office:value="24989" calcext:value-type="float">
            <text:p>2498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5590" calcext:value-type="float">
            <text:p>15590.0</text:p>
          </table:table-cell>
          <table:table-cell office:value-type="float" office:value="24557" calcext:value-type="float">
            <text:p>2455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6743" calcext:value-type="float">
            <text:p>16743.0</text:p>
          </table:table-cell>
          <table:table-cell office:value-type="float" office:value="23727" calcext:value-type="float">
            <text:p>2372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22929" calcext:value-type="float">
            <text:p>2292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1668" calcext:value-type="float">
            <text:p>11668.0</text:p>
          </table:table-cell>
          <table:table-cell office:value-type="float" office:value="20987" calcext:value-type="float">
            <text:p>2098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4399" calcext:value-type="float">
            <text:p>14399.0</text:p>
          </table:table-cell>
          <table:table-cell office:value-type="float" office:value="17043" calcext:value-type="float">
            <text:p>17043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5027" calcext:value-type="float">
            <text:p>2502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5585" calcext:value-type="float">
            <text:p>15585.0</text:p>
          </table:table-cell>
          <table:table-cell office:value-type="float" office:value="24545" calcext:value-type="float">
            <text:p>2454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6788" calcext:value-type="float">
            <text:p>16788.0</text:p>
          </table:table-cell>
          <table:table-cell office:value-type="float" office:value="23750" calcext:value-type="float">
            <text:p>2375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5298" calcext:value-type="float">
            <text:p>15298.0</text:p>
          </table:table-cell>
          <table:table-cell office:value-type="float" office:value="22913" calcext:value-type="float">
            <text:p>2291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1662" calcext:value-type="float">
            <text:p>11662.0</text:p>
          </table:table-cell>
          <table:table-cell office:value-type="float" office:value="20967" calcext:value-type="float">
            <text:p>2096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4394" calcext:value-type="float">
            <text:p>14394.0</text:p>
          </table:table-cell>
          <table:table-cell office:value-type="float" office:value="17026" calcext:value-type="float">
            <text:p>1702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5563" calcext:value-type="float">
            <text:p>15563.0</text:p>
          </table:table-cell>
          <table:table-cell office:value-type="float" office:value="25033" calcext:value-type="float">
            <text:p>25033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5561" calcext:value-type="float">
            <text:p>15561.0</text:p>
          </table:table-cell>
          <table:table-cell office:value-type="float" office:value="24520" calcext:value-type="float">
            <text:p>2452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6803" calcext:value-type="float">
            <text:p>16803.0</text:p>
          </table:table-cell>
          <table:table-cell office:value-type="float" office:value="23776" calcext:value-type="float">
            <text:p>2377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6796" calcext:value-type="float">
            <text:p>16796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5311" calcext:value-type="float">
            <text:p>15311.0</text:p>
          </table:table-cell>
          <table:table-cell office:value-type="float" office:value="22900" calcext:value-type="float">
            <text:p>2290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1660" calcext:value-type="float">
            <text:p>11660.0</text:p>
          </table:table-cell>
          <table:table-cell office:value-type="float" office:value="20955" calcext:value-type="float">
            <text:p>2095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4425" calcext:value-type="float">
            <text:p>14425.0</text:p>
          </table:table-cell>
          <table:table-cell office:value-type="float" office:value="17010" calcext:value-type="float">
            <text:p>17010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25046" calcext:value-type="float">
            <text:p>2504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5508" calcext:value-type="float">
            <text:p>15508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6822" calcext:value-type="float">
            <text:p>16822.0</text:p>
          </table:table-cell>
          <table:table-cell office:value-type="float" office:value="23807" calcext:value-type="float">
            <text:p>2380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5319" calcext:value-type="float">
            <text:p>15319.0</text:p>
          </table:table-cell>
          <table:table-cell office:value-type="float" office:value="22892" calcext:value-type="float">
            <text:p>2289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1658" calcext:value-type="float">
            <text:p>11658.0</text:p>
          </table:table-cell>
          <table:table-cell office:value-type="float" office:value="20951" calcext:value-type="float">
            <text:p>2095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16998" calcext:value-type="float">
            <text:p>16998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5549" calcext:value-type="float">
            <text:p>15549.0</text:p>
          </table:table-cell>
          <table:table-cell office:value-type="float" office:value="25061" calcext:value-type="float">
            <text:p>2506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5474" calcext:value-type="float">
            <text:p>15474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3814" calcext:value-type="float">
            <text:p>23814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6796" calcext:value-type="float">
            <text:p>16796.0</text:p>
          </table:table-cell>
          <table:table-cell office:value-type="float" office:value="23746" calcext:value-type="float">
            <text:p>23746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5329" calcext:value-type="float">
            <text:p>15329.0</text:p>
          </table:table-cell>
          <table:table-cell office:value-type="float" office:value="22883" calcext:value-type="float">
            <text:p>2288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1655" calcext:value-type="float">
            <text:p>11655.0</text:p>
          </table:table-cell>
          <table:table-cell office:value-type="float" office:value="20945" calcext:value-type="float">
            <text:p>20945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4425" calcext:value-type="float">
            <text:p>14425.0</text:p>
          </table:table-cell>
          <table:table-cell office:value-type="float" office:value="16998" calcext:value-type="float">
            <text:p>1699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5541" calcext:value-type="float">
            <text:p>15541.0</text:p>
          </table:table-cell>
          <table:table-cell office:value-type="float" office:value="25067" calcext:value-type="float">
            <text:p>25067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5449" calcext:value-type="float">
            <text:p>15449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16833" calcext:value-type="float">
            <text:p>16833.0</text:p>
          </table:table-cell>
          <table:table-cell office:value-type="float" office:value="23827" calcext:value-type="float">
            <text:p>23827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6800" calcext:value-type="float">
            <text:p>16800.0</text:p>
          </table:table-cell>
          <table:table-cell office:value-type="float" office:value="23744" calcext:value-type="float">
            <text:p>23744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5334" calcext:value-type="float">
            <text:p>15334.0</text:p>
          </table:table-cell>
          <table:table-cell office:value-type="float" office:value="22866" calcext:value-type="float">
            <text:p>2286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1644" calcext:value-type="float">
            <text:p>11644.0</text:p>
          </table:table-cell>
          <table:table-cell office:value-type="float" office:value="20944" calcext:value-type="float">
            <text:p>2094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6989" calcext:value-type="float">
            <text:p>1698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5536" calcext:value-type="float">
            <text:p>15536.0</text:p>
          </table:table-cell>
          <table:table-cell office:value-type="float" office:value="25067" calcext:value-type="float">
            <text:p>25067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5418" calcext:value-type="float">
            <text:p>15418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6836" calcext:value-type="float">
            <text:p>16836.0</text:p>
          </table:table-cell>
          <table:table-cell office:value-type="float" office:value="23837" calcext:value-type="float">
            <text:p>2383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6806" calcext:value-type="float">
            <text:p>16806.0</text:p>
          </table:table-cell>
          <table:table-cell office:value-type="float" office:value="23742" calcext:value-type="float">
            <text:p>2374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5349" calcext:value-type="float">
            <text:p>15349.0</text:p>
          </table:table-cell>
          <table:table-cell office:value-type="float" office:value="22854" calcext:value-type="float">
            <text:p>2285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1632" calcext:value-type="float">
            <text:p>11632.0</text:p>
          </table:table-cell>
          <table:table-cell office:value-type="float" office:value="20931" calcext:value-type="float">
            <text:p>2093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6985" calcext:value-type="float">
            <text:p>16985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25070" calcext:value-type="float">
            <text:p>25070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24585" calcext:value-type="float">
            <text:p>24585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6844" calcext:value-type="float">
            <text:p>16844.0</text:p>
          </table:table-cell>
          <table:table-cell office:value-type="float" office:value="23843" calcext:value-type="float">
            <text:p>2384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6814" calcext:value-type="float">
            <text:p>16814.0</text:p>
          </table:table-cell>
          <table:table-cell office:value-type="float" office:value="23748" calcext:value-type="float">
            <text:p>2374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5359" calcext:value-type="float">
            <text:p>15359.0</text:p>
          </table:table-cell>
          <table:table-cell office:value-type="float" office:value="22841" calcext:value-type="float">
            <text:p>2284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1624" calcext:value-type="float">
            <text:p>11624.0</text:p>
          </table:table-cell>
          <table:table-cell office:value-type="float" office:value="20923" calcext:value-type="float">
            <text:p>2092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4424" calcext:value-type="float">
            <text:p>14424.0</text:p>
          </table:table-cell>
          <table:table-cell office:value-type="float" office:value="16974" calcext:value-type="float">
            <text:p>1697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25075" calcext:value-type="float">
            <text:p>2507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5342" calcext:value-type="float">
            <text:p>15342.0</text:p>
          </table:table-cell>
          <table:table-cell office:value-type="float" office:value="24617" calcext:value-type="float">
            <text:p>2461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6852" calcext:value-type="float">
            <text:p>16852.0</text:p>
          </table:table-cell>
          <table:table-cell office:value-type="float" office:value="23857" calcext:value-type="float">
            <text:p>23857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6829" calcext:value-type="float">
            <text:p>16829.0</text:p>
          </table:table-cell>
          <table:table-cell office:value-type="float" office:value="23753" calcext:value-type="float">
            <text:p>2375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5372" calcext:value-type="float">
            <text:p>15372.0</text:p>
          </table:table-cell>
          <table:table-cell office:value-type="float" office:value="22824" calcext:value-type="float">
            <text:p>22824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1621" calcext:value-type="float">
            <text:p>11621.0</text:p>
          </table:table-cell>
          <table:table-cell office:value-type="float" office:value="20912" calcext:value-type="float">
            <text:p>2091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4429" calcext:value-type="float">
            <text:p>14429.0</text:p>
          </table:table-cell>
          <table:table-cell office:value-type="float" office:value="16960" calcext:value-type="float">
            <text:p>16960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25086" calcext:value-type="float">
            <text:p>2508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5334" calcext:value-type="float">
            <text:p>15334.0</text:p>
          </table:table-cell>
          <table:table-cell office:value-type="float" office:value="24626" calcext:value-type="float">
            <text:p>24626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3862" calcext:value-type="float">
            <text:p>23862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6836" calcext:value-type="float">
            <text:p>16836.0</text:p>
          </table:table-cell>
          <table:table-cell office:value-type="float" office:value="23750" calcext:value-type="float">
            <text:p>2375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5397" calcext:value-type="float">
            <text:p>15397.0</text:p>
          </table:table-cell>
          <table:table-cell office:value-type="float" office:value="22802" calcext:value-type="float">
            <text:p>2280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1608" calcext:value-type="float">
            <text:p>11608.0</text:p>
          </table:table-cell>
          <table:table-cell office:value-type="float" office:value="20902" calcext:value-type="float">
            <text:p>20902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4434" calcext:value-type="float">
            <text:p>14434.0</text:p>
          </table:table-cell>
          <table:table-cell office:value-type="float" office:value="16945" calcext:value-type="float">
            <text:p>16945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5510" calcext:value-type="float">
            <text:p>15510.0</text:p>
          </table:table-cell>
          <table:table-cell office:value-type="float" office:value="25091" calcext:value-type="float">
            <text:p>2509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5332" calcext:value-type="float">
            <text:p>15332.0</text:p>
          </table:table-cell>
          <table:table-cell office:value-type="float" office:value="24621" calcext:value-type="float">
            <text:p>2462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3862" calcext:value-type="float">
            <text:p>2386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6852" calcext:value-type="float">
            <text:p>16852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5427" calcext:value-type="float">
            <text:p>15427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1608" calcext:value-type="float">
            <text:p>11608.0</text:p>
          </table:table-cell>
          <table:table-cell office:value-type="float" office:value="20902" calcext:value-type="float">
            <text:p>20902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4441" calcext:value-type="float">
            <text:p>14441.0</text:p>
          </table:table-cell>
          <table:table-cell office:value-type="float" office:value="16942" calcext:value-type="float">
            <text:p>1694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5510" calcext:value-type="float">
            <text:p>15510.0</text:p>
          </table:table-cell>
          <table:table-cell office:value-type="float" office:value="25092" calcext:value-type="float">
            <text:p>2509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5322" calcext:value-type="float">
            <text:p>15322.0</text:p>
          </table:table-cell>
          <table:table-cell office:value-type="float" office:value="24617" calcext:value-type="float">
            <text:p>2461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3867" calcext:value-type="float">
            <text:p>2386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6860" calcext:value-type="float">
            <text:p>16860.0</text:p>
          </table:table-cell>
          <table:table-cell office:value-type="float" office:value="23748" calcext:value-type="float">
            <text:p>2374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5485" calcext:value-type="float">
            <text:p>15485.0</text:p>
          </table:table-cell>
          <table:table-cell office:value-type="float" office:value="22708" calcext:value-type="float">
            <text:p>22708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1607" calcext:value-type="float">
            <text:p>11607.0</text:p>
          </table:table-cell>
          <table:table-cell office:value-type="float" office:value="20891" calcext:value-type="float">
            <text:p>20891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16931" calcext:value-type="float">
            <text:p>16931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14" calcext:value-type="float">
            <text:p>15514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5319" calcext:value-type="float">
            <text:p>15319.0</text:p>
          </table:table-cell>
          <table:table-cell office:value-type="float" office:value="24614" calcext:value-type="float">
            <text:p>24614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900" calcext:value-type="float">
            <text:p>16900.0</text:p>
          </table:table-cell>
          <table:table-cell office:value-type="float" office:value="23859" calcext:value-type="float">
            <text:p>23859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6871" calcext:value-type="float">
            <text:p>16871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5478" calcext:value-type="float">
            <text:p>15478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1598" calcext:value-type="float">
            <text:p>11598.0</text:p>
          </table:table-cell>
          <table:table-cell office:value-type="float" office:value="20884" calcext:value-type="float">
            <text:p>2088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4453" calcext:value-type="float">
            <text:p>14453.0</text:p>
          </table:table-cell>
          <table:table-cell office:value-type="float" office:value="16917" calcext:value-type="float">
            <text:p>1691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5507" calcext:value-type="float">
            <text:p>15507.0</text:p>
          </table:table-cell>
          <table:table-cell office:value-type="float" office:value="25082" calcext:value-type="float">
            <text:p>25082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5319" calcext:value-type="float">
            <text:p>15319.0</text:p>
          </table:table-cell>
          <table:table-cell office:value-type="float" office:value="24602" calcext:value-type="float">
            <text:p>2460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6952" calcext:value-type="float">
            <text:p>16952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6881" calcext:value-type="float">
            <text:p>16881.0</text:p>
          </table:table-cell>
          <table:table-cell office:value-type="float" office:value="23746" calcext:value-type="float">
            <text:p>23746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22699" calcext:value-type="float">
            <text:p>22699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1588" calcext:value-type="float">
            <text:p>11588.0</text:p>
          </table:table-cell>
          <table:table-cell office:value-type="float" office:value="20874" calcext:value-type="float">
            <text:p>20874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16898" calcext:value-type="float">
            <text:p>1689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5503" calcext:value-type="float">
            <text:p>15503.0</text:p>
          </table:table-cell>
          <table:table-cell office:value-type="float" office:value="25093" calcext:value-type="float">
            <text:p>25093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5318" calcext:value-type="float">
            <text:p>15318.0</text:p>
          </table:table-cell>
          <table:table-cell office:value-type="float" office:value="24601" calcext:value-type="float">
            <text:p>24601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6955" calcext:value-type="float">
            <text:p>16955.0</text:p>
          </table:table-cell>
          <table:table-cell office:value-type="float" office:value="23854" calcext:value-type="float">
            <text:p>23854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5485" calcext:value-type="float">
            <text:p>15485.0</text:p>
          </table:table-cell>
          <table:table-cell office:value-type="float" office:value="22689" calcext:value-type="float">
            <text:p>2268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1588" calcext:value-type="float">
            <text:p>11588.0</text:p>
          </table:table-cell>
          <table:table-cell office:value-type="float" office:value="20869" calcext:value-type="float">
            <text:p>20869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4458" calcext:value-type="float">
            <text:p>14458.0</text:p>
          </table:table-cell>
          <table:table-cell office:value-type="float" office:value="16882" calcext:value-type="float">
            <text:p>1688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5490" calcext:value-type="float">
            <text:p>15490.0</text:p>
          </table:table-cell>
          <table:table-cell office:value-type="float" office:value="25109" calcext:value-type="float">
            <text:p>2510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5321" calcext:value-type="float">
            <text:p>15321.0</text:p>
          </table:table-cell>
          <table:table-cell office:value-type="float" office:value="24595" calcext:value-type="float">
            <text:p>2459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3869" calcext:value-type="float">
            <text:p>23869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6903" calcext:value-type="float">
            <text:p>16903.0</text:p>
          </table:table-cell>
          <table:table-cell office:value-type="float" office:value="23737" calcext:value-type="float">
            <text:p>2373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5496" calcext:value-type="float">
            <text:p>15496.0</text:p>
          </table:table-cell>
          <table:table-cell office:value-type="float" office:value="22681" calcext:value-type="float">
            <text:p>22681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1582" calcext:value-type="float">
            <text:p>11582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4470" calcext:value-type="float">
            <text:p>14470.0</text:p>
          </table:table-cell>
          <table:table-cell office:value-type="float" office:value="16859" calcext:value-type="float">
            <text:p>1685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15484" calcext:value-type="float">
            <text:p>15484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6988" calcext:value-type="float">
            <text:p>16988.0</text:p>
          </table:table-cell>
          <table:table-cell office:value-type="float" office:value="23879" calcext:value-type="float">
            <text:p>2387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6911" calcext:value-type="float">
            <text:p>16911.0</text:p>
          </table:table-cell>
          <table:table-cell office:value-type="float" office:value="23741" calcext:value-type="float">
            <text:p>23741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2652" calcext:value-type="float">
            <text:p>2265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1574" calcext:value-type="float">
            <text:p>11574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4503" calcext:value-type="float">
            <text:p>14503.0</text:p>
          </table:table-cell>
          <table:table-cell office:value-type="float" office:value="16846" calcext:value-type="float">
            <text:p>1684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5126" calcext:value-type="float">
            <text:p>25126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6922" calcext:value-type="float">
            <text:p>16922.0</text:p>
          </table:table-cell>
          <table:table-cell office:value-type="float" office:value="23740" calcext:value-type="float">
            <text:p>2374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22655" calcext:value-type="float">
            <text:p>2265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1568" calcext:value-type="float">
            <text:p>11568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4507" calcext:value-type="float">
            <text:p>14507.0</text:p>
          </table:table-cell>
          <table:table-cell office:value-type="float" office:value="16812" calcext:value-type="float">
            <text:p>16812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5479" calcext:value-type="float">
            <text:p>15479.0</text:p>
          </table:table-cell>
          <table:table-cell office:value-type="float" office:value="25132" calcext:value-type="float">
            <text:p>2513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6924" calcext:value-type="float">
            <text:p>16924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5514" calcext:value-type="float">
            <text:p>15514.0</text:p>
          </table:table-cell>
          <table:table-cell office:value-type="float" office:value="22632" calcext:value-type="float">
            <text:p>2263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1561" calcext:value-type="float">
            <text:p>11561.0</text:p>
          </table:table-cell>
          <table:table-cell office:value-type="float" office:value="20837" calcext:value-type="float">
            <text:p>20837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4501" calcext:value-type="float">
            <text:p>14501.0</text:p>
          </table:table-cell>
          <table:table-cell office:value-type="float" office:value="16753" calcext:value-type="float">
            <text:p>1675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5469" calcext:value-type="float">
            <text:p>15469.0</text:p>
          </table:table-cell>
          <table:table-cell office:value-type="float" office:value="25152" calcext:value-type="float">
            <text:p>2515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6935" calcext:value-type="float">
            <text:p>16935.0</text:p>
          </table:table-cell>
          <table:table-cell office:value-type="float" office:value="23731" calcext:value-type="float">
            <text:p>23731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5520" calcext:value-type="float">
            <text:p>15520.0</text:p>
          </table:table-cell>
          <table:table-cell office:value-type="float" office:value="22624" calcext:value-type="float">
            <text:p>2262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1563" calcext:value-type="float">
            <text:p>11563.0</text:p>
          </table:table-cell>
          <table:table-cell office:value-type="float" office:value="20835" calcext:value-type="float">
            <text:p>20835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4501" calcext:value-type="float">
            <text:p>14501.0</text:p>
          </table:table-cell>
          <table:table-cell office:value-type="float" office:value="16698" calcext:value-type="float">
            <text:p>1669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5464" calcext:value-type="float">
            <text:p>15464.0</text:p>
          </table:table-cell>
          <table:table-cell office:value-type="float" office:value="25161" calcext:value-type="float">
            <text:p>2516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5529" calcext:value-type="float">
            <text:p>15529.0</text:p>
          </table:table-cell>
          <table:table-cell office:value-type="float" office:value="22625" calcext:value-type="float">
            <text:p>22625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1565" calcext:value-type="float">
            <text:p>11565.0</text:p>
          </table:table-cell>
          <table:table-cell office:value-type="float" office:value="20828" calcext:value-type="float">
            <text:p>20828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4498" calcext:value-type="float">
            <text:p>14498.0</text:p>
          </table:table-cell>
          <table:table-cell office:value-type="float" office:value="16640" calcext:value-type="float">
            <text:p>16640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5463" calcext:value-type="float">
            <text:p>15463.0</text:p>
          </table:table-cell>
          <table:table-cell office:value-type="float" office:value="25162" calcext:value-type="float">
            <text:p>25162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6948" calcext:value-type="float">
            <text:p>16948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5536" calcext:value-type="float">
            <text:p>15536.0</text:p>
          </table:table-cell>
          <table:table-cell office:value-type="float" office:value="22613" calcext:value-type="float">
            <text:p>22613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1559" calcext:value-type="float">
            <text:p>11559.0</text:p>
          </table:table-cell>
          <table:table-cell office:value-type="float" office:value="20814" calcext:value-type="float">
            <text:p>20814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4497" calcext:value-type="float">
            <text:p>14497.0</text:p>
          </table:table-cell>
          <table:table-cell office:value-type="float" office:value="16594" calcext:value-type="float">
            <text:p>1659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5464" calcext:value-type="float">
            <text:p>15464.0</text:p>
          </table:table-cell>
          <table:table-cell office:value-type="float" office:value="25182" calcext:value-type="float">
            <text:p>25182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6957" calcext:value-type="float">
            <text:p>16957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5539" calcext:value-type="float">
            <text:p>15539.0</text:p>
          </table:table-cell>
          <table:table-cell office:value-type="float" office:value="22582" calcext:value-type="float">
            <text:p>22582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1560" calcext:value-type="float">
            <text:p>11560.0</text:p>
          </table:table-cell>
          <table:table-cell office:value-type="float" office:value="20811" calcext:value-type="float">
            <text:p>20811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4507" calcext:value-type="float">
            <text:p>14507.0</text:p>
          </table:table-cell>
          <table:table-cell office:value-type="float" office:value="16525" calcext:value-type="float">
            <text:p>1652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5466" calcext:value-type="float">
            <text:p>15466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6961" calcext:value-type="float">
            <text:p>16961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15555" calcext:value-type="float">
            <text:p>15555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1560" calcext:value-type="float">
            <text:p>11560.0</text:p>
          </table:table-cell>
          <table:table-cell office:value-type="float" office:value="20804" calcext:value-type="float">
            <text:p>2080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4518" calcext:value-type="float">
            <text:p>14518.0</text:p>
          </table:table-cell>
          <table:table-cell office:value-type="float" office:value="16458" calcext:value-type="float">
            <text:p>1645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5198" calcext:value-type="float">
            <text:p>2519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3726" calcext:value-type="float">
            <text:p>2372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5563" calcext:value-type="float">
            <text:p>15563.0</text:p>
          </table:table-cell>
          <table:table-cell office:value-type="float" office:value="22503" calcext:value-type="float">
            <text:p>2250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1567" calcext:value-type="float">
            <text:p>11567.0</text:p>
          </table:table-cell>
          <table:table-cell office:value-type="float" office:value="20804" calcext:value-type="float">
            <text:p>20804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4531" calcext:value-type="float">
            <text:p>14531.0</text:p>
          </table:table-cell>
          <table:table-cell office:value-type="float" office:value="16441" calcext:value-type="float">
            <text:p>1644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5477" calcext:value-type="float">
            <text:p>15477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3739" calcext:value-type="float">
            <text:p>2373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5595" calcext:value-type="float">
            <text:p>15595.0</text:p>
          </table:table-cell>
          <table:table-cell office:value-type="float" office:value="22472" calcext:value-type="float">
            <text:p>2247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1568" calcext:value-type="float">
            <text:p>11568.0</text:p>
          </table:table-cell>
          <table:table-cell office:value-type="float" office:value="20804" calcext:value-type="float">
            <text:p>2080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4544" calcext:value-type="float">
            <text:p>14544.0</text:p>
          </table:table-cell>
          <table:table-cell office:value-type="float" office:value="16402" calcext:value-type="float">
            <text:p>16402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25247" calcext:value-type="float">
            <text:p>2524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3735" calcext:value-type="float">
            <text:p>2373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5607" calcext:value-type="float">
            <text:p>15607.0</text:p>
          </table:table-cell>
          <table:table-cell office:value-type="float" office:value="22465" calcext:value-type="float">
            <text:p>2246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1568" calcext:value-type="float">
            <text:p>11568.0</text:p>
          </table:table-cell>
          <table:table-cell office:value-type="float" office:value="20800" calcext:value-type="float">
            <text:p>20800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4560" calcext:value-type="float">
            <text:p>14560.0</text:p>
          </table:table-cell>
          <table:table-cell office:value-type="float" office:value="16377" calcext:value-type="float">
            <text:p>1637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5260" calcext:value-type="float">
            <text:p>2526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6999" calcext:value-type="float">
            <text:p>16999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5615" calcext:value-type="float">
            <text:p>15615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1556" calcext:value-type="float">
            <text:p>11556.0</text:p>
          </table:table-cell>
          <table:table-cell office:value-type="float" office:value="20777" calcext:value-type="float">
            <text:p>2077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4554" calcext:value-type="float">
            <text:p>14554.0</text:p>
          </table:table-cell>
          <table:table-cell office:value-type="float" office:value="16317" calcext:value-type="float">
            <text:p>1631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5272" calcext:value-type="float">
            <text:p>25272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7004" calcext:value-type="float">
            <text:p>17004.0</text:p>
          </table:table-cell>
          <table:table-cell office:value-type="float" office:value="23761" calcext:value-type="float">
            <text:p>23761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2448" calcext:value-type="float">
            <text:p>2244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1551" calcext:value-type="float">
            <text:p>11551.0</text:p>
          </table:table-cell>
          <table:table-cell office:value-type="float" office:value="20771" calcext:value-type="float">
            <text:p>20771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16294" calcext:value-type="float">
            <text:p>1629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25290" calcext:value-type="float">
            <text:p>2529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7005" calcext:value-type="float">
            <text:p>17005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2448" calcext:value-type="float">
            <text:p>2244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1545" calcext:value-type="float">
            <text:p>11545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4550" calcext:value-type="float">
            <text:p>14550.0</text:p>
          </table:table-cell>
          <table:table-cell office:value-type="float" office:value="16272" calcext:value-type="float">
            <text:p>1627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25291" calcext:value-type="float">
            <text:p>2529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7005" calcext:value-type="float">
            <text:p>17005.0</text:p>
          </table:table-cell>
          <table:table-cell office:value-type="float" office:value="23791" calcext:value-type="float">
            <text:p>23791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5675" calcext:value-type="float">
            <text:p>15675.0</text:p>
          </table:table-cell>
          <table:table-cell office:value-type="float" office:value="22430" calcext:value-type="float">
            <text:p>22430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1538" calcext:value-type="float">
            <text:p>11538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4546" calcext:value-type="float">
            <text:p>14546.0</text:p>
          </table:table-cell>
          <table:table-cell office:value-type="float" office:value="16245" calcext:value-type="float">
            <text:p>16245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25300" calcext:value-type="float">
            <text:p>25300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7016" calcext:value-type="float">
            <text:p>17016.0</text:p>
          </table:table-cell>
          <table:table-cell office:value-type="float" office:value="23803" calcext:value-type="float">
            <text:p>2380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5690" calcext:value-type="float">
            <text:p>15690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1523" calcext:value-type="float">
            <text:p>11523.0</text:p>
          </table:table-cell>
          <table:table-cell office:value-type="float" office:value="20770" calcext:value-type="float">
            <text:p>20770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4551" calcext:value-type="float">
            <text:p>14551.0</text:p>
          </table:table-cell>
          <table:table-cell office:value-type="float" office:value="16232" calcext:value-type="float">
            <text:p>16232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7018" calcext:value-type="float">
            <text:p>17018.0</text:p>
          </table:table-cell>
          <table:table-cell office:value-type="float" office:value="23815" calcext:value-type="float">
            <text:p>2381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5709" calcext:value-type="float">
            <text:p>15709.0</text:p>
          </table:table-cell>
          <table:table-cell office:value-type="float" office:value="22393" calcext:value-type="float">
            <text:p>22393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1513" calcext:value-type="float">
            <text:p>11513.0</text:p>
          </table:table-cell>
          <table:table-cell office:value-type="float" office:value="20766" calcext:value-type="float">
            <text:p>20766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16219" calcext:value-type="float">
            <text:p>1621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25314" calcext:value-type="float">
            <text:p>25314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7031" calcext:value-type="float">
            <text:p>17031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5717" calcext:value-type="float">
            <text:p>15717.0</text:p>
          </table:table-cell>
          <table:table-cell office:value-type="float" office:value="22369" calcext:value-type="float">
            <text:p>2236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1499" calcext:value-type="float">
            <text:p>11499.0</text:p>
          </table:table-cell>
          <table:table-cell office:value-type="float" office:value="20765" calcext:value-type="float">
            <text:p>20765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4545" calcext:value-type="float">
            <text:p>14545.0</text:p>
          </table:table-cell>
          <table:table-cell office:value-type="float" office:value="16211" calcext:value-type="float">
            <text:p>1621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7044" calcext:value-type="float">
            <text:p>17044.0</text:p>
          </table:table-cell>
          <table:table-cell office:value-type="float" office:value="23870" calcext:value-type="float">
            <text:p>23870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5724" calcext:value-type="float">
            <text:p>15724.0</text:p>
          </table:table-cell>
          <table:table-cell office:value-type="float" office:value="22368" calcext:value-type="float">
            <text:p>22368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5777" calcext:value-type="float">
            <text:p>15777.0</text:p>
          </table:table-cell>
          <table:table-cell office:value-type="float" office:value="22427" calcext:value-type="float">
            <text:p>2242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1485" calcext:value-type="float">
            <text:p>11485.0</text:p>
          </table:table-cell>
          <table:table-cell office:value-type="float" office:value="20769" calcext:value-type="float">
            <text:p>20769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16199" calcext:value-type="float">
            <text:p>1619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7055" calcext:value-type="float">
            <text:p>17055.0</text:p>
          </table:table-cell>
          <table:table-cell office:value-type="float" office:value="23926" calcext:value-type="float">
            <text:p>2392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5736" calcext:value-type="float">
            <text:p>15736.0</text:p>
          </table:table-cell>
          <table:table-cell office:value-type="float" office:value="22357" calcext:value-type="float">
            <text:p>2235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5799" calcext:value-type="float">
            <text:p>15799.0</text:p>
          </table:table-cell>
          <table:table-cell office:value-type="float" office:value="22457" calcext:value-type="float">
            <text:p>2245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1474" calcext:value-type="float">
            <text:p>11474.0</text:p>
          </table:table-cell>
          <table:table-cell office:value-type="float" office:value="20776" calcext:value-type="float">
            <text:p>20776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16175" calcext:value-type="float">
            <text:p>1617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5494" calcext:value-type="float">
            <text:p>15494.0</text:p>
          </table:table-cell>
          <table:table-cell office:value-type="float" office:value="25344" calcext:value-type="float">
            <text:p>2534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7065" calcext:value-type="float">
            <text:p>17065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7058" calcext:value-type="float">
            <text:p>17058.0</text:p>
          </table:table-cell>
          <table:table-cell office:value-type="float" office:value="23902" calcext:value-type="float">
            <text:p>23902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5737" calcext:value-type="float">
            <text:p>15737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5806" calcext:value-type="float">
            <text:p>15806.0</text:p>
          </table:table-cell>
          <table:table-cell office:value-type="float" office:value="22479" calcext:value-type="float">
            <text:p>2247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1460" calcext:value-type="float">
            <text:p>11460.0</text:p>
          </table:table-cell>
          <table:table-cell office:value-type="float" office:value="20787" calcext:value-type="float">
            <text:p>20787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16152" calcext:value-type="float">
            <text:p>1615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5498" calcext:value-type="float">
            <text:p>15498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067" calcext:value-type="float">
            <text:p>17067.0</text:p>
          </table:table-cell>
          <table:table-cell office:value-type="float" office:value="23939" calcext:value-type="float">
            <text:p>2393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7059" calcext:value-type="float">
            <text:p>17059.0</text:p>
          </table:table-cell>
          <table:table-cell office:value-type="float" office:value="23906" calcext:value-type="float">
            <text:p>2390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5734" calcext:value-type="float">
            <text:p>15734.0</text:p>
          </table:table-cell>
          <table:table-cell office:value-type="float" office:value="22343" calcext:value-type="float">
            <text:p>22343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5812" calcext:value-type="float">
            <text:p>15812.0</text:p>
          </table:table-cell>
          <table:table-cell office:value-type="float" office:value="22497" calcext:value-type="float">
            <text:p>2249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1457" calcext:value-type="float">
            <text:p>11457.0</text:p>
          </table:table-cell>
          <table:table-cell office:value-type="float" office:value="20798" calcext:value-type="float">
            <text:p>20798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16117" calcext:value-type="float">
            <text:p>1611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25354" calcext:value-type="float">
            <text:p>25354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7076" calcext:value-type="float">
            <text:p>17076.0</text:p>
          </table:table-cell>
          <table:table-cell office:value-type="float" office:value="23913" calcext:value-type="float">
            <text:p>23913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50" calcext:value-type="float">
            <text:p>15750.0</text:p>
          </table:table-cell>
          <table:table-cell office:value-type="float" office:value="22336" calcext:value-type="float">
            <text:p>2233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2533" calcext:value-type="float">
            <text:p>2253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1450" calcext:value-type="float">
            <text:p>11450.0</text:p>
          </table:table-cell>
          <table:table-cell office:value-type="float" office:value="20805" calcext:value-type="float">
            <text:p>2080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16087" calcext:value-type="float">
            <text:p>1608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5361" calcext:value-type="float">
            <text:p>2536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3923" calcext:value-type="float">
            <text:p>2392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5755" calcext:value-type="float">
            <text:p>15755.0</text:p>
          </table:table-cell>
          <table:table-cell office:value-type="float" office:value="22330" calcext:value-type="float">
            <text:p>2233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5840" calcext:value-type="float">
            <text:p>15840.0</text:p>
          </table:table-cell>
          <table:table-cell office:value-type="float" office:value="22571" calcext:value-type="float">
            <text:p>2257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11432" calcext:value-type="float">
            <text:p>11432.0</text:p>
          </table:table-cell>
          <table:table-cell office:value-type="float" office:value="20806" calcext:value-type="float">
            <text:p>2080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4516" calcext:value-type="float">
            <text:p>14516.0</text:p>
          </table:table-cell>
          <table:table-cell office:value-type="float" office:value="16068" calcext:value-type="float">
            <text:p>1606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3940" calcext:value-type="float">
            <text:p>23940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75" calcext:value-type="float">
            <text:p>15775.0</text:p>
          </table:table-cell>
          <table:table-cell office:value-type="float" office:value="22305" calcext:value-type="float">
            <text:p>2230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5846" calcext:value-type="float">
            <text:p>15846.0</text:p>
          </table:table-cell>
          <table:table-cell office:value-type="float" office:value="22596" calcext:value-type="float">
            <text:p>2259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1430" calcext:value-type="float">
            <text:p>11430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4515" calcext:value-type="float">
            <text:p>14515.0</text:p>
          </table:table-cell>
          <table:table-cell office:value-type="float" office:value="16062" calcext:value-type="float">
            <text:p>1606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25354" calcext:value-type="float">
            <text:p>25354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7116" calcext:value-type="float">
            <text:p>17116.0</text:p>
          </table:table-cell>
          <table:table-cell office:value-type="float" office:value="23950" calcext:value-type="float">
            <text:p>2395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5785" calcext:value-type="float">
            <text:p>15785.0</text:p>
          </table:table-cell>
          <table:table-cell office:value-type="float" office:value="22288" calcext:value-type="float">
            <text:p>2228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5861" calcext:value-type="float">
            <text:p>15861.0</text:p>
          </table:table-cell>
          <table:table-cell office:value-type="float" office:value="22630" calcext:value-type="float">
            <text:p>22630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1381" calcext:value-type="float">
            <text:p>11381.0</text:p>
          </table:table-cell>
          <table:table-cell office:value-type="float" office:value="20552" calcext:value-type="float">
            <text:p>20552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4511" calcext:value-type="float">
            <text:p>14511.0</text:p>
          </table:table-cell>
          <table:table-cell office:value-type="float" office:value="16050" calcext:value-type="float">
            <text:p>1605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7126" calcext:value-type="float">
            <text:p>17126.0</text:p>
          </table:table-cell>
          <table:table-cell office:value-type="float" office:value="23948" calcext:value-type="float">
            <text:p>23948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5798" calcext:value-type="float">
            <text:p>15798.0</text:p>
          </table:table-cell>
          <table:table-cell office:value-type="float" office:value="22267" calcext:value-type="float">
            <text:p>2226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5885" calcext:value-type="float">
            <text:p>15885.0</text:p>
          </table:table-cell>
          <table:table-cell office:value-type="float" office:value="22662" calcext:value-type="float">
            <text:p>2266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1376" calcext:value-type="float">
            <text:p>11376.0</text:p>
          </table:table-cell>
          <table:table-cell office:value-type="float" office:value="20552" calcext:value-type="float">
            <text:p>2055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4507" calcext:value-type="float">
            <text:p>14507.0</text:p>
          </table:table-cell>
          <table:table-cell office:value-type="float" office:value="16053" calcext:value-type="float">
            <text:p>1605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5504" calcext:value-type="float">
            <text:p>15504.0</text:p>
          </table:table-cell>
          <table:table-cell office:value-type="float" office:value="25331" calcext:value-type="float">
            <text:p>2533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7130" calcext:value-type="float">
            <text:p>17130.0</text:p>
          </table:table-cell>
          <table:table-cell office:value-type="float" office:value="23949" calcext:value-type="float">
            <text:p>23949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5810" calcext:value-type="float">
            <text:p>15810.0</text:p>
          </table:table-cell>
          <table:table-cell office:value-type="float" office:value="22240" calcext:value-type="float">
            <text:p>22240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5890" calcext:value-type="float">
            <text:p>15890.0</text:p>
          </table:table-cell>
          <table:table-cell office:value-type="float" office:value="22664" calcext:value-type="float">
            <text:p>2266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1378" calcext:value-type="float">
            <text:p>11378.0</text:p>
          </table:table-cell>
          <table:table-cell office:value-type="float" office:value="20559" calcext:value-type="float">
            <text:p>20559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4496" calcext:value-type="float">
            <text:p>14496.0</text:p>
          </table:table-cell>
          <table:table-cell office:value-type="float" office:value="16043" calcext:value-type="float">
            <text:p>16043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25333" calcext:value-type="float">
            <text:p>2533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7131" calcext:value-type="float">
            <text:p>17131.0</text:p>
          </table:table-cell>
          <table:table-cell office:value-type="float" office:value="23950" calcext:value-type="float">
            <text:p>23950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5812" calcext:value-type="float">
            <text:p>15812.0</text:p>
          </table:table-cell>
          <table:table-cell office:value-type="float" office:value="22206" calcext:value-type="float">
            <text:p>2220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5893" calcext:value-type="float">
            <text:p>15893.0</text:p>
          </table:table-cell>
          <table:table-cell office:value-type="float" office:value="22682" calcext:value-type="float">
            <text:p>2268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1382" calcext:value-type="float">
            <text:p>11382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4496" calcext:value-type="float">
            <text:p>14496.0</text:p>
          </table:table-cell>
          <table:table-cell office:value-type="float" office:value="16030" calcext:value-type="float">
            <text:p>1603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5498" calcext:value-type="float">
            <text:p>15498.0</text:p>
          </table:table-cell>
          <table:table-cell office:value-type="float" office:value="25330" calcext:value-type="float">
            <text:p>2533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7144" calcext:value-type="float">
            <text:p>17144.0</text:p>
          </table:table-cell>
          <table:table-cell office:value-type="float" office:value="23950" calcext:value-type="float">
            <text:p>2395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5813" calcext:value-type="float">
            <text:p>15813.0</text:p>
          </table:table-cell>
          <table:table-cell office:value-type="float" office:value="22164" calcext:value-type="float">
            <text:p>2216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5893" calcext:value-type="float">
            <text:p>15893.0</text:p>
          </table:table-cell>
          <table:table-cell office:value-type="float" office:value="22686" calcext:value-type="float">
            <text:p>2268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1387" calcext:value-type="float">
            <text:p>11387.0</text:p>
          </table:table-cell>
          <table:table-cell office:value-type="float" office:value="20560" calcext:value-type="float">
            <text:p>20560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4488" calcext:value-type="float">
            <text:p>14488.0</text:p>
          </table:table-cell>
          <table:table-cell office:value-type="float" office:value="16018" calcext:value-type="float">
            <text:p>16018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7148" calcext:value-type="float">
            <text:p>17148.0</text:p>
          </table:table-cell>
          <table:table-cell office:value-type="float" office:value="23945" calcext:value-type="float">
            <text:p>23945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5815" calcext:value-type="float">
            <text:p>15815.0</text:p>
          </table:table-cell>
          <table:table-cell office:value-type="float" office:value="22144" calcext:value-type="float">
            <text:p>2214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5887" calcext:value-type="float">
            <text:p>15887.0</text:p>
          </table:table-cell>
          <table:table-cell office:value-type="float" office:value="22698" calcext:value-type="float">
            <text:p>22698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1390" calcext:value-type="float">
            <text:p>11390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4484" calcext:value-type="float">
            <text:p>14484.0</text:p>
          </table:table-cell>
          <table:table-cell office:value-type="float" office:value="16010" calcext:value-type="float">
            <text:p>1601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5503" calcext:value-type="float">
            <text:p>15503.0</text:p>
          </table:table-cell>
          <table:table-cell office:value-type="float" office:value="25315" calcext:value-type="float">
            <text:p>25315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7159" calcext:value-type="float">
            <text:p>17159.0</text:p>
          </table:table-cell>
          <table:table-cell office:value-type="float" office:value="23931" calcext:value-type="float">
            <text:p>2393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5822" calcext:value-type="float">
            <text:p>15822.0</text:p>
          </table:table-cell>
          <table:table-cell office:value-type="float" office:value="22108" calcext:value-type="float">
            <text:p>22108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5886" calcext:value-type="float">
            <text:p>15886.0</text:p>
          </table:table-cell>
          <table:table-cell office:value-type="float" office:value="22708" calcext:value-type="float">
            <text:p>2270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1394" calcext:value-type="float">
            <text:p>11394.0</text:p>
          </table:table-cell>
          <table:table-cell office:value-type="float" office:value="20570" calcext:value-type="float">
            <text:p>2057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4488" calcext:value-type="float">
            <text:p>14488.0</text:p>
          </table:table-cell>
          <table:table-cell office:value-type="float" office:value="15992" calcext:value-type="float">
            <text:p>1599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25313" calcext:value-type="float">
            <text:p>25313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7178" calcext:value-type="float">
            <text:p>17178.0</text:p>
          </table:table-cell>
          <table:table-cell office:value-type="float" office:value="23926" calcext:value-type="float">
            <text:p>2392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5843" calcext:value-type="float">
            <text:p>15843.0</text:p>
          </table:table-cell>
          <table:table-cell office:value-type="float" office:value="22045" calcext:value-type="float">
            <text:p>2204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5899" calcext:value-type="float">
            <text:p>15899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1395" calcext:value-type="float">
            <text:p>11395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4480" calcext:value-type="float">
            <text:p>14480.0</text:p>
          </table:table-cell>
          <table:table-cell office:value-type="float" office:value="15990" calcext:value-type="float">
            <text:p>1599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5510" calcext:value-type="float">
            <text:p>15510.0</text:p>
          </table:table-cell>
          <table:table-cell office:value-type="float" office:value="25316" calcext:value-type="float">
            <text:p>2531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7184" calcext:value-type="float">
            <text:p>17184.0</text:p>
          </table:table-cell>
          <table:table-cell office:value-type="float" office:value="23929" calcext:value-type="float">
            <text:p>23929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98" calcext:value-type="float">
            <text:p>15898.0</text:p>
          </table:table-cell>
          <table:table-cell office:value-type="float" office:value="21962" calcext:value-type="float">
            <text:p>21962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1389" calcext:value-type="float">
            <text:p>11389.0</text:p>
          </table:table-cell>
          <table:table-cell office:value-type="float" office:value="20569" calcext:value-type="float">
            <text:p>20569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4478" calcext:value-type="float">
            <text:p>14478.0</text:p>
          </table:table-cell>
          <table:table-cell office:value-type="float" office:value="15984" calcext:value-type="float">
            <text:p>1598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5513" calcext:value-type="float">
            <text:p>15513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87" calcext:value-type="float">
            <text:p>17187.0</text:p>
          </table:table-cell>
          <table:table-cell office:value-type="float" office:value="23931" calcext:value-type="float">
            <text:p>2393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5908" calcext:value-type="float">
            <text:p>15908.0</text:p>
          </table:table-cell>
          <table:table-cell office:value-type="float" office:value="21938" calcext:value-type="float">
            <text:p>2193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5931" calcext:value-type="float">
            <text:p>15931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1376" calcext:value-type="float">
            <text:p>11376.0</text:p>
          </table:table-cell>
          <table:table-cell office:value-type="float" office:value="20564" calcext:value-type="float">
            <text:p>20564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5517" calcext:value-type="float">
            <text:p>15517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7191" calcext:value-type="float">
            <text:p>17191.0</text:p>
          </table:table-cell>
          <table:table-cell office:value-type="float" office:value="23931" calcext:value-type="float">
            <text:p>23931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5913" calcext:value-type="float">
            <text:p>15913.0</text:p>
          </table:table-cell>
          <table:table-cell office:value-type="float" office:value="21927" calcext:value-type="float">
            <text:p>2192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5948" calcext:value-type="float">
            <text:p>15948.0</text:p>
          </table:table-cell>
          <table:table-cell office:value-type="float" office:value="21911" calcext:value-type="float">
            <text:p>2191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1373" calcext:value-type="float">
            <text:p>11373.0</text:p>
          </table:table-cell>
          <table:table-cell office:value-type="float" office:value="20558" calcext:value-type="float">
            <text:p>20558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5517" calcext:value-type="float">
            <text:p>15517.0</text:p>
          </table:table-cell>
          <table:table-cell office:value-type="float" office:value="25323" calcext:value-type="float">
            <text:p>2532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7197" calcext:value-type="float">
            <text:p>17197.0</text:p>
          </table:table-cell>
          <table:table-cell office:value-type="float" office:value="23927" calcext:value-type="float">
            <text:p>23927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5913" calcext:value-type="float">
            <text:p>15913.0</text:p>
          </table:table-cell>
          <table:table-cell office:value-type="float" office:value="21925" calcext:value-type="float">
            <text:p>2192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958" calcext:value-type="float">
            <text:p>15958.0</text:p>
          </table:table-cell>
          <table:table-cell office:value-type="float" office:value="21911" calcext:value-type="float">
            <text:p>2191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1362" calcext:value-type="float">
            <text:p>11362.0</text:p>
          </table:table-cell>
          <table:table-cell office:value-type="float" office:value="20551" calcext:value-type="float">
            <text:p>20551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12" calcext:value-type="float">
            <text:p>17212.0</text:p>
          </table:table-cell>
          <table:table-cell office:value-type="float" office:value="23915" calcext:value-type="float">
            <text:p>23915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5914" calcext:value-type="float">
            <text:p>15914.0</text:p>
          </table:table-cell>
          <table:table-cell office:value-type="float" office:value="21916" calcext:value-type="float">
            <text:p>2191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5962" calcext:value-type="float">
            <text:p>15962.0</text:p>
          </table:table-cell>
          <table:table-cell office:value-type="float" office:value="21907" calcext:value-type="float">
            <text:p>21907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1338" calcext:value-type="float">
            <text:p>11338.0</text:p>
          </table:table-cell>
          <table:table-cell office:value-type="float" office:value="20542" calcext:value-type="float">
            <text:p>20542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7217" calcext:value-type="float">
            <text:p>17217.0</text:p>
          </table:table-cell>
          <table:table-cell office:value-type="float" office:value="23903" calcext:value-type="float">
            <text:p>2390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5916" calcext:value-type="float">
            <text:p>15916.0</text:p>
          </table:table-cell>
          <table:table-cell office:value-type="float" office:value="21906" calcext:value-type="float">
            <text:p>21906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5969" calcext:value-type="float">
            <text:p>15969.0</text:p>
          </table:table-cell>
          <table:table-cell office:value-type="float" office:value="21909" calcext:value-type="float">
            <text:p>2190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1320" calcext:value-type="float">
            <text:p>11320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25328" calcext:value-type="float">
            <text:p>2532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3888" calcext:value-type="float">
            <text:p>23888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5916" calcext:value-type="float">
            <text:p>15916.0</text:p>
          </table:table-cell>
          <table:table-cell office:value-type="float" office:value="21906" calcext:value-type="float">
            <text:p>21906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5986" calcext:value-type="float">
            <text:p>15986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1303" calcext:value-type="float">
            <text:p>11303.0</text:p>
          </table:table-cell>
          <table:table-cell office:value-type="float" office:value="20531" calcext:value-type="float">
            <text:p>2053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5528" calcext:value-type="float">
            <text:p>15528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7237" calcext:value-type="float">
            <text:p>17237.0</text:p>
          </table:table-cell>
          <table:table-cell office:value-type="float" office:value="23874" calcext:value-type="float">
            <text:p>2387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5916" calcext:value-type="float">
            <text:p>15916.0</text:p>
          </table:table-cell>
          <table:table-cell office:value-type="float" office:value="21905" calcext:value-type="float">
            <text:p>2190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6044" calcext:value-type="float">
            <text:p>16044.0</text:p>
          </table:table-cell>
          <table:table-cell office:value-type="float" office:value="21941" calcext:value-type="float">
            <text:p>2194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6011" calcext:value-type="float">
            <text:p>16011.0</text:p>
          </table:table-cell>
          <table:table-cell office:value-type="float" office:value="21871" calcext:value-type="float">
            <text:p>2187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1292" calcext:value-type="float">
            <text:p>11292.0</text:p>
          </table:table-cell>
          <table:table-cell office:value-type="float" office:value="20530" calcext:value-type="float">
            <text:p>20530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5530" calcext:value-type="float">
            <text:p>15530.0</text:p>
          </table:table-cell>
          <table:table-cell office:value-type="float" office:value="25329" calcext:value-type="float">
            <text:p>2532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7245" calcext:value-type="float">
            <text:p>17245.0</text:p>
          </table:table-cell>
          <table:table-cell office:value-type="float" office:value="23865" calcext:value-type="float">
            <text:p>2386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5915" calcext:value-type="float">
            <text:p>15915.0</text:p>
          </table:table-cell>
          <table:table-cell office:value-type="float" office:value="21903" calcext:value-type="float">
            <text:p>2190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6077" calcext:value-type="float">
            <text:p>16077.0</text:p>
          </table:table-cell>
          <table:table-cell office:value-type="float" office:value="21952" calcext:value-type="float">
            <text:p>2195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6020" calcext:value-type="float">
            <text:p>16020.0</text:p>
          </table:table-cell>
          <table:table-cell office:value-type="float" office:value="21840" calcext:value-type="float">
            <text:p>2184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11276" calcext:value-type="float">
            <text:p>11276.0</text:p>
          </table:table-cell>
          <table:table-cell office:value-type="float" office:value="20538" calcext:value-type="float">
            <text:p>20538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5530" calcext:value-type="float">
            <text:p>15530.0</text:p>
          </table:table-cell>
          <table:table-cell office:value-type="float" office:value="25329" calcext:value-type="float">
            <text:p>25329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7260" calcext:value-type="float">
            <text:p>17260.0</text:p>
          </table:table-cell>
          <table:table-cell office:value-type="float" office:value="23851" calcext:value-type="float">
            <text:p>2385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5911" calcext:value-type="float">
            <text:p>15911.0</text:p>
          </table:table-cell>
          <table:table-cell office:value-type="float" office:value="21896" calcext:value-type="float">
            <text:p>21896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6023" calcext:value-type="float">
            <text:p>16023.0</text:p>
          </table:table-cell>
          <table:table-cell office:value-type="float" office:value="21831" calcext:value-type="float">
            <text:p>2183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1255" calcext:value-type="float">
            <text:p>11255.0</text:p>
          </table:table-cell>
          <table:table-cell office:value-type="float" office:value="20543" calcext:value-type="float">
            <text:p>20543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5539" calcext:value-type="float">
            <text:p>15539.0</text:p>
          </table:table-cell>
          <table:table-cell office:value-type="float" office:value="25325" calcext:value-type="float">
            <text:p>2532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7260" calcext:value-type="float">
            <text:p>17260.0</text:p>
          </table:table-cell>
          <table:table-cell office:value-type="float" office:value="23851" calcext:value-type="float">
            <text:p>23851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5913" calcext:value-type="float">
            <text:p>15913.0</text:p>
          </table:table-cell>
          <table:table-cell office:value-type="float" office:value="21898" calcext:value-type="float">
            <text:p>21898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6027" calcext:value-type="float">
            <text:p>16027.0</text:p>
          </table:table-cell>
          <table:table-cell office:value-type="float" office:value="21801" calcext:value-type="float">
            <text:p>2180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1236" calcext:value-type="float">
            <text:p>11236.0</text:p>
          </table:table-cell>
          <table:table-cell office:value-type="float" office:value="20556" calcext:value-type="float">
            <text:p>20556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5539" calcext:value-type="float">
            <text:p>15539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7262" calcext:value-type="float">
            <text:p>17262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6033" calcext:value-type="float">
            <text:p>16033.0</text:p>
          </table:table-cell>
          <table:table-cell office:value-type="float" office:value="21792" calcext:value-type="float">
            <text:p>2179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1234" calcext:value-type="float">
            <text:p>11234.0</text:p>
          </table:table-cell>
          <table:table-cell office:value-type="float" office:value="20557" calcext:value-type="float">
            <text:p>2055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5544" calcext:value-type="float">
            <text:p>15544.0</text:p>
          </table:table-cell>
          <table:table-cell office:value-type="float" office:value="25327" calcext:value-type="float">
            <text:p>2532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7280" calcext:value-type="float">
            <text:p>17280.0</text:p>
          </table:table-cell>
          <table:table-cell office:value-type="float" office:value="23837" calcext:value-type="float">
            <text:p>23837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6053" calcext:value-type="float">
            <text:p>16053.0</text:p>
          </table:table-cell>
          <table:table-cell office:value-type="float" office:value="21768" calcext:value-type="float">
            <text:p>21768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1229" calcext:value-type="float">
            <text:p>11229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5548" calcext:value-type="float">
            <text:p>15548.0</text:p>
          </table:table-cell>
          <table:table-cell office:value-type="float" office:value="25331" calcext:value-type="float">
            <text:p>2533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7294" calcext:value-type="float">
            <text:p>17294.0</text:p>
          </table:table-cell>
          <table:table-cell office:value-type="float" office:value="23836" calcext:value-type="float">
            <text:p>2383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6084" calcext:value-type="float">
            <text:p>16084.0</text:p>
          </table:table-cell>
          <table:table-cell office:value-type="float" office:value="21737" calcext:value-type="float">
            <text:p>2173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1214" calcext:value-type="float">
            <text:p>11214.0</text:p>
          </table:table-cell>
          <table:table-cell office:value-type="float" office:value="20573" calcext:value-type="float">
            <text:p>20573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25331" calcext:value-type="float">
            <text:p>2533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7306" calcext:value-type="float">
            <text:p>17306.0</text:p>
          </table:table-cell>
          <table:table-cell office:value-type="float" office:value="23821" calcext:value-type="float">
            <text:p>23821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6101" calcext:value-type="float">
            <text:p>16101.0</text:p>
          </table:table-cell>
          <table:table-cell office:value-type="float" office:value="21715" calcext:value-type="float">
            <text:p>2171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1204" calcext:value-type="float">
            <text:p>11204.0</text:p>
          </table:table-cell>
          <table:table-cell office:value-type="float" office:value="20583" calcext:value-type="float">
            <text:p>2058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5335" calcext:value-type="float">
            <text:p>25335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3816" calcext:value-type="float">
            <text:p>2381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6128" calcext:value-type="float">
            <text:p>16128.0</text:p>
          </table:table-cell>
          <table:table-cell office:value-type="float" office:value="21690" calcext:value-type="float">
            <text:p>2169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1202" calcext:value-type="float">
            <text:p>11202.0</text:p>
          </table:table-cell>
          <table:table-cell office:value-type="float" office:value="20589" calcext:value-type="float">
            <text:p>20589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5580" calcext:value-type="float">
            <text:p>15580.0</text:p>
          </table:table-cell>
          <table:table-cell office:value-type="float" office:value="25346" calcext:value-type="float">
            <text:p>2534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7328" calcext:value-type="float">
            <text:p>17328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6151" calcext:value-type="float">
            <text:p>16151.0</text:p>
          </table:table-cell>
          <table:table-cell office:value-type="float" office:value="21670" calcext:value-type="float">
            <text:p>2167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1201" calcext:value-type="float">
            <text:p>11201.0</text:p>
          </table:table-cell>
          <table:table-cell office:value-type="float" office:value="20593" calcext:value-type="float">
            <text:p>2059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5589" calcext:value-type="float">
            <text:p>15589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7338" calcext:value-type="float">
            <text:p>17338.0</text:p>
          </table:table-cell>
          <table:table-cell office:value-type="float" office:value="23804" calcext:value-type="float">
            <text:p>23804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6161" calcext:value-type="float">
            <text:p>16161.0</text:p>
          </table:table-cell>
          <table:table-cell office:value-type="float" office:value="21652" calcext:value-type="float">
            <text:p>21652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1203" calcext:value-type="float">
            <text:p>11203.0</text:p>
          </table:table-cell>
          <table:table-cell office:value-type="float" office:value="20603" calcext:value-type="float">
            <text:p>20603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5596" calcext:value-type="float">
            <text:p>15596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3794" calcext:value-type="float">
            <text:p>2379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6182" calcext:value-type="float">
            <text:p>16182.0</text:p>
          </table:table-cell>
          <table:table-cell office:value-type="float" office:value="21626" calcext:value-type="float">
            <text:p>2162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1206" calcext:value-type="float">
            <text:p>11206.0</text:p>
          </table:table-cell>
          <table:table-cell office:value-type="float" office:value="20610" calcext:value-type="float">
            <text:p>20610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5611" calcext:value-type="float">
            <text:p>15611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7357" calcext:value-type="float">
            <text:p>17357.0</text:p>
          </table:table-cell>
          <table:table-cell office:value-type="float" office:value="23793" calcext:value-type="float">
            <text:p>23793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6206" calcext:value-type="float">
            <text:p>16206.0</text:p>
          </table:table-cell>
          <table:table-cell office:value-type="float" office:value="21596" calcext:value-type="float">
            <text:p>2159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1210" calcext:value-type="float">
            <text:p>11210.0</text:p>
          </table:table-cell>
          <table:table-cell office:value-type="float" office:value="20613" calcext:value-type="float">
            <text:p>2061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5619" calcext:value-type="float">
            <text:p>15619.0</text:p>
          </table:table-cell>
          <table:table-cell office:value-type="float" office:value="25367" calcext:value-type="float">
            <text:p>25367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7365" calcext:value-type="float">
            <text:p>17365.0</text:p>
          </table:table-cell>
          <table:table-cell office:value-type="float" office:value="23786" calcext:value-type="float">
            <text:p>2378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6230" calcext:value-type="float">
            <text:p>16230.0</text:p>
          </table:table-cell>
          <table:table-cell office:value-type="float" office:value="21577" calcext:value-type="float">
            <text:p>2157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1213" calcext:value-type="float">
            <text:p>11213.0</text:p>
          </table:table-cell>
          <table:table-cell office:value-type="float" office:value="20612" calcext:value-type="float">
            <text:p>20612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5624" calcext:value-type="float">
            <text:p>15624.0</text:p>
          </table:table-cell>
          <table:table-cell office:value-type="float" office:value="25393" calcext:value-type="float">
            <text:p>2539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7367" calcext:value-type="float">
            <text:p>17367.0</text:p>
          </table:table-cell>
          <table:table-cell office:value-type="float" office:value="23784" calcext:value-type="float">
            <text:p>2378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6267" calcext:value-type="float">
            <text:p>16267.0</text:p>
          </table:table-cell>
          <table:table-cell office:value-type="float" office:value="21554" calcext:value-type="float">
            <text:p>2155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1220" calcext:value-type="float">
            <text:p>11220.0</text:p>
          </table:table-cell>
          <table:table-cell office:value-type="float" office:value="20615" calcext:value-type="float">
            <text:p>20615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5414" calcext:value-type="float">
            <text:p>2541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7374" calcext:value-type="float">
            <text:p>17374.0</text:p>
          </table:table-cell>
          <table:table-cell office:value-type="float" office:value="23780" calcext:value-type="float">
            <text:p>2378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6283" calcext:value-type="float">
            <text:p>16283.0</text:p>
          </table:table-cell>
          <table:table-cell office:value-type="float" office:value="21534" calcext:value-type="float">
            <text:p>2153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1229" calcext:value-type="float">
            <text:p>11229.0</text:p>
          </table:table-cell>
          <table:table-cell office:value-type="float" office:value="20607" calcext:value-type="float">
            <text:p>20607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5638" calcext:value-type="float">
            <text:p>15638.0</text:p>
          </table:table-cell>
          <table:table-cell office:value-type="float" office:value="25450" calcext:value-type="float">
            <text:p>2545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6290" calcext:value-type="float">
            <text:p>16290.0</text:p>
          </table:table-cell>
          <table:table-cell office:value-type="float" office:value="21531" calcext:value-type="float">
            <text:p>2153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1233" calcext:value-type="float">
            <text:p>11233.0</text:p>
          </table:table-cell>
          <table:table-cell office:value-type="float" office:value="20611" calcext:value-type="float">
            <text:p>20611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5648" calcext:value-type="float">
            <text:p>15648.0</text:p>
          </table:table-cell>
          <table:table-cell office:value-type="float" office:value="25517" calcext:value-type="float">
            <text:p>2551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7405" calcext:value-type="float">
            <text:p>17405.0</text:p>
          </table:table-cell>
          <table:table-cell office:value-type="float" office:value="23779" calcext:value-type="float">
            <text:p>23779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6302" calcext:value-type="float">
            <text:p>16302.0</text:p>
          </table:table-cell>
          <table:table-cell office:value-type="float" office:value="21531" calcext:value-type="float">
            <text:p>2153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1236" calcext:value-type="float">
            <text:p>11236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5653" calcext:value-type="float">
            <text:p>15653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5540" calcext:value-type="float">
            <text:p>25540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7409" calcext:value-type="float">
            <text:p>17409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6311" calcext:value-type="float">
            <text:p>16311.0</text:p>
          </table:table-cell>
          <table:table-cell office:value-type="float" office:value="21530" calcext:value-type="float">
            <text:p>2153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1235" calcext:value-type="float">
            <text:p>11235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5654" calcext:value-type="float">
            <text:p>15654.0</text:p>
          </table:table-cell>
          <table:table-cell office:value-type="float" office:value="25555" calcext:value-type="float">
            <text:p>2555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5539" calcext:value-type="float">
            <text:p>2553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7409" calcext:value-type="float">
            <text:p>17409.0</text:p>
          </table:table-cell>
          <table:table-cell office:value-type="float" office:value="23774" calcext:value-type="float">
            <text:p>23774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15" calcext:value-type="float">
            <text:p>16315.0</text:p>
          </table:table-cell>
          <table:table-cell office:value-type="float" office:value="21528" calcext:value-type="float">
            <text:p>21528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1221" calcext:value-type="float">
            <text:p>11221.0</text:p>
          </table:table-cell>
          <table:table-cell office:value-type="float" office:value="20637" calcext:value-type="float">
            <text:p>20637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5654" calcext:value-type="float">
            <text:p>15654.0</text:p>
          </table:table-cell>
          <table:table-cell office:value-type="float" office:value="25555" calcext:value-type="float">
            <text:p>25555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5539" calcext:value-type="float">
            <text:p>2553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7417" calcext:value-type="float">
            <text:p>17417.0</text:p>
          </table:table-cell>
          <table:table-cell office:value-type="float" office:value="23774" calcext:value-type="float">
            <text:p>2377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6324" calcext:value-type="float">
            <text:p>16324.0</text:p>
          </table:table-cell>
          <table:table-cell office:value-type="float" office:value="21528" calcext:value-type="float">
            <text:p>2152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1215" calcext:value-type="float">
            <text:p>11215.0</text:p>
          </table:table-cell>
          <table:table-cell office:value-type="float" office:value="20642" calcext:value-type="float">
            <text:p>2064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5642" calcext:value-type="float">
            <text:p>15642.0</text:p>
          </table:table-cell>
          <table:table-cell office:value-type="float" office:value="25555" calcext:value-type="float">
            <text:p>2555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5539" calcext:value-type="float">
            <text:p>2553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7426" calcext:value-type="float">
            <text:p>17426.0</text:p>
          </table:table-cell>
          <table:table-cell office:value-type="float" office:value="23780" calcext:value-type="float">
            <text:p>23780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6333" calcext:value-type="float">
            <text:p>16333.0</text:p>
          </table:table-cell>
          <table:table-cell office:value-type="float" office:value="21527" calcext:value-type="float">
            <text:p>21527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1209" calcext:value-type="float">
            <text:p>11209.0</text:p>
          </table:table-cell>
          <table:table-cell office:value-type="float" office:value="20643" calcext:value-type="float">
            <text:p>2064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7446" calcext:value-type="float">
            <text:p>17446.0</text:p>
          </table:table-cell>
          <table:table-cell office:value-type="float" office:value="23779" calcext:value-type="float">
            <text:p>2377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6344" calcext:value-type="float">
            <text:p>16344.0</text:p>
          </table:table-cell>
          <table:table-cell office:value-type="float" office:value="21525" calcext:value-type="float">
            <text:p>21525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1174" calcext:value-type="float">
            <text:p>11174.0</text:p>
          </table:table-cell>
          <table:table-cell office:value-type="float" office:value="20648" calcext:value-type="float">
            <text:p>20648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5558" calcext:value-type="float">
            <text:p>2555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7462" calcext:value-type="float">
            <text:p>17462.0</text:p>
          </table:table-cell>
          <table:table-cell office:value-type="float" office:value="23780" calcext:value-type="float">
            <text:p>23780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6351" calcext:value-type="float">
            <text:p>16351.0</text:p>
          </table:table-cell>
          <table:table-cell office:value-type="float" office:value="21532" calcext:value-type="float">
            <text:p>2153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1149" calcext:value-type="float">
            <text:p>11149.0</text:p>
          </table:table-cell>
          <table:table-cell office:value-type="float" office:value="20652" calcext:value-type="float">
            <text:p>20652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5659" calcext:value-type="float">
            <text:p>15659.0</text:p>
          </table:table-cell>
          <table:table-cell office:value-type="float" office:value="25559" calcext:value-type="float">
            <text:p>2555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7470" calcext:value-type="float">
            <text:p>17470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6354" calcext:value-type="float">
            <text:p>16354.0</text:p>
          </table:table-cell>
          <table:table-cell office:value-type="float" office:value="21531" calcext:value-type="float">
            <text:p>2153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1130" calcext:value-type="float">
            <text:p>11130.0</text:p>
          </table:table-cell>
          <table:table-cell office:value-type="float" office:value="20653" calcext:value-type="float">
            <text:p>20653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5595" calcext:value-type="float">
            <text:p>2559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5668" calcext:value-type="float">
            <text:p>15668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7484" calcext:value-type="float">
            <text:p>17484.0</text:p>
          </table:table-cell>
          <table:table-cell office:value-type="float" office:value="23790" calcext:value-type="float">
            <text:p>2379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6361" calcext:value-type="float">
            <text:p>16361.0</text:p>
          </table:table-cell>
          <table:table-cell office:value-type="float" office:value="21529" calcext:value-type="float">
            <text:p>2152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1092" calcext:value-type="float">
            <text:p>11092.0</text:p>
          </table:table-cell>
          <table:table-cell office:value-type="float" office:value="20659" calcext:value-type="float">
            <text:p>20659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5655" calcext:value-type="float">
            <text:p>15655.0</text:p>
          </table:table-cell>
          <table:table-cell office:value-type="float" office:value="25657" calcext:value-type="float">
            <text:p>2565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5668" calcext:value-type="float">
            <text:p>15668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7495" calcext:value-type="float">
            <text:p>17495.0</text:p>
          </table:table-cell>
          <table:table-cell office:value-type="float" office:value="23795" calcext:value-type="float">
            <text:p>2379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6389" calcext:value-type="float">
            <text:p>16389.0</text:p>
          </table:table-cell>
          <table:table-cell office:value-type="float" office:value="21509" calcext:value-type="float">
            <text:p>2150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1044" calcext:value-type="float">
            <text:p>11044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5696" calcext:value-type="float">
            <text:p>2569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5668" calcext:value-type="float">
            <text:p>15668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7519" calcext:value-type="float">
            <text:p>17519.0</text:p>
          </table:table-cell>
          <table:table-cell office:value-type="float" office:value="23801" calcext:value-type="float">
            <text:p>2380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6398" calcext:value-type="float">
            <text:p>16398.0</text:p>
          </table:table-cell>
          <table:table-cell office:value-type="float" office:value="21483" calcext:value-type="float">
            <text:p>2148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0995" calcext:value-type="float">
            <text:p>10995.0</text:p>
          </table:table-cell>
          <table:table-cell office:value-type="float" office:value="20671" calcext:value-type="float">
            <text:p>2067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5653" calcext:value-type="float">
            <text:p>15653.0</text:p>
          </table:table-cell>
          <table:table-cell office:value-type="float" office:value="25738" calcext:value-type="float">
            <text:p>2573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5668" calcext:value-type="float">
            <text:p>15668.0</text:p>
          </table:table-cell>
          <table:table-cell office:value-type="float" office:value="25563" calcext:value-type="float">
            <text:p>2556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7534" calcext:value-type="float">
            <text:p>17534.0</text:p>
          </table:table-cell>
          <table:table-cell office:value-type="float" office:value="23803" calcext:value-type="float">
            <text:p>2380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6399" calcext:value-type="float">
            <text:p>16399.0</text:p>
          </table:table-cell>
          <table:table-cell office:value-type="float" office:value="21478" calcext:value-type="float">
            <text:p>2147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0917" calcext:value-type="float">
            <text:p>10917.0</text:p>
          </table:table-cell>
          <table:table-cell office:value-type="float" office:value="20677" calcext:value-type="float">
            <text:p>20677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780" calcext:value-type="float">
            <text:p>25780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5664" calcext:value-type="float">
            <text:p>15664.0</text:p>
          </table:table-cell>
          <table:table-cell office:value-type="float" office:value="25555" calcext:value-type="float">
            <text:p>2555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7545" calcext:value-type="float">
            <text:p>17545.0</text:p>
          </table:table-cell>
          <table:table-cell office:value-type="float" office:value="23801" calcext:value-type="float">
            <text:p>2380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6406" calcext:value-type="float">
            <text:p>16406.0</text:p>
          </table:table-cell>
          <table:table-cell office:value-type="float" office:value="21474" calcext:value-type="float">
            <text:p>2147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0887" calcext:value-type="float">
            <text:p>10887.0</text:p>
          </table:table-cell>
          <table:table-cell office:value-type="float" office:value="20697" calcext:value-type="float">
            <text:p>20697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5847" calcext:value-type="float">
            <text:p>2584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543" calcext:value-type="float">
            <text:p>2554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7565" calcext:value-type="float">
            <text:p>17565.0</text:p>
          </table:table-cell>
          <table:table-cell office:value-type="float" office:value="23798" calcext:value-type="float">
            <text:p>2379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6417" calcext:value-type="float">
            <text:p>16417.0</text:p>
          </table:table-cell>
          <table:table-cell office:value-type="float" office:value="21466" calcext:value-type="float">
            <text:p>2146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0858" calcext:value-type="float">
            <text:p>10858.0</text:p>
          </table:table-cell>
          <table:table-cell office:value-type="float" office:value="20714" calcext:value-type="float">
            <text:p>2071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899" calcext:value-type="float">
            <text:p>2589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537" calcext:value-type="float">
            <text:p>2553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7575" calcext:value-type="float">
            <text:p>17575.0</text:p>
          </table:table-cell>
          <table:table-cell office:value-type="float" office:value="23798" calcext:value-type="float">
            <text:p>2379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6430" calcext:value-type="float">
            <text:p>16430.0</text:p>
          </table:table-cell>
          <table:table-cell office:value-type="float" office:value="21459" calcext:value-type="float">
            <text:p>2145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0835" calcext:value-type="float">
            <text:p>10835.0</text:p>
          </table:table-cell>
          <table:table-cell office:value-type="float" office:value="20733" calcext:value-type="float">
            <text:p>2073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5644" calcext:value-type="float">
            <text:p>15644.0</text:p>
          </table:table-cell>
          <table:table-cell office:value-type="float" office:value="25932" calcext:value-type="float">
            <text:p>2593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534" calcext:value-type="float">
            <text:p>25534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7584" calcext:value-type="float">
            <text:p>17584.0</text:p>
          </table:table-cell>
          <table:table-cell office:value-type="float" office:value="23799" calcext:value-type="float">
            <text:p>2379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6464" calcext:value-type="float">
            <text:p>16464.0</text:p>
          </table:table-cell>
          <table:table-cell office:value-type="float" office:value="21442" calcext:value-type="float">
            <text:p>2144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0796" calcext:value-type="float">
            <text:p>10796.0</text:p>
          </table:table-cell>
          <table:table-cell office:value-type="float" office:value="20743" calcext:value-type="float">
            <text:p>2074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5642" calcext:value-type="float">
            <text:p>15642.0</text:p>
          </table:table-cell>
          <table:table-cell office:value-type="float" office:value="25958" calcext:value-type="float">
            <text:p>2595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5653" calcext:value-type="float">
            <text:p>15653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7596" calcext:value-type="float">
            <text:p>17596.0</text:p>
          </table:table-cell>
          <table:table-cell office:value-type="float" office:value="23794" calcext:value-type="float">
            <text:p>2379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6497" calcext:value-type="float">
            <text:p>16497.0</text:p>
          </table:table-cell>
          <table:table-cell office:value-type="float" office:value="21430" calcext:value-type="float">
            <text:p>21430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0785" calcext:value-type="float">
            <text:p>10785.0</text:p>
          </table:table-cell>
          <table:table-cell office:value-type="float" office:value="20744" calcext:value-type="float">
            <text:p>20744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5646" calcext:value-type="float">
            <text:p>15646.0</text:p>
          </table:table-cell>
          <table:table-cell office:value-type="float" office:value="25971" calcext:value-type="float">
            <text:p>2597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7611" calcext:value-type="float">
            <text:p>17611.0</text:p>
          </table:table-cell>
          <table:table-cell office:value-type="float" office:value="23792" calcext:value-type="float">
            <text:p>2379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6534" calcext:value-type="float">
            <text:p>16534.0</text:p>
          </table:table-cell>
          <table:table-cell office:value-type="float" office:value="21398" calcext:value-type="float">
            <text:p>2139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0760" calcext:value-type="float">
            <text:p>10760.0</text:p>
          </table:table-cell>
          <table:table-cell office:value-type="float" office:value="20737" calcext:value-type="float">
            <text:p>20737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5653" calcext:value-type="float">
            <text:p>15653.0</text:p>
          </table:table-cell>
          <table:table-cell office:value-type="float" office:value="25980" calcext:value-type="float">
            <text:p>2598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5650" calcext:value-type="float">
            <text:p>15650.0</text:p>
          </table:table-cell>
          <table:table-cell office:value-type="float" office:value="25552" calcext:value-type="float">
            <text:p>2555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7620" calcext:value-type="float">
            <text:p>17620.0</text:p>
          </table:table-cell>
          <table:table-cell office:value-type="float" office:value="23789" calcext:value-type="float">
            <text:p>2378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6565" calcext:value-type="float">
            <text:p>16565.0</text:p>
          </table:table-cell>
          <table:table-cell office:value-type="float" office:value="21385" calcext:value-type="float">
            <text:p>2138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0752" calcext:value-type="float">
            <text:p>10752.0</text:p>
          </table:table-cell>
          <table:table-cell office:value-type="float" office:value="20735" calcext:value-type="float">
            <text:p>20735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5985" calcext:value-type="float">
            <text:p>25985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15643" calcext:value-type="float">
            <text:p>15643.0</text:p>
          </table:table-cell>
          <table:table-cell office:value-type="float" office:value="25548" calcext:value-type="float">
            <text:p>25548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7632" calcext:value-type="float">
            <text:p>17632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6583" calcext:value-type="float">
            <text:p>16583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0746" calcext:value-type="float">
            <text:p>10746.0</text:p>
          </table:table-cell>
          <table:table-cell office:value-type="float" office:value="20724" calcext:value-type="float">
            <text:p>20724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5660" calcext:value-type="float">
            <text:p>15660.0</text:p>
          </table:table-cell>
          <table:table-cell office:value-type="float" office:value="25989" calcext:value-type="float">
            <text:p>25989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5641" calcext:value-type="float">
            <text:p>15641.0</text:p>
          </table:table-cell>
          <table:table-cell office:value-type="float" office:value="25542" calcext:value-type="float">
            <text:p>25542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7652" calcext:value-type="float">
            <text:p>17652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6617" calcext:value-type="float">
            <text:p>16617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0742" calcext:value-type="float">
            <text:p>10742.0</text:p>
          </table:table-cell>
          <table:table-cell office:value-type="float" office:value="20720" calcext:value-type="float">
            <text:p>20720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5669" calcext:value-type="float">
            <text:p>15669.0</text:p>
          </table:table-cell>
          <table:table-cell office:value-type="float" office:value="26002" calcext:value-type="float">
            <text:p>26002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5638" calcext:value-type="float">
            <text:p>15638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7670" calcext:value-type="float">
            <text:p>17670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6663" calcext:value-type="float">
            <text:p>16663.0</text:p>
          </table:table-cell>
          <table:table-cell office:value-type="float" office:value="21398" calcext:value-type="float">
            <text:p>2139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0735" calcext:value-type="float">
            <text:p>10735.0</text:p>
          </table:table-cell>
          <table:table-cell office:value-type="float" office:value="20713" calcext:value-type="float">
            <text:p>20713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5663" calcext:value-type="float">
            <text:p>15663.0</text:p>
          </table:table-cell>
          <table:table-cell office:value-type="float" office:value="26045" calcext:value-type="float">
            <text:p>2604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5622" calcext:value-type="float">
            <text:p>15622.0</text:p>
          </table:table-cell>
          <table:table-cell office:value-type="float" office:value="25545" calcext:value-type="float">
            <text:p>25545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7693" calcext:value-type="float">
            <text:p>17693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6701" calcext:value-type="float">
            <text:p>16701.0</text:p>
          </table:table-cell>
          <table:table-cell office:value-type="float" office:value="21399" calcext:value-type="float">
            <text:p>2139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0726" calcext:value-type="float">
            <text:p>10726.0</text:p>
          </table:table-cell>
          <table:table-cell office:value-type="float" office:value="20701" calcext:value-type="float">
            <text:p>20701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5656" calcext:value-type="float">
            <text:p>15656.0</text:p>
          </table:table-cell>
          <table:table-cell office:value-type="float" office:value="26047" calcext:value-type="float">
            <text:p>26047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5613" calcext:value-type="float">
            <text:p>15613.0</text:p>
          </table:table-cell>
          <table:table-cell office:value-type="float" office:value="25550" calcext:value-type="float">
            <text:p>2555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7713" calcext:value-type="float">
            <text:p>17713.0</text:p>
          </table:table-cell>
          <table:table-cell office:value-type="float" office:value="23775" calcext:value-type="float">
            <text:p>2377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6736" calcext:value-type="float">
            <text:p>16736.0</text:p>
          </table:table-cell>
          <table:table-cell office:value-type="float" office:value="21399" calcext:value-type="float">
            <text:p>2139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0710" calcext:value-type="float">
            <text:p>10710.0</text:p>
          </table:table-cell>
          <table:table-cell office:value-type="float" office:value="20695" calcext:value-type="float">
            <text:p>20695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5654" calcext:value-type="float">
            <text:p>15654.0</text:p>
          </table:table-cell>
          <table:table-cell office:value-type="float" office:value="26057" calcext:value-type="float">
            <text:p>2605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5590" calcext:value-type="float">
            <text:p>15590.0</text:p>
          </table:table-cell>
          <table:table-cell office:value-type="float" office:value="25563" calcext:value-type="float">
            <text:p>25563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7726" calcext:value-type="float">
            <text:p>17726.0</text:p>
          </table:table-cell>
          <table:table-cell office:value-type="float" office:value="23776" calcext:value-type="float">
            <text:p>2377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6781" calcext:value-type="float">
            <text:p>16781.0</text:p>
          </table:table-cell>
          <table:table-cell office:value-type="float" office:value="21396" calcext:value-type="float">
            <text:p>2139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0687" calcext:value-type="float">
            <text:p>10687.0</text:p>
          </table:table-cell>
          <table:table-cell office:value-type="float" office:value="20686" calcext:value-type="float">
            <text:p>20686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6059" calcext:value-type="float">
            <text:p>26059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5573" calcext:value-type="float">
            <text:p>15573.0</text:p>
          </table:table-cell>
          <table:table-cell office:value-type="float" office:value="25584" calcext:value-type="float">
            <text:p>25584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3773" calcext:value-type="float">
            <text:p>2377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6817" calcext:value-type="float">
            <text:p>16817.0</text:p>
          </table:table-cell>
          <table:table-cell office:value-type="float" office:value="21381" calcext:value-type="float">
            <text:p>2138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0670" calcext:value-type="float">
            <text:p>10670.0</text:p>
          </table:table-cell>
          <table:table-cell office:value-type="float" office:value="20678" calcext:value-type="float">
            <text:p>20678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6064" calcext:value-type="float">
            <text:p>2606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5594" calcext:value-type="float">
            <text:p>25594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7790" calcext:value-type="float">
            <text:p>17790.0</text:p>
          </table:table-cell>
          <table:table-cell office:value-type="float" office:value="23770" calcext:value-type="float">
            <text:p>23770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1362" calcext:value-type="float">
            <text:p>2136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0654" calcext:value-type="float">
            <text:p>10654.0</text:p>
          </table:table-cell>
          <table:table-cell office:value-type="float" office:value="20672" calcext:value-type="float">
            <text:p>20672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5655" calcext:value-type="float">
            <text:p>15655.0</text:p>
          </table:table-cell>
          <table:table-cell office:value-type="float" office:value="26080" calcext:value-type="float">
            <text:p>2608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5529" calcext:value-type="float">
            <text:p>15529.0</text:p>
          </table:table-cell>
          <table:table-cell office:value-type="float" office:value="25597" calcext:value-type="float">
            <text:p>25597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7823" calcext:value-type="float">
            <text:p>17823.0</text:p>
          </table:table-cell>
          <table:table-cell office:value-type="float" office:value="23770" calcext:value-type="float">
            <text:p>2377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6923" calcext:value-type="float">
            <text:p>16923.0</text:p>
          </table:table-cell>
          <table:table-cell office:value-type="float" office:value="21338" calcext:value-type="float">
            <text:p>2133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0643" calcext:value-type="float">
            <text:p>10643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5672" calcext:value-type="float">
            <text:p>15672.0</text:p>
          </table:table-cell>
          <table:table-cell office:value-type="float" office:value="26103" calcext:value-type="float">
            <text:p>26103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25588" calcext:value-type="float">
            <text:p>25588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7848" calcext:value-type="float">
            <text:p>17848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6995" calcext:value-type="float">
            <text:p>16995.0</text:p>
          </table:table-cell>
          <table:table-cell office:value-type="float" office:value="21306" calcext:value-type="float">
            <text:p>2130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0619" calcext:value-type="float">
            <text:p>10619.0</text:p>
          </table:table-cell>
          <table:table-cell office:value-type="float" office:value="20669" calcext:value-type="float">
            <text:p>20669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5675" calcext:value-type="float">
            <text:p>15675.0</text:p>
          </table:table-cell>
          <table:table-cell office:value-type="float" office:value="26113" calcext:value-type="float">
            <text:p>26113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25573" calcext:value-type="float">
            <text:p>2557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83" calcext:value-type="float">
            <text:p>17883.0</text:p>
          </table:table-cell>
          <table:table-cell office:value-type="float" office:value="23755" calcext:value-type="float">
            <text:p>2375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7046" calcext:value-type="float">
            <text:p>17046.0</text:p>
          </table:table-cell>
          <table:table-cell office:value-type="float" office:value="21274" calcext:value-type="float">
            <text:p>2127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0612" calcext:value-type="float">
            <text:p>10612.0</text:p>
          </table:table-cell>
          <table:table-cell office:value-type="float" office:value="20667" calcext:value-type="float">
            <text:p>20667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15675" calcext:value-type="float">
            <text:p>15675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25569" calcext:value-type="float">
            <text:p>25569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7916" calcext:value-type="float">
            <text:p>17916.0</text:p>
          </table:table-cell>
          <table:table-cell office:value-type="float" office:value="23757" calcext:value-type="float">
            <text:p>2375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1254" calcext:value-type="float">
            <text:p>2125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0603" calcext:value-type="float">
            <text:p>10603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5676" calcext:value-type="float">
            <text:p>15676.0</text:p>
          </table:table-cell>
          <table:table-cell office:value-type="float" office:value="26137" calcext:value-type="float">
            <text:p>26137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25571" calcext:value-type="float">
            <text:p>2557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7943" calcext:value-type="float">
            <text:p>17943.0</text:p>
          </table:table-cell>
          <table:table-cell office:value-type="float" office:value="23757" calcext:value-type="float">
            <text:p>2375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17140" calcext:value-type="float">
            <text:p>17140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0581" calcext:value-type="float">
            <text:p>10581.0</text:p>
          </table:table-cell>
          <table:table-cell office:value-type="float" office:value="20660" calcext:value-type="float">
            <text:p>20660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5676" calcext:value-type="float">
            <text:p>15676.0</text:p>
          </table:table-cell>
          <table:table-cell office:value-type="float" office:value="26137" calcext:value-type="float">
            <text:p>26137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17973" calcext:value-type="float">
            <text:p>17973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7160" calcext:value-type="float">
            <text:p>17160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10579" calcext:value-type="float">
            <text:p>10579.0</text:p>
          </table:table-cell>
          <table:table-cell office:value-type="float" office:value="20661" calcext:value-type="float">
            <text:p>20661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5674" calcext:value-type="float">
            <text:p>15674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25561" calcext:value-type="float">
            <text:p>25561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18006" calcext:value-type="float">
            <text:p>18006.0</text:p>
          </table:table-cell>
          <table:table-cell office:value-type="float" office:value="23756" calcext:value-type="float">
            <text:p>2375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7200" calcext:value-type="float">
            <text:p>17200.0</text:p>
          </table:table-cell>
          <table:table-cell office:value-type="float" office:value="21226" calcext:value-type="float">
            <text:p>2122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10552" calcext:value-type="float">
            <text:p>10552.0</text:p>
          </table:table-cell>
          <table:table-cell office:value-type="float" office:value="20653" calcext:value-type="float">
            <text:p>2065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15674" calcext:value-type="float">
            <text:p>15674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15520" calcext:value-type="float">
            <text:p>15520.0</text:p>
          </table:table-cell>
          <table:table-cell office:value-type="float" office:value="25557" calcext:value-type="float">
            <text:p>25557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18037" calcext:value-type="float">
            <text:p>18037.0</text:p>
          </table:table-cell>
          <table:table-cell office:value-type="float" office:value="23742" calcext:value-type="float">
            <text:p>2374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17241" calcext:value-type="float">
            <text:p>17241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10544" calcext:value-type="float">
            <text:p>10544.0</text:p>
          </table:table-cell>
          <table:table-cell office:value-type="float" office:value="20652" calcext:value-type="float">
            <text:p>20652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15674" calcext:value-type="float">
            <text:p>15674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25551" calcext:value-type="float">
            <text:p>25551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18055" calcext:value-type="float">
            <text:p>18055.0</text:p>
          </table:table-cell>
          <table:table-cell office:value-type="float" office:value="23731" calcext:value-type="float">
            <text:p>2373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17264" calcext:value-type="float">
            <text:p>17264.0</text:p>
          </table:table-cell>
          <table:table-cell office:value-type="float" office:value="21226" calcext:value-type="float">
            <text:p>2122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10536" calcext:value-type="float">
            <text:p>10536.0</text:p>
          </table:table-cell>
          <table:table-cell office:value-type="float" office:value="20652" calcext:value-type="float">
            <text:p>20652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15674" calcext:value-type="float">
            <text:p>15674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15519" calcext:value-type="float">
            <text:p>15519.0</text:p>
          </table:table-cell>
          <table:table-cell office:value-type="float" office:value="25553" calcext:value-type="float">
            <text:p>25553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18093" calcext:value-type="float">
            <text:p>18093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17278" calcext:value-type="float">
            <text:p>17278.0</text:p>
          </table:table-cell>
          <table:table-cell office:value-type="float" office:value="21232" calcext:value-type="float">
            <text:p>2123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10525" calcext:value-type="float">
            <text:p>10525.0</text:p>
          </table:table-cell>
          <table:table-cell office:value-type="float" office:value="20654" calcext:value-type="float">
            <text:p>20654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15678" calcext:value-type="float">
            <text:p>15678.0</text:p>
          </table:table-cell>
          <table:table-cell office:value-type="float" office:value="26154" calcext:value-type="float">
            <text:p>26154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15514" calcext:value-type="float">
            <text:p>15514.0</text:p>
          </table:table-cell>
          <table:table-cell office:value-type="float" office:value="25554" calcext:value-type="float">
            <text:p>2555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18128" calcext:value-type="float">
            <text:p>18128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17285" calcext:value-type="float">
            <text:p>17285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10517" calcext:value-type="float">
            <text:p>10517.0</text:p>
          </table:table-cell>
          <table:table-cell office:value-type="float" office:value="20645" calcext:value-type="float">
            <text:p>20645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15678" calcext:value-type="float">
            <text:p>15678.0</text:p>
          </table:table-cell>
          <table:table-cell office:value-type="float" office:value="26154" calcext:value-type="float">
            <text:p>26154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25550" calcext:value-type="float">
            <text:p>25550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18176" calcext:value-type="float">
            <text:p>18176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18127" calcext:value-type="float">
            <text:p>18127.0</text:p>
          </table:table-cell>
          <table:table-cell office:value-type="float" office:value="23718" calcext:value-type="float">
            <text:p>2371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1244" calcext:value-type="float">
            <text:p>21244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10510" calcext:value-type="float">
            <text:p>10510.0</text:p>
          </table:table-cell>
          <table:table-cell office:value-type="float" office:value="20636" calcext:value-type="float">
            <text:p>20636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6178" calcext:value-type="float">
            <text:p>2617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15504" calcext:value-type="float">
            <text:p>15504.0</text:p>
          </table:table-cell>
          <table:table-cell office:value-type="float" office:value="25548" calcext:value-type="float">
            <text:p>2554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18186" calcext:value-type="float">
            <text:p>18186.0</text:p>
          </table:table-cell>
          <table:table-cell office:value-type="float" office:value="23663" calcext:value-type="float">
            <text:p>23663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18132" calcext:value-type="float">
            <text:p>18132.0</text:p>
          </table:table-cell>
          <table:table-cell office:value-type="float" office:value="23705" calcext:value-type="float">
            <text:p>2370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17334" calcext:value-type="float">
            <text:p>17334.0</text:p>
          </table:table-cell>
          <table:table-cell office:value-type="float" office:value="21238" calcext:value-type="float">
            <text:p>2123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10504" calcext:value-type="float">
            <text:p>10504.0</text:p>
          </table:table-cell>
          <table:table-cell office:value-type="float" office:value="20633" calcext:value-type="float">
            <text:p>2063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6183" calcext:value-type="float">
            <text:p>26183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15503" calcext:value-type="float">
            <text:p>15503.0</text:p>
          </table:table-cell>
          <table:table-cell office:value-type="float" office:value="25543" calcext:value-type="float">
            <text:p>2554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3599" calcext:value-type="float">
            <text:p>23599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18139" calcext:value-type="float">
            <text:p>18139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17373" calcext:value-type="float">
            <text:p>17373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10497" calcext:value-type="float">
            <text:p>10497.0</text:p>
          </table:table-cell>
          <table:table-cell office:value-type="float" office:value="20631" calcext:value-type="float">
            <text:p>2063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15644" calcext:value-type="float">
            <text:p>15644.0</text:p>
          </table:table-cell>
          <table:table-cell office:value-type="float" office:value="26186" calcext:value-type="float">
            <text:p>2618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15500" calcext:value-type="float">
            <text:p>15500.0</text:p>
          </table:table-cell>
          <table:table-cell office:value-type="float" office:value="25542" calcext:value-type="float">
            <text:p>25542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18208" calcext:value-type="float">
            <text:p>18208.0</text:p>
          </table:table-cell>
          <table:table-cell office:value-type="float" office:value="23500" calcext:value-type="float">
            <text:p>2350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18139" calcext:value-type="float">
            <text:p>18139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17449" calcext:value-type="float">
            <text:p>17449.0</text:p>
          </table:table-cell>
          <table:table-cell office:value-type="float" office:value="21199" calcext:value-type="float">
            <text:p>21199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10489" calcext:value-type="float">
            <text:p>10489.0</text:p>
          </table:table-cell>
          <table:table-cell office:value-type="float" office:value="20627" calcext:value-type="float">
            <text:p>20627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15643" calcext:value-type="float">
            <text:p>15643.0</text:p>
          </table:table-cell>
          <table:table-cell office:value-type="float" office:value="26186" calcext:value-type="float">
            <text:p>26186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15498" calcext:value-type="float">
            <text:p>15498.0</text:p>
          </table:table-cell>
          <table:table-cell office:value-type="float" office:value="25538" calcext:value-type="float">
            <text:p>2553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18210" calcext:value-type="float">
            <text:p>18210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18139" calcext:value-type="float">
            <text:p>18139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17468" calcext:value-type="float">
            <text:p>17468.0</text:p>
          </table:table-cell>
          <table:table-cell office:value-type="float" office:value="21192" calcext:value-type="float">
            <text:p>2119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10479" calcext:value-type="float">
            <text:p>10479.0</text:p>
          </table:table-cell>
          <table:table-cell office:value-type="float" office:value="20627" calcext:value-type="float">
            <text:p>20627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15643" calcext:value-type="float">
            <text:p>15643.0</text:p>
          </table:table-cell>
          <table:table-cell office:value-type="float" office:value="26170" calcext:value-type="float">
            <text:p>2617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15496" calcext:value-type="float">
            <text:p>15496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18218" calcext:value-type="float">
            <text:p>18218.0</text:p>
          </table:table-cell>
          <table:table-cell office:value-type="float" office:value="23481" calcext:value-type="float">
            <text:p>2348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18154" calcext:value-type="float">
            <text:p>18154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17478" calcext:value-type="float">
            <text:p>17478.0</text:p>
          </table:table-cell>
          <table:table-cell office:value-type="float" office:value="21198" calcext:value-type="float">
            <text:p>21198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10473" calcext:value-type="float">
            <text:p>10473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15643" calcext:value-type="float">
            <text:p>15643.0</text:p>
          </table:table-cell>
          <table:table-cell office:value-type="float" office:value="26156" calcext:value-type="float">
            <text:p>2615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25545" calcext:value-type="float">
            <text:p>25545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18222" calcext:value-type="float">
            <text:p>18222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18169" calcext:value-type="float">
            <text:p>18169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17484" calcext:value-type="float">
            <text:p>17484.0</text:p>
          </table:table-cell>
          <table:table-cell office:value-type="float" office:value="21201" calcext:value-type="float">
            <text:p>2120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10467" calcext:value-type="float">
            <text:p>10467.0</text:p>
          </table:table-cell>
          <table:table-cell office:value-type="float" office:value="20620" calcext:value-type="float">
            <text:p>20620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40" calcext:value-type="float">
            <text:p>15640.0</text:p>
          </table:table-cell>
          <table:table-cell office:value-type="float" office:value="26159" calcext:value-type="float">
            <text:p>26159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15492" calcext:value-type="float">
            <text:p>15492.0</text:p>
          </table:table-cell>
          <table:table-cell office:value-type="float" office:value="25545" calcext:value-type="float">
            <text:p>25545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18227" calcext:value-type="float">
            <text:p>18227.0</text:p>
          </table:table-cell>
          <table:table-cell office:value-type="float" office:value="23479" calcext:value-type="float">
            <text:p>2347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18176" calcext:value-type="float">
            <text:p>18176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17498" calcext:value-type="float">
            <text:p>17498.0</text:p>
          </table:table-cell>
          <table:table-cell office:value-type="float" office:value="21206" calcext:value-type="float">
            <text:p>2120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10457" calcext:value-type="float">
            <text:p>10457.0</text:p>
          </table:table-cell>
          <table:table-cell office:value-type="float" office:value="20613" calcext:value-type="float">
            <text:p>20613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15643" calcext:value-type="float">
            <text:p>15643.0</text:p>
          </table:table-cell>
          <table:table-cell office:value-type="float" office:value="26165" calcext:value-type="float">
            <text:p>26165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5541" calcext:value-type="float">
            <text:p>25541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18260" calcext:value-type="float">
            <text:p>18260.0</text:p>
          </table:table-cell>
          <table:table-cell office:value-type="float" office:value="23471" calcext:value-type="float">
            <text:p>23471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18190" calcext:value-type="float">
            <text:p>18190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508" calcext:value-type="float">
            <text:p>17508.0</text:p>
          </table:table-cell>
          <table:table-cell office:value-type="float" office:value="21218" calcext:value-type="float">
            <text:p>2121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10445" calcext:value-type="float">
            <text:p>10445.0</text:p>
          </table:table-cell>
          <table:table-cell office:value-type="float" office:value="20600" calcext:value-type="float">
            <text:p>20600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15642" calcext:value-type="float">
            <text:p>15642.0</text:p>
          </table:table-cell>
          <table:table-cell office:value-type="float" office:value="26171" calcext:value-type="float">
            <text:p>26171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15484" calcext:value-type="float">
            <text:p>15484.0</text:p>
          </table:table-cell>
          <table:table-cell office:value-type="float" office:value="25542" calcext:value-type="float">
            <text:p>2554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18272" calcext:value-type="float">
            <text:p>18272.0</text:p>
          </table:table-cell>
          <table:table-cell office:value-type="float" office:value="23469" calcext:value-type="float">
            <text:p>2346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18214" calcext:value-type="float">
            <text:p>18214.0</text:p>
          </table:table-cell>
          <table:table-cell office:value-type="float" office:value="23663" calcext:value-type="float">
            <text:p>23663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17529" calcext:value-type="float">
            <text:p>17529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10437" calcext:value-type="float">
            <text:p>10437.0</text:p>
          </table:table-cell>
          <table:table-cell office:value-type="float" office:value="20598" calcext:value-type="float">
            <text:p>20598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15654" calcext:value-type="float">
            <text:p>15654.0</text:p>
          </table:table-cell>
          <table:table-cell office:value-type="float" office:value="26162" calcext:value-type="float">
            <text:p>26162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5542" calcext:value-type="float">
            <text:p>25542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8275" calcext:value-type="float">
            <text:p>18275.0</text:p>
          </table:table-cell>
          <table:table-cell office:value-type="float" office:value="23473" calcext:value-type="float">
            <text:p>2347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18123" calcext:value-type="float">
            <text:p>18123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18263" calcext:value-type="float">
            <text:p>18263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17566" calcext:value-type="float">
            <text:p>17566.0</text:p>
          </table:table-cell>
          <table:table-cell office:value-type="float" office:value="21224" calcext:value-type="float">
            <text:p>21224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10434" calcext:value-type="float">
            <text:p>10434.0</text:p>
          </table:table-cell>
          <table:table-cell office:value-type="float" office:value="20593" calcext:value-type="float">
            <text:p>20593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6174" calcext:value-type="float">
            <text:p>26174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18067" calcext:value-type="float">
            <text:p>18067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18265" calcext:value-type="float">
            <text:p>18265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18286" calcext:value-type="float">
            <text:p>18286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17590" calcext:value-type="float">
            <text:p>17590.0</text:p>
          </table:table-cell>
          <table:table-cell office:value-type="float" office:value="21224" calcext:value-type="float">
            <text:p>2122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10424" calcext:value-type="float">
            <text:p>10424.0</text:p>
          </table:table-cell>
          <table:table-cell office:value-type="float" office:value="20592" calcext:value-type="float">
            <text:p>20592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6185" calcext:value-type="float">
            <text:p>2618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5544" calcext:value-type="float">
            <text:p>25544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18011" calcext:value-type="float">
            <text:p>18011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18300" calcext:value-type="float">
            <text:p>18300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18295" calcext:value-type="float">
            <text:p>18295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17627" calcext:value-type="float">
            <text:p>17627.0</text:p>
          </table:table-cell>
          <table:table-cell office:value-type="float" office:value="21225" calcext:value-type="float">
            <text:p>2122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10420" calcext:value-type="float">
            <text:p>10420.0</text:p>
          </table:table-cell>
          <table:table-cell office:value-type="float" office:value="20590" calcext:value-type="float">
            <text:p>20590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6190" calcext:value-type="float">
            <text:p>26190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25550" calcext:value-type="float">
            <text:p>25550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18000" calcext:value-type="float">
            <text:p>18000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18336" calcext:value-type="float">
            <text:p>18336.0</text:p>
          </table:table-cell>
          <table:table-cell office:value-type="float" office:value="23729" calcext:value-type="float">
            <text:p>23729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18320" calcext:value-type="float">
            <text:p>18320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17656" calcext:value-type="float">
            <text:p>17656.0</text:p>
          </table:table-cell>
          <table:table-cell office:value-type="float" office:value="21221" calcext:value-type="float">
            <text:p>21221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10416" calcext:value-type="float">
            <text:p>10416.0</text:p>
          </table:table-cell>
          <table:table-cell office:value-type="float" office:value="20586" calcext:value-type="float">
            <text:p>20586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6189" calcext:value-type="float">
            <text:p>26189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15466" calcext:value-type="float">
            <text:p>15466.0</text:p>
          </table:table-cell>
          <table:table-cell office:value-type="float" office:value="25559" calcext:value-type="float">
            <text:p>2555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17995" calcext:value-type="float">
            <text:p>17995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394" calcext:value-type="float">
            <text:p>18394.0</text:p>
          </table:table-cell>
          <table:table-cell office:value-type="float" office:value="23781" calcext:value-type="float">
            <text:p>23781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18349" calcext:value-type="float">
            <text:p>18349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/>
          <table:table-cell office:value-type="float" office:value="17658" calcext:value-type="float">
            <text:p>17658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10409" calcext:value-type="float">
            <text:p>10409.0</text:p>
          </table:table-cell>
          <table:table-cell office:value-type="float" office:value="20577" calcext:value-type="float">
            <text:p>20577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15651" calcext:value-type="float">
            <text:p>15651.0</text:p>
          </table:table-cell>
          <table:table-cell office:value-type="float" office:value="26185" calcext:value-type="float">
            <text:p>26185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15459" calcext:value-type="float">
            <text:p>15459.0</text:p>
          </table:table-cell>
          <table:table-cell office:value-type="float" office:value="25557" calcext:value-type="float">
            <text:p>25557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17987" calcext:value-type="float">
            <text:p>17987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18404" calcext:value-type="float">
            <text:p>18404.0</text:p>
          </table:table-cell>
          <table:table-cell office:value-type="float" office:value="23803" calcext:value-type="float">
            <text:p>23803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18396" calcext:value-type="float">
            <text:p>18396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17697" calcext:value-type="float">
            <text:p>17697.0</text:p>
          </table:table-cell>
          <table:table-cell office:value-type="float" office:value="21228" calcext:value-type="float">
            <text:p>2122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17626" calcext:value-type="float">
            <text:p>17626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10401" calcext:value-type="float">
            <text:p>10401.0</text:p>
          </table:table-cell>
          <table:table-cell office:value-type="float" office:value="20573" calcext:value-type="float">
            <text:p>20573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15650" calcext:value-type="float">
            <text:p>15650.0</text:p>
          </table:table-cell>
          <table:table-cell office:value-type="float" office:value="26180" calcext:value-type="float">
            <text:p>26180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15456" calcext:value-type="float">
            <text:p>15456.0</text:p>
          </table:table-cell>
          <table:table-cell office:value-type="float" office:value="25571" calcext:value-type="float">
            <text:p>25571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17976" calcext:value-type="float">
            <text:p>17976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408" calcext:value-type="float">
            <text:p>18408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18415" calcext:value-type="float">
            <text:p>18415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17710" calcext:value-type="float">
            <text:p>17710.0</text:p>
          </table:table-cell>
          <table:table-cell office:value-type="float" office:value="21235" calcext:value-type="float">
            <text:p>21235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17620" calcext:value-type="float">
            <text:p>17620.0</text:p>
          </table:table-cell>
          <table:table-cell office:value-type="float" office:value="21236" calcext:value-type="float">
            <text:p>2123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10393" calcext:value-type="float">
            <text:p>10393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15650" calcext:value-type="float">
            <text:p>15650.0</text:p>
          </table:table-cell>
          <table:table-cell office:value-type="float" office:value="26178" calcext:value-type="float">
            <text:p>26178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15453" calcext:value-type="float">
            <text:p>15453.0</text:p>
          </table:table-cell>
          <table:table-cell office:value-type="float" office:value="25581" calcext:value-type="float">
            <text:p>2558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17961" calcext:value-type="float">
            <text:p>17961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3804" calcext:value-type="float">
            <text:p>23804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451" calcext:value-type="float">
            <text:p>18451.0</text:p>
          </table:table-cell>
          <table:table-cell office:value-type="float" office:value="23681" calcext:value-type="float">
            <text:p>23681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17735" calcext:value-type="float">
            <text:p>17735.0</text:p>
          </table:table-cell>
          <table:table-cell office:value-type="float" office:value="21242" calcext:value-type="float">
            <text:p>2124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17608" calcext:value-type="float">
            <text:p>17608.0</text:p>
          </table:table-cell>
          <table:table-cell office:value-type="float" office:value="21239" calcext:value-type="float">
            <text:p>2123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10384" calcext:value-type="float">
            <text:p>10384.0</text:p>
          </table:table-cell>
          <table:table-cell office:value-type="float" office:value="20567" calcext:value-type="float">
            <text:p>20567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15644" calcext:value-type="float">
            <text:p>15644.0</text:p>
          </table:table-cell>
          <table:table-cell office:value-type="float" office:value="26183" calcext:value-type="float">
            <text:p>26183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15456" calcext:value-type="float">
            <text:p>15456.0</text:p>
          </table:table-cell>
          <table:table-cell office:value-type="float" office:value="25588" calcext:value-type="float">
            <text:p>2558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17955" calcext:value-type="float">
            <text:p>17955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18386" calcext:value-type="float">
            <text:p>18386.0</text:p>
          </table:table-cell>
          <table:table-cell office:value-type="float" office:value="23820" calcext:value-type="float">
            <text:p>2382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18469" calcext:value-type="float">
            <text:p>18469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17750" calcext:value-type="float">
            <text:p>17750.0</text:p>
          </table:table-cell>
          <table:table-cell office:value-type="float" office:value="21248" calcext:value-type="float">
            <text:p>21248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17585" calcext:value-type="float">
            <text:p>17585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10383" calcext:value-type="float">
            <text:p>10383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26182" calcext:value-type="float">
            <text:p>26182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25267" calcext:value-type="float">
            <text:p>25267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17949" calcext:value-type="float">
            <text:p>17949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18380" calcext:value-type="float">
            <text:p>18380.0</text:p>
          </table:table-cell>
          <table:table-cell office:value-type="float" office:value="23821" calcext:value-type="float">
            <text:p>2382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18483" calcext:value-type="float">
            <text:p>18483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17764" calcext:value-type="float">
            <text:p>17764.0</text:p>
          </table:table-cell>
          <table:table-cell office:value-type="float" office:value="21255" calcext:value-type="float">
            <text:p>2125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17572" calcext:value-type="float">
            <text:p>17572.0</text:p>
          </table:table-cell>
          <table:table-cell office:value-type="float" office:value="21251" calcext:value-type="float">
            <text:p>21251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10379" calcext:value-type="float">
            <text:p>10379.0</text:p>
          </table:table-cell>
          <table:table-cell office:value-type="float" office:value="20569" calcext:value-type="float">
            <text:p>20569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15632" calcext:value-type="float">
            <text:p>15632.0</text:p>
          </table:table-cell>
          <table:table-cell office:value-type="float" office:value="26179" calcext:value-type="float">
            <text:p>26179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15468" calcext:value-type="float">
            <text:p>15468.0</text:p>
          </table:table-cell>
          <table:table-cell office:value-type="float" office:value="25277" calcext:value-type="float">
            <text:p>2527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17942" calcext:value-type="float">
            <text:p>17942.0</text:p>
          </table:table-cell>
          <table:table-cell office:value-type="float" office:value="23657" calcext:value-type="float">
            <text:p>2365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18496" calcext:value-type="float">
            <text:p>18496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17775" calcext:value-type="float">
            <text:p>17775.0</text:p>
          </table:table-cell>
          <table:table-cell office:value-type="float" office:value="21261" calcext:value-type="float">
            <text:p>21261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17572" calcext:value-type="float">
            <text:p>17572.0</text:p>
          </table:table-cell>
          <table:table-cell office:value-type="float" office:value="21258" calcext:value-type="float">
            <text:p>2125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10364" calcext:value-type="float">
            <text:p>10364.0</text:p>
          </table:table-cell>
          <table:table-cell office:value-type="float" office:value="20561" calcext:value-type="float">
            <text:p>20561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15617" calcext:value-type="float">
            <text:p>15617.0</text:p>
          </table:table-cell>
          <table:table-cell office:value-type="float" office:value="26181" calcext:value-type="float">
            <text:p>26181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15457" calcext:value-type="float">
            <text:p>15457.0</text:p>
          </table:table-cell>
          <table:table-cell office:value-type="float" office:value="25292" calcext:value-type="float">
            <text:p>25292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17929" calcext:value-type="float">
            <text:p>17929.0</text:p>
          </table:table-cell>
          <table:table-cell office:value-type="float" office:value="23643" calcext:value-type="float">
            <text:p>23643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18515" calcext:value-type="float">
            <text:p>18515.0</text:p>
          </table:table-cell>
          <table:table-cell office:value-type="float" office:value="23660" calcext:value-type="float">
            <text:p>2366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17797" calcext:value-type="float">
            <text:p>17797.0</text:p>
          </table:table-cell>
          <table:table-cell office:value-type="float" office:value="21269" calcext:value-type="float">
            <text:p>2126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17575" calcext:value-type="float">
            <text:p>17575.0</text:p>
          </table:table-cell>
          <table:table-cell office:value-type="float" office:value="21266" calcext:value-type="float">
            <text:p>2126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10356" calcext:value-type="float">
            <text:p>10356.0</text:p>
          </table:table-cell>
          <table:table-cell office:value-type="float" office:value="20562" calcext:value-type="float">
            <text:p>20562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15619" calcext:value-type="float">
            <text:p>15619.0</text:p>
          </table:table-cell>
          <table:table-cell office:value-type="float" office:value="26175" calcext:value-type="float">
            <text:p>26175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15464" calcext:value-type="float">
            <text:p>15464.0</text:p>
          </table:table-cell>
          <table:table-cell office:value-type="float" office:value="25302" calcext:value-type="float">
            <text:p>2530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17889" calcext:value-type="float">
            <text:p>17889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18538" calcext:value-type="float">
            <text:p>18538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17817" calcext:value-type="float">
            <text:p>17817.0</text:p>
          </table:table-cell>
          <table:table-cell office:value-type="float" office:value="21276" calcext:value-type="float">
            <text:p>2127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17570" calcext:value-type="float">
            <text:p>17570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10355" calcext:value-type="float">
            <text:p>10355.0</text:p>
          </table:table-cell>
          <table:table-cell office:value-type="float" office:value="20561" calcext:value-type="float">
            <text:p>20561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26169" calcext:value-type="float">
            <text:p>26169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15465" calcext:value-type="float">
            <text:p>15465.0</text:p>
          </table:table-cell>
          <table:table-cell office:value-type="float" office:value="25307" calcext:value-type="float">
            <text:p>2530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17877" calcext:value-type="float">
            <text:p>17877.0</text:p>
          </table:table-cell>
          <table:table-cell office:value-type="float" office:value="23632" calcext:value-type="float">
            <text:p>2363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18551" calcext:value-type="float">
            <text:p>18551.0</text:p>
          </table:table-cell>
          <table:table-cell office:value-type="float" office:value="23652" calcext:value-type="float">
            <text:p>23652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17850" calcext:value-type="float">
            <text:p>17850.0</text:p>
          </table:table-cell>
          <table:table-cell office:value-type="float" office:value="21281" calcext:value-type="float">
            <text:p>2128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10345" calcext:value-type="float">
            <text:p>10345.0</text:p>
          </table:table-cell>
          <table:table-cell office:value-type="float" office:value="20553" calcext:value-type="float">
            <text:p>20553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15597" calcext:value-type="float">
            <text:p>15597.0</text:p>
          </table:table-cell>
          <table:table-cell office:value-type="float" office:value="26159" calcext:value-type="float">
            <text:p>2615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15466" calcext:value-type="float">
            <text:p>15466.0</text:p>
          </table:table-cell>
          <table:table-cell office:value-type="float" office:value="25318" calcext:value-type="float">
            <text:p>25318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17873" calcext:value-type="float">
            <text:p>17873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18569" calcext:value-type="float">
            <text:p>18569.0</text:p>
          </table:table-cell>
          <table:table-cell office:value-type="float" office:value="23645" calcext:value-type="float">
            <text:p>23645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17858" calcext:value-type="float">
            <text:p>17858.0</text:p>
          </table:table-cell>
          <table:table-cell office:value-type="float" office:value="21291" calcext:value-type="float">
            <text:p>2129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10342" calcext:value-type="float">
            <text:p>10342.0</text:p>
          </table:table-cell>
          <table:table-cell office:value-type="float" office:value="20557" calcext:value-type="float">
            <text:p>20557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15602" calcext:value-type="float">
            <text:p>15602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15473" calcext:value-type="float">
            <text:p>15473.0</text:p>
          </table:table-cell>
          <table:table-cell office:value-type="float" office:value="25318" calcext:value-type="float">
            <text:p>2531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17839" calcext:value-type="float">
            <text:p>17839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18586" calcext:value-type="float">
            <text:p>18586.0</text:p>
          </table:table-cell>
          <table:table-cell office:value-type="float" office:value="23632" calcext:value-type="float">
            <text:p>23632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17859" calcext:value-type="float">
            <text:p>17859.0</text:p>
          </table:table-cell>
          <table:table-cell office:value-type="float" office:value="21299" calcext:value-type="float">
            <text:p>21299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10332" calcext:value-type="float">
            <text:p>10332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15602" calcext:value-type="float">
            <text:p>15602.0</text:p>
          </table:table-cell>
          <table:table-cell office:value-type="float" office:value="25843" calcext:value-type="float">
            <text:p>25843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15490" calcext:value-type="float">
            <text:p>15490.0</text:p>
          </table:table-cell>
          <table:table-cell office:value-type="float" office:value="25323" calcext:value-type="float">
            <text:p>2532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17830" calcext:value-type="float">
            <text:p>17830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18596" calcext:value-type="float">
            <text:p>18596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17867" calcext:value-type="float">
            <text:p>17867.0</text:p>
          </table:table-cell>
          <table:table-cell office:value-type="float" office:value="21307" calcext:value-type="float">
            <text:p>21307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10317" calcext:value-type="float">
            <text:p>10317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15595" calcext:value-type="float">
            <text:p>15595.0</text:p>
          </table:table-cell>
          <table:table-cell office:value-type="float" office:value="25828" calcext:value-type="float">
            <text:p>25828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5326" calcext:value-type="float">
            <text:p>2532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17798" calcext:value-type="float">
            <text:p>17798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18608" calcext:value-type="float">
            <text:p>18608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17877" calcext:value-type="float">
            <text:p>17877.0</text:p>
          </table:table-cell>
          <table:table-cell office:value-type="float" office:value="21312" calcext:value-type="float">
            <text:p>21312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10305" calcext:value-type="float">
            <text:p>10305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15572" calcext:value-type="float">
            <text:p>15572.0</text:p>
          </table:table-cell>
          <table:table-cell office:value-type="float" office:value="25807" calcext:value-type="float">
            <text:p>2580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15518" calcext:value-type="float">
            <text:p>15518.0</text:p>
          </table:table-cell>
          <table:table-cell office:value-type="float" office:value="25338" calcext:value-type="float">
            <text:p>25338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17751" calcext:value-type="float">
            <text:p>17751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18611" calcext:value-type="float">
            <text:p>18611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17909" calcext:value-type="float">
            <text:p>17909.0</text:p>
          </table:table-cell>
          <table:table-cell office:value-type="float" office:value="21301" calcext:value-type="float">
            <text:p>2130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10297" calcext:value-type="float">
            <text:p>10297.0</text:p>
          </table:table-cell>
          <table:table-cell office:value-type="float" office:value="20567" calcext:value-type="float">
            <text:p>20567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5802" calcext:value-type="float">
            <text:p>25802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17723" calcext:value-type="float">
            <text:p>17723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624" calcext:value-type="float">
            <text:p>18624.0</text:p>
          </table:table-cell>
          <table:table-cell office:value-type="float" office:value="23672" calcext:value-type="float">
            <text:p>2367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17939" calcext:value-type="float">
            <text:p>17939.0</text:p>
          </table:table-cell>
          <table:table-cell office:value-type="float" office:value="21301" calcext:value-type="float">
            <text:p>21301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10287" calcext:value-type="float">
            <text:p>10287.0</text:p>
          </table:table-cell>
          <table:table-cell office:value-type="float" office:value="20564" calcext:value-type="float">
            <text:p>20564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15565" calcext:value-type="float">
            <text:p>15565.0</text:p>
          </table:table-cell>
          <table:table-cell office:value-type="float" office:value="25803" calcext:value-type="float">
            <text:p>2580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15529" calcext:value-type="float">
            <text:p>15529.0</text:p>
          </table:table-cell>
          <table:table-cell office:value-type="float" office:value="25346" calcext:value-type="float">
            <text:p>25346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17675" calcext:value-type="float">
            <text:p>17675.0</text:p>
          </table:table-cell>
          <table:table-cell office:value-type="float" office:value="23591" calcext:value-type="float">
            <text:p>23591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18627" calcext:value-type="float">
            <text:p>18627.0</text:p>
          </table:table-cell>
          <table:table-cell office:value-type="float" office:value="23663" calcext:value-type="float">
            <text:p>23663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17981" calcext:value-type="float">
            <text:p>17981.0</text:p>
          </table:table-cell>
          <table:table-cell office:value-type="float" office:value="21292" calcext:value-type="float">
            <text:p>2129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10275" calcext:value-type="float">
            <text:p>10275.0</text:p>
          </table:table-cell>
          <table:table-cell office:value-type="float" office:value="20559" calcext:value-type="float">
            <text:p>20559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15536" calcext:value-type="float">
            <text:p>15536.0</text:p>
          </table:table-cell>
          <table:table-cell office:value-type="float" office:value="25347" calcext:value-type="float">
            <text:p>25347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17674" calcext:value-type="float">
            <text:p>17674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18644" calcext:value-type="float">
            <text:p>18644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18037" calcext:value-type="float">
            <text:p>18037.0</text:p>
          </table:table-cell>
          <table:table-cell office:value-type="float" office:value="21278" calcext:value-type="float">
            <text:p>2127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10244" calcext:value-type="float">
            <text:p>10244.0</text:p>
          </table:table-cell>
          <table:table-cell office:value-type="float" office:value="20555" calcext:value-type="float">
            <text:p>20555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15542" calcext:value-type="float">
            <text:p>15542.0</text:p>
          </table:table-cell>
          <table:table-cell office:value-type="float" office:value="25346" calcext:value-type="float">
            <text:p>25346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17664" calcext:value-type="float">
            <text:p>17664.0</text:p>
          </table:table-cell>
          <table:table-cell office:value-type="float" office:value="23602" calcext:value-type="float">
            <text:p>23602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18644" calcext:value-type="float">
            <text:p>18644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18064" calcext:value-type="float">
            <text:p>18064.0</text:p>
          </table:table-cell>
          <table:table-cell office:value-type="float" office:value="21284" calcext:value-type="float">
            <text:p>2128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10236" calcext:value-type="float">
            <text:p>10236.0</text:p>
          </table:table-cell>
          <table:table-cell office:value-type="float" office:value="20554" calcext:value-type="float">
            <text:p>20554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25345" calcext:value-type="float">
            <text:p>2534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56" calcext:value-type="float">
            <text:p>17656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647" calcext:value-type="float">
            <text:p>18647.0</text:p>
          </table:table-cell>
          <table:table-cell office:value-type="float" office:value="23648" calcext:value-type="float">
            <text:p>23648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18087" calcext:value-type="float">
            <text:p>18087.0</text:p>
          </table:table-cell>
          <table:table-cell office:value-type="float" office:value="21287" calcext:value-type="float">
            <text:p>2128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10233" calcext:value-type="float">
            <text:p>10233.0</text:p>
          </table:table-cell>
          <table:table-cell office:value-type="float" office:value="20552" calcext:value-type="float">
            <text:p>20552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17647" calcext:value-type="float">
            <text:p>17647.0</text:p>
          </table:table-cell>
          <table:table-cell office:value-type="float" office:value="23619" calcext:value-type="float">
            <text:p>23619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18659" calcext:value-type="float">
            <text:p>18659.0</text:p>
          </table:table-cell>
          <table:table-cell office:value-type="float" office:value="23631" calcext:value-type="float">
            <text:p>23631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18102" calcext:value-type="float">
            <text:p>18102.0</text:p>
          </table:table-cell>
          <table:table-cell office:value-type="float" office:value="21287" calcext:value-type="float">
            <text:p>21287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10218" calcext:value-type="float">
            <text:p>10218.0</text:p>
          </table:table-cell>
          <table:table-cell office:value-type="float" office:value="20554" calcext:value-type="float">
            <text:p>20554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17646" calcext:value-type="float">
            <text:p>17646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18661" calcext:value-type="float">
            <text:p>18661.0</text:p>
          </table:table-cell>
          <table:table-cell office:value-type="float" office:value="23626" calcext:value-type="float">
            <text:p>23626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18118" calcext:value-type="float">
            <text:p>18118.0</text:p>
          </table:table-cell>
          <table:table-cell office:value-type="float" office:value="21292" calcext:value-type="float">
            <text:p>21292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10212" calcext:value-type="float">
            <text:p>10212.0</text:p>
          </table:table-cell>
          <table:table-cell office:value-type="float" office:value="20550" calcext:value-type="float">
            <text:p>20550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18664" calcext:value-type="float">
            <text:p>18664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18124" calcext:value-type="float">
            <text:p>18124.0</text:p>
          </table:table-cell>
          <table:table-cell office:value-type="float" office:value="21297" calcext:value-type="float">
            <text:p>2129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10203" calcext:value-type="float">
            <text:p>10203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18664" calcext:value-type="float">
            <text:p>18664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18148" calcext:value-type="float">
            <text:p>18148.0</text:p>
          </table:table-cell>
          <table:table-cell office:value-type="float" office:value="21304" calcext:value-type="float">
            <text:p>21304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10188" calcext:value-type="float">
            <text:p>10188.0</text:p>
          </table:table-cell>
          <table:table-cell office:value-type="float" office:value="20544" calcext:value-type="float">
            <text:p>20544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674" calcext:value-type="float">
            <text:p>18674.0</text:p>
          </table:table-cell>
          <table:table-cell office:value-type="float" office:value="23627" calcext:value-type="float">
            <text:p>2362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18177" calcext:value-type="float">
            <text:p>18177.0</text:p>
          </table:table-cell>
          <table:table-cell office:value-type="float" office:value="21315" calcext:value-type="float">
            <text:p>21315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10173" calcext:value-type="float">
            <text:p>10173.0</text:p>
          </table:table-cell>
          <table:table-cell office:value-type="float" office:value="20542" calcext:value-type="float">
            <text:p>20542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18688" calcext:value-type="float">
            <text:p>18688.0</text:p>
          </table:table-cell>
          <table:table-cell office:value-type="float" office:value="23438" calcext:value-type="float">
            <text:p>23438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18200" calcext:value-type="float">
            <text:p>18200.0</text:p>
          </table:table-cell>
          <table:table-cell office:value-type="float" office:value="21343" calcext:value-type="float">
            <text:p>21343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10170" calcext:value-type="float">
            <text:p>10170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18699" calcext:value-type="float">
            <text:p>18699.0</text:p>
          </table:table-cell>
          <table:table-cell office:value-type="float" office:value="23437" calcext:value-type="float">
            <text:p>2343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18210" calcext:value-type="float">
            <text:p>18210.0</text:p>
          </table:table-cell>
          <table:table-cell office:value-type="float" office:value="21363" calcext:value-type="float">
            <text:p>21363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10160" calcext:value-type="float">
            <text:p>10160.0</text:p>
          </table:table-cell>
          <table:table-cell office:value-type="float" office:value="20518" calcext:value-type="float">
            <text:p>20518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18719" calcext:value-type="float">
            <text:p>18719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18216" calcext:value-type="float">
            <text:p>18216.0</text:p>
          </table:table-cell>
          <table:table-cell office:value-type="float" office:value="21378" calcext:value-type="float">
            <text:p>2137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10163" calcext:value-type="float">
            <text:p>10163.0</text:p>
          </table:table-cell>
          <table:table-cell office:value-type="float" office:value="20518" calcext:value-type="float">
            <text:p>20518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18753" calcext:value-type="float">
            <text:p>18753.0</text:p>
          </table:table-cell>
          <table:table-cell office:value-type="float" office:value="23453" calcext:value-type="float">
            <text:p>23453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18212" calcext:value-type="float">
            <text:p>18212.0</text:p>
          </table:table-cell>
          <table:table-cell office:value-type="float" office:value="21428" calcext:value-type="float">
            <text:p>2142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10158" calcext:value-type="float">
            <text:p>10158.0</text:p>
          </table:table-cell>
          <table:table-cell office:value-type="float" office:value="20513" calcext:value-type="float">
            <text:p>20513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18762" calcext:value-type="float">
            <text:p>18762.0</text:p>
          </table:table-cell>
          <table:table-cell office:value-type="float" office:value="23457" calcext:value-type="float">
            <text:p>23457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18220" calcext:value-type="float">
            <text:p>18220.0</text:p>
          </table:table-cell>
          <table:table-cell office:value-type="float" office:value="21492" calcext:value-type="float">
            <text:p>21492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10146" calcext:value-type="float">
            <text:p>10146.0</text:p>
          </table:table-cell>
          <table:table-cell office:value-type="float" office:value="20511" calcext:value-type="float">
            <text:p>20511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18785" calcext:value-type="float">
            <text:p>18785.0</text:p>
          </table:table-cell>
          <table:table-cell office:value-type="float" office:value="23463" calcext:value-type="float">
            <text:p>23463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18223" calcext:value-type="float">
            <text:p>18223.0</text:p>
          </table:table-cell>
          <table:table-cell office:value-type="float" office:value="21506" calcext:value-type="float">
            <text:p>21506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1493" calcext:value-type="float">
            <text:p>21493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10139" calcext:value-type="float">
            <text:p>10139.0</text:p>
          </table:table-cell>
          <table:table-cell office:value-type="float" office:value="20508" calcext:value-type="float">
            <text:p>20508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18797" calcext:value-type="float">
            <text:p>18797.0</text:p>
          </table:table-cell>
          <table:table-cell office:value-type="float" office:value="23473" calcext:value-type="float">
            <text:p>23473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13" calcext:value-type="float">
            <text:p>18213.0</text:p>
          </table:table-cell>
          <table:table-cell office:value-type="float" office:value="21537" calcext:value-type="float">
            <text:p>21537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1493" calcext:value-type="float">
            <text:p>21493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10136" calcext:value-type="float">
            <text:p>10136.0</text:p>
          </table:table-cell>
          <table:table-cell office:value-type="float" office:value="20503" calcext:value-type="float">
            <text:p>20503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18802" calcext:value-type="float">
            <text:p>18802.0</text:p>
          </table:table-cell>
          <table:table-cell office:value-type="float" office:value="23474" calcext:value-type="float">
            <text:p>2347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1576" calcext:value-type="float">
            <text:p>21576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1493" calcext:value-type="float">
            <text:p>21493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10127" calcext:value-type="float">
            <text:p>10127.0</text:p>
          </table:table-cell>
          <table:table-cell office:value-type="float" office:value="20501" calcext:value-type="float">
            <text:p>20501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18815" calcext:value-type="float">
            <text:p>18815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18236" calcext:value-type="float">
            <text:p>18236.0</text:p>
          </table:table-cell>
          <table:table-cell office:value-type="float" office:value="21612" calcext:value-type="float">
            <text:p>2161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18230" calcext:value-type="float">
            <text:p>18230.0</text:p>
          </table:table-cell>
          <table:table-cell office:value-type="float" office:value="21491" calcext:value-type="float">
            <text:p>2149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10121" calcext:value-type="float">
            <text:p>10121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18824" calcext:value-type="float">
            <text:p>18824.0</text:p>
          </table:table-cell>
          <table:table-cell office:value-type="float" office:value="23482" calcext:value-type="float">
            <text:p>23482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18218" calcext:value-type="float">
            <text:p>18218.0</text:p>
          </table:table-cell>
          <table:table-cell office:value-type="float" office:value="21654" calcext:value-type="float">
            <text:p>2165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1485" calcext:value-type="float">
            <text:p>21485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10112" calcext:value-type="float">
            <text:p>10112.0</text:p>
          </table:table-cell>
          <table:table-cell office:value-type="float" office:value="20490" calcext:value-type="float">
            <text:p>20490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18829" calcext:value-type="float">
            <text:p>18829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18198" calcext:value-type="float">
            <text:p>18198.0</text:p>
          </table:table-cell>
          <table:table-cell office:value-type="float" office:value="21704" calcext:value-type="float">
            <text:p>2170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33" calcext:value-type="float">
            <text:p>18233.0</text:p>
          </table:table-cell>
          <table:table-cell office:value-type="float" office:value="21484" calcext:value-type="float">
            <text:p>21484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10111" calcext:value-type="float">
            <text:p>10111.0</text:p>
          </table:table-cell>
          <table:table-cell office:value-type="float" office:value="20489" calcext:value-type="float">
            <text:p>20489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18829" calcext:value-type="float">
            <text:p>18829.0</text:p>
          </table:table-cell>
          <table:table-cell office:value-type="float" office:value="23485" calcext:value-type="float">
            <text:p>2348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1771" calcext:value-type="float">
            <text:p>21771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18237" calcext:value-type="float">
            <text:p>18237.0</text:p>
          </table:table-cell>
          <table:table-cell office:value-type="float" office:value="21478" calcext:value-type="float">
            <text:p>2147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10096" calcext:value-type="float">
            <text:p>10096.0</text:p>
          </table:table-cell>
          <table:table-cell office:value-type="float" office:value="20478" calcext:value-type="float">
            <text:p>20478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18836" calcext:value-type="float">
            <text:p>18836.0</text:p>
          </table:table-cell>
          <table:table-cell office:value-type="float" office:value="23488" calcext:value-type="float">
            <text:p>23488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18220" calcext:value-type="float">
            <text:p>18220.0</text:p>
          </table:table-cell>
          <table:table-cell office:value-type="float" office:value="21778" calcext:value-type="float">
            <text:p>2177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10098" calcext:value-type="float">
            <text:p>10098.0</text:p>
          </table:table-cell>
          <table:table-cell office:value-type="float" office:value="20469" calcext:value-type="float">
            <text:p>20469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54" calcext:value-type="float">
            <text:p>18854.0</text:p>
          </table:table-cell>
          <table:table-cell office:value-type="float" office:value="23488" calcext:value-type="float">
            <text:p>2348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18220" calcext:value-type="float">
            <text:p>18220.0</text:p>
          </table:table-cell>
          <table:table-cell office:value-type="float" office:value="21781" calcext:value-type="float">
            <text:p>21781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10085" calcext:value-type="float">
            <text:p>10085.0</text:p>
          </table:table-cell>
          <table:table-cell office:value-type="float" office:value="20463" calcext:value-type="float">
            <text:p>20463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18875" calcext:value-type="float">
            <text:p>18875.0</text:p>
          </table:table-cell>
          <table:table-cell office:value-type="float" office:value="23497" calcext:value-type="float">
            <text:p>23497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08" calcext:value-type="float">
            <text:p>18208.0</text:p>
          </table:table-cell>
          <table:table-cell office:value-type="float" office:value="21794" calcext:value-type="float">
            <text:p>21794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10078" calcext:value-type="float">
            <text:p>10078.0</text:p>
          </table:table-cell>
          <table:table-cell office:value-type="float" office:value="20461" calcext:value-type="float">
            <text:p>20461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18880" calcext:value-type="float">
            <text:p>18880.0</text:p>
          </table:table-cell>
          <table:table-cell office:value-type="float" office:value="23507" calcext:value-type="float">
            <text:p>23507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18208" calcext:value-type="float">
            <text:p>18208.0</text:p>
          </table:table-cell>
          <table:table-cell office:value-type="float" office:value="21795" calcext:value-type="float">
            <text:p>21795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10072" calcext:value-type="float">
            <text:p>10072.0</text:p>
          </table:table-cell>
          <table:table-cell office:value-type="float" office:value="20457" calcext:value-type="float">
            <text:p>20457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18889" calcext:value-type="float">
            <text:p>18889.0</text:p>
          </table:table-cell>
          <table:table-cell office:value-type="float" office:value="23508" calcext:value-type="float">
            <text:p>23508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18208" calcext:value-type="float">
            <text:p>18208.0</text:p>
          </table:table-cell>
          <table:table-cell office:value-type="float" office:value="21795" calcext:value-type="float">
            <text:p>21795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10064" calcext:value-type="float">
            <text:p>10064.0</text:p>
          </table:table-cell>
          <table:table-cell office:value-type="float" office:value="20452" calcext:value-type="float">
            <text:p>20452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18900" calcext:value-type="float">
            <text:p>18900.0</text:p>
          </table:table-cell>
          <table:table-cell office:value-type="float" office:value="23511" calcext:value-type="float">
            <text:p>2351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18208" calcext:value-type="float">
            <text:p>18208.0</text:p>
          </table:table-cell>
          <table:table-cell office:value-type="float" office:value="21796" calcext:value-type="float">
            <text:p>21796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10061" calcext:value-type="float">
            <text:p>10061.0</text:p>
          </table:table-cell>
          <table:table-cell office:value-type="float" office:value="20446" calcext:value-type="float">
            <text:p>20446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18916" calcext:value-type="float">
            <text:p>18916.0</text:p>
          </table:table-cell>
          <table:table-cell office:value-type="float" office:value="23517" calcext:value-type="float">
            <text:p>2351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02" calcext:value-type="float">
            <text:p>18202.0</text:p>
          </table:table-cell>
          <table:table-cell office:value-type="float" office:value="21805" calcext:value-type="float">
            <text:p>21805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10051" calcext:value-type="float">
            <text:p>10051.0</text:p>
          </table:table-cell>
          <table:table-cell office:value-type="float" office:value="20437" calcext:value-type="float">
            <text:p>20437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18930" calcext:value-type="float">
            <text:p>18930.0</text:p>
          </table:table-cell>
          <table:table-cell office:value-type="float" office:value="23529" calcext:value-type="float">
            <text:p>2352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18202" calcext:value-type="float">
            <text:p>18202.0</text:p>
          </table:table-cell>
          <table:table-cell office:value-type="float" office:value="21805" calcext:value-type="float">
            <text:p>21805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10048" calcext:value-type="float">
            <text:p>10048.0</text:p>
          </table:table-cell>
          <table:table-cell office:value-type="float" office:value="20438" calcext:value-type="float">
            <text:p>20438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18974" calcext:value-type="float">
            <text:p>18974.0</text:p>
          </table:table-cell>
          <table:table-cell office:value-type="float" office:value="23547" calcext:value-type="float">
            <text:p>2354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18198" calcext:value-type="float">
            <text:p>18198.0</text:p>
          </table:table-cell>
          <table:table-cell office:value-type="float" office:value="21813" calcext:value-type="float">
            <text:p>2181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10033" calcext:value-type="float">
            <text:p>10033.0</text:p>
          </table:table-cell>
          <table:table-cell office:value-type="float" office:value="20433" calcext:value-type="float">
            <text:p>20433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19005" calcext:value-type="float">
            <text:p>19005.0</text:p>
          </table:table-cell>
          <table:table-cell office:value-type="float" office:value="23572" calcext:value-type="float">
            <text:p>2357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18175" calcext:value-type="float">
            <text:p>18175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10021" calcext:value-type="float">
            <text:p>10021.0</text:p>
          </table:table-cell>
          <table:table-cell office:value-type="float" office:value="20426" calcext:value-type="float">
            <text:p>20426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19029" calcext:value-type="float">
            <text:p>19029.0</text:p>
          </table:table-cell>
          <table:table-cell office:value-type="float" office:value="23595" calcext:value-type="float">
            <text:p>23595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18164" calcext:value-type="float">
            <text:p>18164.0</text:p>
          </table:table-cell>
          <table:table-cell office:value-type="float" office:value="21836" calcext:value-type="float">
            <text:p>2183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10011" calcext:value-type="float">
            <text:p>10011.0</text:p>
          </table:table-cell>
          <table:table-cell office:value-type="float" office:value="20423" calcext:value-type="float">
            <text:p>20423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19044" calcext:value-type="float">
            <text:p>19044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10004" calcext:value-type="float">
            <text:p>10004.0</text:p>
          </table:table-cell>
          <table:table-cell office:value-type="float" office:value="20417" calcext:value-type="float">
            <text:p>20417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19062" calcext:value-type="float">
            <text:p>19062.0</text:p>
          </table:table-cell>
          <table:table-cell office:value-type="float" office:value="23594" calcext:value-type="float">
            <text:p>23594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9996" calcext:value-type="float">
            <text:p>9996.0</text:p>
          </table:table-cell>
          <table:table-cell office:value-type="float" office:value="20408" calcext:value-type="float">
            <text:p>20408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19076" calcext:value-type="float">
            <text:p>19076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9974" calcext:value-type="float">
            <text:p>9974.0</text:p>
          </table:table-cell>
          <table:table-cell office:value-type="float" office:value="20392" calcext:value-type="float">
            <text:p>20392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19084" calcext:value-type="float">
            <text:p>19084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9941" calcext:value-type="float">
            <text:p>9941.0</text:p>
          </table:table-cell>
          <table:table-cell office:value-type="float" office:value="20375" calcext:value-type="float">
            <text:p>20375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19086" calcext:value-type="float">
            <text:p>19086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9898" calcext:value-type="float">
            <text:p>9898.0</text:p>
          </table:table-cell>
          <table:table-cell office:value-type="float" office:value="20368" calcext:value-type="float">
            <text:p>20368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19098" calcext:value-type="float">
            <text:p>19098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9840" calcext:value-type="float">
            <text:p>9840.0</text:p>
          </table:table-cell>
          <table:table-cell office:value-type="float" office:value="20359" calcext:value-type="float">
            <text:p>20359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19114" calcext:value-type="float">
            <text:p>19114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9828" calcext:value-type="float">
            <text:p>9828.0</text:p>
          </table:table-cell>
          <table:table-cell office:value-type="float" office:value="20366" calcext:value-type="float">
            <text:p>20366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19130" calcext:value-type="float">
            <text:p>19130.0</text:p>
          </table:table-cell>
          <table:table-cell office:value-type="float" office:value="23645" calcext:value-type="float">
            <text:p>23645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9798" calcext:value-type="float">
            <text:p>9798.0</text:p>
          </table:table-cell>
          <table:table-cell office:value-type="float" office:value="20370" calcext:value-type="float">
            <text:p>20370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19144" calcext:value-type="float">
            <text:p>19144.0</text:p>
          </table:table-cell>
          <table:table-cell office:value-type="float" office:value="23656" calcext:value-type="float">
            <text:p>2365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9771" calcext:value-type="float">
            <text:p>9771.0</text:p>
          </table:table-cell>
          <table:table-cell office:value-type="float" office:value="20375" calcext:value-type="float">
            <text:p>20375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19150" calcext:value-type="float">
            <text:p>19150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9759" calcext:value-type="float">
            <text:p>9759.0</text:p>
          </table:table-cell>
          <table:table-cell office:value-type="float" office:value="20379" calcext:value-type="float">
            <text:p>20379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19167" calcext:value-type="float">
            <text:p>19167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9750" calcext:value-type="float">
            <text:p>9750.0</text:p>
          </table:table-cell>
          <table:table-cell office:value-type="float" office:value="20382" calcext:value-type="float">
            <text:p>20382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19178" calcext:value-type="float">
            <text:p>19178.0</text:p>
          </table:table-cell>
          <table:table-cell office:value-type="float" office:value="23694" calcext:value-type="float">
            <text:p>23694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9720" calcext:value-type="float">
            <text:p>9720.0</text:p>
          </table:table-cell>
          <table:table-cell office:value-type="float" office:value="20387" calcext:value-type="float">
            <text:p>20387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19185" calcext:value-type="float">
            <text:p>19185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9711" calcext:value-type="float">
            <text:p>9711.0</text:p>
          </table:table-cell>
          <table:table-cell office:value-type="float" office:value="20388" calcext:value-type="float">
            <text:p>20388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19180" calcext:value-type="float">
            <text:p>19180.0</text:p>
          </table:table-cell>
          <table:table-cell office:value-type="float" office:value="23730" calcext:value-type="float">
            <text:p>2373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9699" calcext:value-type="float">
            <text:p>9699.0</text:p>
          </table:table-cell>
          <table:table-cell office:value-type="float" office:value="20388" calcext:value-type="float">
            <text:p>20388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19182" calcext:value-type="float">
            <text:p>19182.0</text:p>
          </table:table-cell>
          <table:table-cell office:value-type="float" office:value="23734" calcext:value-type="float">
            <text:p>23734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9698" calcext:value-type="float">
            <text:p>9698.0</text:p>
          </table:table-cell>
          <table:table-cell office:value-type="float" office:value="20387" calcext:value-type="float">
            <text:p>20387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19184" calcext:value-type="float">
            <text:p>19184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9691" calcext:value-type="float">
            <text:p>9691.0</text:p>
          </table:table-cell>
          <table:table-cell office:value-type="float" office:value="20392" calcext:value-type="float">
            <text:p>20392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19176" calcext:value-type="float">
            <text:p>19176.0</text:p>
          </table:table-cell>
          <table:table-cell office:value-type="float" office:value="23752" calcext:value-type="float">
            <text:p>23752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9667" calcext:value-type="float">
            <text:p>9667.0</text:p>
          </table:table-cell>
          <table:table-cell office:value-type="float" office:value="20402" calcext:value-type="float">
            <text:p>20402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19166" calcext:value-type="float">
            <text:p>19166.0</text:p>
          </table:table-cell>
          <table:table-cell office:value-type="float" office:value="23768" calcext:value-type="float">
            <text:p>23768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1"/>
          <table:table-cell office:value-type="float" office:value="9655" calcext:value-type="float">
            <text:p>9655.0</text:p>
          </table:table-cell>
          <table:table-cell office:value-type="float" office:value="20413" calcext:value-type="float">
            <text:p>20413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19154" calcext:value-type="float">
            <text:p>19154.0</text:p>
          </table:table-cell>
          <table:table-cell office:value-type="float" office:value="23791" calcext:value-type="float">
            <text:p>23791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9634" calcext:value-type="float">
            <text:p>9634.0</text:p>
          </table:table-cell>
          <table:table-cell office:value-type="float" office:value="20435" calcext:value-type="float">
            <text:p>20435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19144" calcext:value-type="float">
            <text:p>19144.0</text:p>
          </table:table-cell>
          <table:table-cell office:value-type="float" office:value="23814" calcext:value-type="float">
            <text:p>2381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9628" calcext:value-type="float">
            <text:p>9628.0</text:p>
          </table:table-cell>
          <table:table-cell office:value-type="float" office:value="20434" calcext:value-type="float">
            <text:p>20434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19145" calcext:value-type="float">
            <text:p>19145.0</text:p>
          </table:table-cell>
          <table:table-cell office:value-type="float" office:value="23839" calcext:value-type="float">
            <text:p>23839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"/>
          <table:table-cell office:value-type="float" office:value="9620" calcext:value-type="float">
            <text:p>9620.0</text:p>
          </table:table-cell>
          <table:table-cell office:value-type="float" office:value="20439" calcext:value-type="float">
            <text:p>20439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19146" calcext:value-type="float">
            <text:p>19146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9611" calcext:value-type="float">
            <text:p>9611.0</text:p>
          </table:table-cell>
          <table:table-cell office:value-type="float" office:value="20445" calcext:value-type="float">
            <text:p>20445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19139" calcext:value-type="float">
            <text:p>19139.0</text:p>
          </table:table-cell>
          <table:table-cell office:value-type="float" office:value="23868" calcext:value-type="float">
            <text:p>23868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"/>
          <table:table-cell office:value-type="float" office:value="9608" calcext:value-type="float">
            <text:p>9608.0</text:p>
          </table:table-cell>
          <table:table-cell office:value-type="float" office:value="20446" calcext:value-type="float">
            <text:p>20446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9588" calcext:value-type="float">
            <text:p>9588.0</text:p>
          </table:table-cell>
          <table:table-cell office:value-type="float" office:value="20469" calcext:value-type="float">
            <text:p>20469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19138" calcext:value-type="float">
            <text:p>19138.0</text:p>
          </table:table-cell>
          <table:table-cell office:value-type="float" office:value="23870" calcext:value-type="float">
            <text:p>23870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9595" calcext:value-type="float">
            <text:p>9595.0</text:p>
          </table:table-cell>
          <table:table-cell office:value-type="float" office:value="20457" calcext:value-type="float">
            <text:p>20457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9567" calcext:value-type="float">
            <text:p>9567.0</text:p>
          </table:table-cell>
          <table:table-cell office:value-type="float" office:value="20497" calcext:value-type="float">
            <text:p>20497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19138" calcext:value-type="float">
            <text:p>19138.0</text:p>
          </table:table-cell>
          <table:table-cell office:value-type="float" office:value="23880" calcext:value-type="float">
            <text:p>2388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9596" calcext:value-type="float">
            <text:p>9596.0</text:p>
          </table:table-cell>
          <table:table-cell office:value-type="float" office:value="20455" calcext:value-type="float">
            <text:p>20455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9549" calcext:value-type="float">
            <text:p>9549.0</text:p>
          </table:table-cell>
          <table:table-cell office:value-type="float" office:value="20527" calcext:value-type="float">
            <text:p>20527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19137" calcext:value-type="float">
            <text:p>19137.0</text:p>
          </table:table-cell>
          <table:table-cell office:value-type="float" office:value="23893" calcext:value-type="float">
            <text:p>23893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9591" calcext:value-type="float">
            <text:p>9591.0</text:p>
          </table:table-cell>
          <table:table-cell office:value-type="float" office:value="20463" calcext:value-type="float">
            <text:p>20463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9525" calcext:value-type="float">
            <text:p>9525.0</text:p>
          </table:table-cell>
          <table:table-cell office:value-type="float" office:value="20559" calcext:value-type="float">
            <text:p>20559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19141" calcext:value-type="float">
            <text:p>19141.0</text:p>
          </table:table-cell>
          <table:table-cell office:value-type="float" office:value="23923" calcext:value-type="float">
            <text:p>23923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9506" calcext:value-type="float">
            <text:p>9506.0</text:p>
          </table:table-cell>
          <table:table-cell office:value-type="float" office:value="20566" calcext:value-type="float">
            <text:p>20566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19152" calcext:value-type="float">
            <text:p>19152.0</text:p>
          </table:table-cell>
          <table:table-cell office:value-type="float" office:value="23955" calcext:value-type="float">
            <text:p>23955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9471" calcext:value-type="float">
            <text:p>9471.0</text:p>
          </table:table-cell>
          <table:table-cell office:value-type="float" office:value="20572" calcext:value-type="float">
            <text:p>20572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"/>
          <table:table-cell office:value-type="float" office:value="19150" calcext:value-type="float">
            <text:p>19150.0</text:p>
          </table:table-cell>
          <table:table-cell office:value-type="float" office:value="23972" calcext:value-type="float">
            <text:p>23972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9444" calcext:value-type="float">
            <text:p>9444.0</text:p>
          </table:table-cell>
          <table:table-cell office:value-type="float" office:value="20580" calcext:value-type="float">
            <text:p>20580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19156" calcext:value-type="float">
            <text:p>19156.0</text:p>
          </table:table-cell>
          <table:table-cell office:value-type="float" office:value="23984" calcext:value-type="float">
            <text:p>23984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9401" calcext:value-type="float">
            <text:p>9401.0</text:p>
          </table:table-cell>
          <table:table-cell office:value-type="float" office:value="20593" calcext:value-type="float">
            <text:p>20593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19160" calcext:value-type="float">
            <text:p>19160.0</text:p>
          </table:table-cell>
          <table:table-cell office:value-type="float" office:value="23991" calcext:value-type="float">
            <text:p>23991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"/>
          <table:table-cell office:value-type="float" office:value="9375" calcext:value-type="float">
            <text:p>9375.0</text:p>
          </table:table-cell>
          <table:table-cell office:value-type="float" office:value="20611" calcext:value-type="float">
            <text:p>20611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19170" calcext:value-type="float">
            <text:p>19170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9351" calcext:value-type="float">
            <text:p>9351.0</text:p>
          </table:table-cell>
          <table:table-cell office:value-type="float" office:value="20641" calcext:value-type="float">
            <text:p>20641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19196" calcext:value-type="float">
            <text:p>19196.0</text:p>
          </table:table-cell>
          <table:table-cell office:value-type="float" office:value="24028" calcext:value-type="float">
            <text:p>24028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9327" calcext:value-type="float">
            <text:p>9327.0</text:p>
          </table:table-cell>
          <table:table-cell office:value-type="float" office:value="20657" calcext:value-type="float">
            <text:p>20657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19211" calcext:value-type="float">
            <text:p>19211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9313" calcext:value-type="float">
            <text:p>9313.0</text:p>
          </table:table-cell>
          <table:table-cell office:value-type="float" office:value="20663" calcext:value-type="float">
            <text:p>20663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19256" calcext:value-type="float">
            <text:p>19256.0</text:p>
          </table:table-cell>
          <table:table-cell office:value-type="float" office:value="24091" calcext:value-type="float">
            <text:p>2409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9303" calcext:value-type="float">
            <text:p>9303.0</text:p>
          </table:table-cell>
          <table:table-cell office:value-type="float" office:value="20667" calcext:value-type="float">
            <text:p>20667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"/>
          <table:table-cell office:value-type="float" office:value="19266" calcext:value-type="float">
            <text:p>19266.0</text:p>
          </table:table-cell>
          <table:table-cell office:value-type="float" office:value="24104" calcext:value-type="float">
            <text:p>2410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9297" calcext:value-type="float">
            <text:p>9297.0</text:p>
          </table:table-cell>
          <table:table-cell office:value-type="float" office:value="20670" calcext:value-type="float">
            <text:p>20670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"/>
          <table:table-cell office:value-type="float" office:value="19273" calcext:value-type="float">
            <text:p>19273.0</text:p>
          </table:table-cell>
          <table:table-cell office:value-type="float" office:value="24113" calcext:value-type="float">
            <text:p>2411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"/>
          <table:table-cell office:value-type="float" office:value="9290" calcext:value-type="float">
            <text:p>9290.0</text:p>
          </table:table-cell>
          <table:table-cell office:value-type="float" office:value="20677" calcext:value-type="float">
            <text:p>20677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"/>
          <table:table-cell office:value-type="float" office:value="19290" calcext:value-type="float">
            <text:p>19290.0</text:p>
          </table:table-cell>
          <table:table-cell office:value-type="float" office:value="24116" calcext:value-type="float">
            <text:p>24116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9280" calcext:value-type="float">
            <text:p>9280.0</text:p>
          </table:table-cell>
          <table:table-cell office:value-type="float" office:value="20685" calcext:value-type="float">
            <text:p>20685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19313" calcext:value-type="float">
            <text:p>19313.0</text:p>
          </table:table-cell>
          <table:table-cell office:value-type="float" office:value="24125" calcext:value-type="float">
            <text:p>24125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9275" calcext:value-type="float">
            <text:p>9275.0</text:p>
          </table:table-cell>
          <table:table-cell office:value-type="float" office:value="20694" calcext:value-type="float">
            <text:p>20694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19328" calcext:value-type="float">
            <text:p>19328.0</text:p>
          </table:table-cell>
          <table:table-cell office:value-type="float" office:value="24126" calcext:value-type="float">
            <text:p>24126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9255" calcext:value-type="float">
            <text:p>9255.0</text:p>
          </table:table-cell>
          <table:table-cell office:value-type="float" office:value="20709" calcext:value-type="float">
            <text:p>20709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19363" calcext:value-type="float">
            <text:p>19363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9243" calcext:value-type="float">
            <text:p>9243.0</text:p>
          </table:table-cell>
          <table:table-cell office:value-type="float" office:value="20721" calcext:value-type="float">
            <text:p>20721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"/>
          <table:table-cell office:value-type="float" office:value="19400" calcext:value-type="float">
            <text:p>19400.0</text:p>
          </table:table-cell>
          <table:table-cell office:value-type="float" office:value="24136" calcext:value-type="float">
            <text:p>24136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9240" calcext:value-type="float">
            <text:p>9240.0</text:p>
          </table:table-cell>
          <table:table-cell office:value-type="float" office:value="20725" calcext:value-type="float">
            <text:p>20725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19427" calcext:value-type="float">
            <text:p>19427.0</text:p>
          </table:table-cell>
          <table:table-cell office:value-type="float" office:value="24141" calcext:value-type="float">
            <text:p>24141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9218" calcext:value-type="float">
            <text:p>9218.0</text:p>
          </table:table-cell>
          <table:table-cell office:value-type="float" office:value="20737" calcext:value-type="float">
            <text:p>20737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19455" calcext:value-type="float">
            <text:p>19455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9210" calcext:value-type="float">
            <text:p>9210.0</text:p>
          </table:table-cell>
          <table:table-cell office:value-type="float" office:value="20742" calcext:value-type="float">
            <text:p>20742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19465" calcext:value-type="float">
            <text:p>19465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"/>
          <table:table-cell office:value-type="float" office:value="9202" calcext:value-type="float">
            <text:p>9202.0</text:p>
          </table:table-cell>
          <table:table-cell office:value-type="float" office:value="20747" calcext:value-type="float">
            <text:p>20747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19490" calcext:value-type="float">
            <text:p>19490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9195" calcext:value-type="float">
            <text:p>9195.0</text:p>
          </table:table-cell>
          <table:table-cell office:value-type="float" office:value="20755" calcext:value-type="float">
            <text:p>20755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19505" calcext:value-type="float">
            <text:p>19505.0</text:p>
          </table:table-cell>
          <table:table-cell office:value-type="float" office:value="24153" calcext:value-type="float">
            <text:p>2415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9184" calcext:value-type="float">
            <text:p>9184.0</text:p>
          </table:table-cell>
          <table:table-cell office:value-type="float" office:value="20763" calcext:value-type="float">
            <text:p>20763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19519" calcext:value-type="float">
            <text:p>19519.0</text:p>
          </table:table-cell>
          <table:table-cell office:value-type="float" office:value="24153" calcext:value-type="float">
            <text:p>24153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9173" calcext:value-type="float">
            <text:p>9173.0</text:p>
          </table:table-cell>
          <table:table-cell office:value-type="float" office:value="20768" calcext:value-type="float">
            <text:p>20768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19524" calcext:value-type="float">
            <text:p>19524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9159" calcext:value-type="float">
            <text:p>9159.0</text:p>
          </table:table-cell>
          <table:table-cell office:value-type="float" office:value="20768" calcext:value-type="float">
            <text:p>20768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19532" calcext:value-type="float">
            <text:p>19532.0</text:p>
          </table:table-cell>
          <table:table-cell office:value-type="float" office:value="24141" calcext:value-type="float">
            <text:p>24141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9155" calcext:value-type="float">
            <text:p>9155.0</text:p>
          </table:table-cell>
          <table:table-cell office:value-type="float" office:value="20770" calcext:value-type="float">
            <text:p>2077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19539" calcext:value-type="float">
            <text:p>19539.0</text:p>
          </table:table-cell>
          <table:table-cell office:value-type="float" office:value="24136" calcext:value-type="float">
            <text:p>2413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9137" calcext:value-type="float">
            <text:p>9137.0</text:p>
          </table:table-cell>
          <table:table-cell office:value-type="float" office:value="20772" calcext:value-type="float">
            <text:p>20772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19550" calcext:value-type="float">
            <text:p>19550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9107" calcext:value-type="float">
            <text:p>9107.0</text:p>
          </table:table-cell>
          <table:table-cell office:value-type="float" office:value="20779" calcext:value-type="float">
            <text:p>20779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556" calcext:value-type="float">
            <text:p>19556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9078" calcext:value-type="float">
            <text:p>9078.0</text:p>
          </table:table-cell>
          <table:table-cell office:value-type="float" office:value="20785" calcext:value-type="float">
            <text:p>20785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19557" calcext:value-type="float">
            <text:p>19557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/>
          <table:table-cell office:value-type="float" office:value="9064" calcext:value-type="float">
            <text:p>9064.0</text:p>
          </table:table-cell>
          <table:table-cell office:value-type="float" office:value="20782" calcext:value-type="float">
            <text:p>20782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19557" calcext:value-type="float">
            <text:p>19557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"/>
          <table:table-cell office:value-type="float" office:value="9040" calcext:value-type="float">
            <text:p>9040.0</text:p>
          </table:table-cell>
          <table:table-cell office:value-type="float" office:value="20783" calcext:value-type="float">
            <text:p>20783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19563" calcext:value-type="float">
            <text:p>19563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9022" calcext:value-type="float">
            <text:p>9022.0</text:p>
          </table:table-cell>
          <table:table-cell office:value-type="float" office:value="20786" calcext:value-type="float">
            <text:p>20786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19570" calcext:value-type="float">
            <text:p>19570.0</text:p>
          </table:table-cell>
          <table:table-cell office:value-type="float" office:value="24177" calcext:value-type="float">
            <text:p>24177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9002" calcext:value-type="float">
            <text:p>9002.0</text:p>
          </table:table-cell>
          <table:table-cell office:value-type="float" office:value="20789" calcext:value-type="float">
            <text:p>20789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19575" calcext:value-type="float">
            <text:p>19575.0</text:p>
          </table:table-cell>
          <table:table-cell office:value-type="float" office:value="24184" calcext:value-type="float">
            <text:p>24184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8980" calcext:value-type="float">
            <text:p>8980.0</text:p>
          </table:table-cell>
          <table:table-cell office:value-type="float" office:value="20795" calcext:value-type="float">
            <text:p>20795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19588" calcext:value-type="float">
            <text:p>19588.0</text:p>
          </table:table-cell>
          <table:table-cell office:value-type="float" office:value="24186" calcext:value-type="float">
            <text:p>24186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8950" calcext:value-type="float">
            <text:p>8950.0</text:p>
          </table:table-cell>
          <table:table-cell office:value-type="float" office:value="20802" calcext:value-type="float">
            <text:p>20802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"/>
          <table:table-cell office:value-type="float" office:value="19593" calcext:value-type="float">
            <text:p>19593.0</text:p>
          </table:table-cell>
          <table:table-cell office:value-type="float" office:value="24190" calcext:value-type="float">
            <text:p>2419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8913" calcext:value-type="float">
            <text:p>8913.0</text:p>
          </table:table-cell>
          <table:table-cell office:value-type="float" office:value="20822" calcext:value-type="float">
            <text:p>20822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"/>
          <table:table-cell office:value-type="float" office:value="8910" calcext:value-type="float">
            <text:p>8910.0</text:p>
          </table:table-cell>
          <table:table-cell office:value-type="float" office:value="20796" calcext:value-type="float">
            <text:p>20796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19598" calcext:value-type="float">
            <text:p>19598.0</text:p>
          </table:table-cell>
          <table:table-cell office:value-type="float" office:value="24194" calcext:value-type="float">
            <text:p>2419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8908" calcext:value-type="float">
            <text:p>8908.0</text:p>
          </table:table-cell>
          <table:table-cell office:value-type="float" office:value="20830" calcext:value-type="float">
            <text:p>20830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19599" calcext:value-type="float">
            <text:p>19599.0</text:p>
          </table:table-cell>
          <table:table-cell office:value-type="float" office:value="24203" calcext:value-type="float">
            <text:p>2420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8899" calcext:value-type="float">
            <text:p>8899.0</text:p>
          </table:table-cell>
          <table:table-cell office:value-type="float" office:value="20840" calcext:value-type="float">
            <text:p>20840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"/>
          <table:table-cell office:value-type="float" office:value="19604" calcext:value-type="float">
            <text:p>19604.0</text:p>
          </table:table-cell>
          <table:table-cell office:value-type="float" office:value="24209" calcext:value-type="float">
            <text:p>2420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8887" calcext:value-type="float">
            <text:p>8887.0</text:p>
          </table:table-cell>
          <table:table-cell office:value-type="float" office:value="20850" calcext:value-type="float">
            <text:p>20850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19621" calcext:value-type="float">
            <text:p>19621.0</text:p>
          </table:table-cell>
          <table:table-cell office:value-type="float" office:value="24219" calcext:value-type="float">
            <text:p>24219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8876" calcext:value-type="float">
            <text:p>8876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19643" calcext:value-type="float">
            <text:p>19643.0</text:p>
          </table:table-cell>
          <table:table-cell office:value-type="float" office:value="24241" calcext:value-type="float">
            <text:p>24241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8872" calcext:value-type="float">
            <text:p>8872.0</text:p>
          </table:table-cell>
          <table:table-cell office:value-type="float" office:value="20866" calcext:value-type="float">
            <text:p>20866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19654" calcext:value-type="float">
            <text:p>19654.0</text:p>
          </table:table-cell>
          <table:table-cell office:value-type="float" office:value="24251" calcext:value-type="float">
            <text:p>24251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8864" calcext:value-type="float">
            <text:p>8864.0</text:p>
          </table:table-cell>
          <table:table-cell office:value-type="float" office:value="20871" calcext:value-type="float">
            <text:p>2087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19675" calcext:value-type="float">
            <text:p>19675.0</text:p>
          </table:table-cell>
          <table:table-cell office:value-type="float" office:value="24288" calcext:value-type="float">
            <text:p>24288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"/>
          <table:table-cell office:value-type="float" office:value="8851" calcext:value-type="float">
            <text:p>8851.0</text:p>
          </table:table-cell>
          <table:table-cell office:value-type="float" office:value="20862" calcext:value-type="float">
            <text:p>20862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19694" calcext:value-type="float">
            <text:p>19694.0</text:p>
          </table:table-cell>
          <table:table-cell office:value-type="float" office:value="24329" calcext:value-type="float">
            <text:p>24329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8844" calcext:value-type="float">
            <text:p>8844.0</text:p>
          </table:table-cell>
          <table:table-cell office:value-type="float" office:value="20864" calcext:value-type="float">
            <text:p>20864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19760" calcext:value-type="float">
            <text:p>19760.0</text:p>
          </table:table-cell>
          <table:table-cell office:value-type="float" office:value="24401" calcext:value-type="float">
            <text:p>2440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8842" calcext:value-type="float">
            <text:p>8842.0</text:p>
          </table:table-cell>
          <table:table-cell office:value-type="float" office:value="20864" calcext:value-type="float">
            <text:p>20864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19788" calcext:value-type="float">
            <text:p>19788.0</text:p>
          </table:table-cell>
          <table:table-cell office:value-type="float" office:value="24428" calcext:value-type="float">
            <text:p>24428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"/>
          <table:table-cell office:value-type="float" office:value="8839" calcext:value-type="float">
            <text:p>8839.0</text:p>
          </table:table-cell>
          <table:table-cell office:value-type="float" office:value="20861" calcext:value-type="float">
            <text:p>20861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19796" calcext:value-type="float">
            <text:p>19796.0</text:p>
          </table:table-cell>
          <table:table-cell office:value-type="float" office:value="24434" calcext:value-type="float">
            <text:p>24434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8825" calcext:value-type="float">
            <text:p>8825.0</text:p>
          </table:table-cell>
          <table:table-cell office:value-type="float" office:value="20859" calcext:value-type="float">
            <text:p>20859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19800" calcext:value-type="float">
            <text:p>19800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8812" calcext:value-type="float">
            <text:p>8812.0</text:p>
          </table:table-cell>
          <table:table-cell office:value-type="float" office:value="20856" calcext:value-type="float">
            <text:p>20856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19810" calcext:value-type="float">
            <text:p>19810.0</text:p>
          </table:table-cell>
          <table:table-cell office:value-type="float" office:value="24457" calcext:value-type="float">
            <text:p>24457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8790" calcext:value-type="float">
            <text:p>8790.0</text:p>
          </table:table-cell>
          <table:table-cell office:value-type="float" office:value="20855" calcext:value-type="float">
            <text:p>20855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19841" calcext:value-type="float">
            <text:p>19841.0</text:p>
          </table:table-cell>
          <table:table-cell office:value-type="float" office:value="24492" calcext:value-type="float">
            <text:p>24492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8787" calcext:value-type="float">
            <text:p>8787.0</text:p>
          </table:table-cell>
          <table:table-cell office:value-type="float" office:value="20854" calcext:value-type="float">
            <text:p>20854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19864" calcext:value-type="float">
            <text:p>19864.0</text:p>
          </table:table-cell>
          <table:table-cell office:value-type="float" office:value="24511" calcext:value-type="float">
            <text:p>24511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8772" calcext:value-type="float">
            <text:p>8772.0</text:p>
          </table:table-cell>
          <table:table-cell office:value-type="float" office:value="20852" calcext:value-type="float">
            <text:p>20852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19888" calcext:value-type="float">
            <text:p>19888.0</text:p>
          </table:table-cell>
          <table:table-cell office:value-type="float" office:value="24527" calcext:value-type="float">
            <text:p>24527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8761" calcext:value-type="float">
            <text:p>8761.0</text:p>
          </table:table-cell>
          <table:table-cell office:value-type="float" office:value="20846" calcext:value-type="float">
            <text:p>20846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"/>
          <table:table-cell office:value-type="float" office:value="19926" calcext:value-type="float">
            <text:p>19926.0</text:p>
          </table:table-cell>
          <table:table-cell office:value-type="float" office:value="24553" calcext:value-type="float">
            <text:p>24553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8757" calcext:value-type="float">
            <text:p>8757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19943" calcext:value-type="float">
            <text:p>19943.0</text:p>
          </table:table-cell>
          <table:table-cell office:value-type="float" office:value="24579" calcext:value-type="float">
            <text:p>2457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8745" calcext:value-type="float">
            <text:p>8745.0</text:p>
          </table:table-cell>
          <table:table-cell office:value-type="float" office:value="20850" calcext:value-type="float">
            <text:p>20850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"/>
          <table:table-cell office:value-type="float" office:value="19969" calcext:value-type="float">
            <text:p>19969.0</text:p>
          </table:table-cell>
          <table:table-cell office:value-type="float" office:value="24600" calcext:value-type="float">
            <text:p>24600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8734" calcext:value-type="float">
            <text:p>8734.0</text:p>
          </table:table-cell>
          <table:table-cell office:value-type="float" office:value="20850" calcext:value-type="float">
            <text:p>20850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19988" calcext:value-type="float">
            <text:p>19988.0</text:p>
          </table:table-cell>
          <table:table-cell office:value-type="float" office:value="24613" calcext:value-type="float">
            <text:p>2461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8721" calcext:value-type="float">
            <text:p>8721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19995" calcext:value-type="float">
            <text:p>19995.0</text:p>
          </table:table-cell>
          <table:table-cell office:value-type="float" office:value="24616" calcext:value-type="float">
            <text:p>24616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8717" calcext:value-type="float">
            <text:p>8717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20011" calcext:value-type="float">
            <text:p>20011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8707" calcext:value-type="float">
            <text:p>8707.0</text:p>
          </table:table-cell>
          <table:table-cell office:value-type="float" office:value="20856" calcext:value-type="float">
            <text:p>20856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20027" calcext:value-type="float">
            <text:p>20027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"/>
          <table:table-cell office:value-type="float" office:value="8699" calcext:value-type="float">
            <text:p>8699.0</text:p>
          </table:table-cell>
          <table:table-cell office:value-type="float" office:value="20856" calcext:value-type="float">
            <text:p>20856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20046" calcext:value-type="float">
            <text:p>20046.0</text:p>
          </table:table-cell>
          <table:table-cell office:value-type="float" office:value="24684" calcext:value-type="float">
            <text:p>24684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8697" calcext:value-type="float">
            <text:p>8697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"/>
          <table:table-cell office:value-type="float" office:value="20069" calcext:value-type="float">
            <text:p>20069.0</text:p>
          </table:table-cell>
          <table:table-cell office:value-type="float" office:value="24704" calcext:value-type="float">
            <text:p>24704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8693" calcext:value-type="float">
            <text:p>8693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20071" calcext:value-type="float">
            <text:p>20071.0</text:p>
          </table:table-cell>
          <table:table-cell office:value-type="float" office:value="24706" calcext:value-type="float">
            <text:p>24706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8688" calcext:value-type="float">
            <text:p>8688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"/>
          <table:table-cell office:value-type="float" office:value="20091" calcext:value-type="float">
            <text:p>20091.0</text:p>
          </table:table-cell>
          <table:table-cell office:value-type="float" office:value="24722" calcext:value-type="float">
            <text:p>24722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8688" calcext:value-type="float">
            <text:p>8688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20098" calcext:value-type="float">
            <text:p>20098.0</text:p>
          </table:table-cell>
          <table:table-cell office:value-type="float" office:value="24722" calcext:value-type="float">
            <text:p>24722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8679" calcext:value-type="float">
            <text:p>8679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20122" calcext:value-type="float">
            <text:p>20122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8674" calcext:value-type="float">
            <text:p>8674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20129" calcext:value-type="float">
            <text:p>20129.0</text:p>
          </table:table-cell>
          <table:table-cell office:value-type="float" office:value="24757" calcext:value-type="float">
            <text:p>24757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8649" calcext:value-type="float">
            <text:p>8649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20134" calcext:value-type="float">
            <text:p>20134.0</text:p>
          </table:table-cell>
          <table:table-cell office:value-type="float" office:value="24754" calcext:value-type="float">
            <text:p>24754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8637" calcext:value-type="float">
            <text:p>8637.0</text:p>
          </table:table-cell>
          <table:table-cell office:value-type="float" office:value="20852" calcext:value-type="float">
            <text:p>20852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office:value-type="float" office:value="20143" calcext:value-type="float">
            <text:p>20143.0</text:p>
          </table:table-cell>
          <table:table-cell office:value-type="float" office:value="24759" calcext:value-type="float">
            <text:p>24759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office:value-type="float" office:value="8630" calcext:value-type="float">
            <text:p>8630.0</text:p>
          </table:table-cell>
          <table:table-cell office:value-type="float" office:value="20858" calcext:value-type="float">
            <text:p>20858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20145" calcext:value-type="float">
            <text:p>20145.0</text:p>
          </table:table-cell>
          <table:table-cell office:value-type="float" office:value="24760" calcext:value-type="float">
            <text:p>24760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8611" calcext:value-type="float">
            <text:p>8611.0</text:p>
          </table:table-cell>
          <table:table-cell office:value-type="float" office:value="20856" calcext:value-type="float">
            <text:p>20856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20147" calcext:value-type="float">
            <text:p>20147.0</text:p>
          </table:table-cell>
          <table:table-cell office:value-type="float" office:value="24765" calcext:value-type="float">
            <text:p>24765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8598" calcext:value-type="float">
            <text:p>8598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20160" calcext:value-type="float">
            <text:p>20160.0</text:p>
          </table:table-cell>
          <table:table-cell office:value-type="float" office:value="24770" calcext:value-type="float">
            <text:p>24770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8588" calcext:value-type="float">
            <text:p>8588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20167" calcext:value-type="float">
            <text:p>20167.0</text:p>
          </table:table-cell>
          <table:table-cell office:value-type="float" office:value="24775" calcext:value-type="float">
            <text:p>24775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8575" calcext:value-type="float">
            <text:p>8575.0</text:p>
          </table:table-cell>
          <table:table-cell office:value-type="float" office:value="20854" calcext:value-type="float">
            <text:p>20854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169" calcext:value-type="float">
            <text:p>20169.0</text:p>
          </table:table-cell>
          <table:table-cell office:value-type="float" office:value="24776" calcext:value-type="float">
            <text:p>24776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8561" calcext:value-type="float">
            <text:p>8561.0</text:p>
          </table:table-cell>
          <table:table-cell office:value-type="float" office:value="20854" calcext:value-type="float">
            <text:p>20854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8546" calcext:value-type="float">
            <text:p>8546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8512" calcext:value-type="float">
            <text:p>8512.0</text:p>
          </table:table-cell>
          <table:table-cell office:value-type="float" office:value="20864" calcext:value-type="float">
            <text:p>20864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8491" calcext:value-type="float">
            <text:p>8491.0</text:p>
          </table:table-cell>
          <table:table-cell office:value-type="float" office:value="20865" calcext:value-type="float">
            <text:p>20865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8465" calcext:value-type="float">
            <text:p>8465.0</text:p>
          </table:table-cell>
          <table:table-cell office:value-type="float" office:value="20864" calcext:value-type="float">
            <text:p>20864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8454" calcext:value-type="float">
            <text:p>8454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"/>
          <table:table-cell office:value-type="float" office:value="8442" calcext:value-type="float">
            <text:p>8442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20177" calcext:value-type="float">
            <text:p>20177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8423" calcext:value-type="float">
            <text:p>8423.0</text:p>
          </table:table-cell>
          <table:table-cell office:value-type="float" office:value="20847" calcext:value-type="float">
            <text:p>20847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20181" calcext:value-type="float">
            <text:p>20181.0</text:p>
          </table:table-cell>
          <table:table-cell office:value-type="float" office:value="24783" calcext:value-type="float">
            <text:p>24783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8421" calcext:value-type="float">
            <text:p>8421.0</text:p>
          </table:table-cell>
          <table:table-cell office:value-type="float" office:value="20839" calcext:value-type="float">
            <text:p>20839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1"/>
          <table:table-cell office:value-type="float" office:value="20181" calcext:value-type="float">
            <text:p>20181.0</text:p>
          </table:table-cell>
          <table:table-cell office:value-type="float" office:value="24794" calcext:value-type="float">
            <text:p>24794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8408" calcext:value-type="float">
            <text:p>8408.0</text:p>
          </table:table-cell>
          <table:table-cell office:value-type="float" office:value="20836" calcext:value-type="float">
            <text:p>20836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20180" calcext:value-type="float">
            <text:p>20180.0</text:p>
          </table:table-cell>
          <table:table-cell office:value-type="float" office:value="24802" calcext:value-type="float">
            <text:p>24802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8403" calcext:value-type="float">
            <text:p>8403.0</text:p>
          </table:table-cell>
          <table:table-cell office:value-type="float" office:value="20830" calcext:value-type="float">
            <text:p>20830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20181" calcext:value-type="float">
            <text:p>20181.0</text:p>
          </table:table-cell>
          <table:table-cell office:value-type="float" office:value="24808" calcext:value-type="float">
            <text:p>24808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8395" calcext:value-type="float">
            <text:p>8395.0</text:p>
          </table:table-cell>
          <table:table-cell office:value-type="float" office:value="20827" calcext:value-type="float">
            <text:p>20827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20185" calcext:value-type="float">
            <text:p>20185.0</text:p>
          </table:table-cell>
          <table:table-cell office:value-type="float" office:value="24809" calcext:value-type="float">
            <text:p>24809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1"/>
          <table:table-cell office:value-type="float" office:value="8380" calcext:value-type="float">
            <text:p>8380.0</text:p>
          </table:table-cell>
          <table:table-cell office:value-type="float" office:value="20826" calcext:value-type="float">
            <text:p>20826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1"/>
          <table:table-cell office:value-type="float" office:value="20194" calcext:value-type="float">
            <text:p>20194.0</text:p>
          </table:table-cell>
          <table:table-cell office:value-type="float" office:value="24808" calcext:value-type="float">
            <text:p>24808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/>
          <table:table-cell office:value-type="float" office:value="8370" calcext:value-type="float">
            <text:p>8370.0</text:p>
          </table:table-cell>
          <table:table-cell office:value-type="float" office:value="20828" calcext:value-type="float">
            <text:p>20828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1"/>
          <table:table-cell office:value-type="float" office:value="20192" calcext:value-type="float">
            <text:p>20192.0</text:p>
          </table:table-cell>
          <table:table-cell office:value-type="float" office:value="24812" calcext:value-type="float">
            <text:p>24812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"/>
          <table:table-cell office:value-type="float" office:value="8345" calcext:value-type="float">
            <text:p>8345.0</text:p>
          </table:table-cell>
          <table:table-cell office:value-type="float" office:value="20828" calcext:value-type="float">
            <text:p>20828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1"/>
          <table:table-cell office:value-type="float" office:value="20189" calcext:value-type="float">
            <text:p>20189.0</text:p>
          </table:table-cell>
          <table:table-cell office:value-type="float" office:value="24812" calcext:value-type="float">
            <text:p>24812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1"/>
          <table:table-cell office:value-type="float" office:value="8347" calcext:value-type="float">
            <text:p>8347.0</text:p>
          </table:table-cell>
          <table:table-cell office:value-type="float" office:value="20823" calcext:value-type="float">
            <text:p>20823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/>
          <table:table-cell office:value-type="float" office:value="20194" calcext:value-type="float">
            <text:p>20194.0</text:p>
          </table:table-cell>
          <table:table-cell office:value-type="float" office:value="24810" calcext:value-type="float">
            <text:p>24810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1"/>
          <table:table-cell office:value-type="float" office:value="8336" calcext:value-type="float">
            <text:p>8336.0</text:p>
          </table:table-cell>
          <table:table-cell office:value-type="float" office:value="20816" calcext:value-type="float">
            <text:p>20816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1"/>
          <table:table-cell office:value-type="float" office:value="20194" calcext:value-type="float">
            <text:p>20194.0</text:p>
          </table:table-cell>
          <table:table-cell office:value-type="float" office:value="24810" calcext:value-type="float">
            <text:p>24810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/>
          <table:table-cell office:value-type="float" office:value="8324" calcext:value-type="float">
            <text:p>8324.0</text:p>
          </table:table-cell>
          <table:table-cell office:value-type="float" office:value="20810" calcext:value-type="float">
            <text:p>20810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/>
          <table:table-cell office:value-type="float" office:value="20203" calcext:value-type="float">
            <text:p>20203.0</text:p>
          </table:table-cell>
          <table:table-cell office:value-type="float" office:value="24817" calcext:value-type="float">
            <text:p>24817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/>
          <table:table-cell office:value-type="float" office:value="8301" calcext:value-type="float">
            <text:p>8301.0</text:p>
          </table:table-cell>
          <table:table-cell office:value-type="float" office:value="20801" calcext:value-type="float">
            <text:p>20801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/>
          <table:table-cell office:value-type="float" office:value="20208" calcext:value-type="float">
            <text:p>20208.0</text:p>
          </table:table-cell>
          <table:table-cell office:value-type="float" office:value="24820" calcext:value-type="float">
            <text:p>24820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/>
          <table:table-cell office:value-type="float" office:value="8291" calcext:value-type="float">
            <text:p>8291.0</text:p>
          </table:table-cell>
          <table:table-cell office:value-type="float" office:value="20798" calcext:value-type="float">
            <text:p>20798.0</text:p>
          </table:table-cell>
          <table:table-cell office:value-type="float" office:value="700" calcext:value-type="float">
            <text:p>700.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/>
          <table:table-cell office:value-type="float" office:value="20213" calcext:value-type="float">
            <text:p>20213.0</text:p>
          </table:table-cell>
          <table:table-cell office:value-type="float" office:value="24822" calcext:value-type="float">
            <text:p>24822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/>
          <table:table-cell office:value-type="float" office:value="8290" calcext:value-type="float">
            <text:p>8290.0</text:p>
          </table:table-cell>
          <table:table-cell office:value-type="float" office:value="20797" calcext:value-type="float">
            <text:p>20797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/>
          <table:table-cell office:value-type="float" office:value="20214" calcext:value-type="float">
            <text:p>20214.0</text:p>
          </table:table-cell>
          <table:table-cell office:value-type="float" office:value="24821" calcext:value-type="float">
            <text:p>24821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/>
          <table:table-cell office:value-type="float" office:value="8278" calcext:value-type="float">
            <text:p>8278.0</text:p>
          </table:table-cell>
          <table:table-cell office:value-type="float" office:value="20790" calcext:value-type="float">
            <text:p>20790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/>
          <table:table-cell office:value-type="float" office:value="20214" calcext:value-type="float">
            <text:p>20214.0</text:p>
          </table:table-cell>
          <table:table-cell office:value-type="float" office:value="24817" calcext:value-type="float">
            <text:p>24817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/>
          <table:table-cell office:value-type="float" office:value="8269" calcext:value-type="float">
            <text:p>8269.0</text:p>
          </table:table-cell>
          <table:table-cell office:value-type="float" office:value="20789" calcext:value-type="float">
            <text:p>20789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/>
          <table:table-cell office:value-type="float" office:value="20219" calcext:value-type="float">
            <text:p>20219.0</text:p>
          </table:table-cell>
          <table:table-cell office:value-type="float" office:value="24817" calcext:value-type="float">
            <text:p>24817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/>
          <table:table-cell office:value-type="float" office:value="8261" calcext:value-type="float">
            <text:p>8261.0</text:p>
          </table:table-cell>
          <table:table-cell office:value-type="float" office:value="20781" calcext:value-type="float">
            <text:p>20781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0223" calcext:value-type="float">
            <text:p>20223.0</text:p>
          </table:table-cell>
          <table:table-cell office:value-type="float" office:value="24811" calcext:value-type="float">
            <text:p>24811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/>
          <table:table-cell office:value-type="float" office:value="8254" calcext:value-type="float">
            <text:p>8254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/>
          <table:table-cell office:value-type="float" office:value="20230" calcext:value-type="float">
            <text:p>20230.0</text:p>
          </table:table-cell>
          <table:table-cell office:value-type="float" office:value="24802" calcext:value-type="float">
            <text:p>24802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/>
          <table:table-cell office:value-type="float" office:value="8244" calcext:value-type="float">
            <text:p>8244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707" calcext:value-type="float">
            <text:p>707.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/>
          <table:table-cell office:value-type="float" office:value="20231" calcext:value-type="float">
            <text:p>20231.0</text:p>
          </table:table-cell>
          <table:table-cell office:value-type="float" office:value="24802" calcext:value-type="float">
            <text:p>24802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/>
          <table:table-cell office:value-type="float" office:value="8240" calcext:value-type="float">
            <text:p>8240.0</text:p>
          </table:table-cell>
          <table:table-cell office:value-type="float" office:value="20770" calcext:value-type="float">
            <text:p>20770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/>
          <table:table-cell office:value-type="float" office:value="20241" calcext:value-type="float">
            <text:p>20241.0</text:p>
          </table:table-cell>
          <table:table-cell office:value-type="float" office:value="24803" calcext:value-type="float">
            <text:p>24803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/>
          <table:table-cell office:value-type="float" office:value="8234" calcext:value-type="float">
            <text:p>8234.0</text:p>
          </table:table-cell>
          <table:table-cell office:value-type="float" office:value="20763" calcext:value-type="float">
            <text:p>20763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/>
          <table:table-cell office:value-type="float" office:value="20236" calcext:value-type="float">
            <text:p>20236.0</text:p>
          </table:table-cell>
          <table:table-cell office:value-type="float" office:value="24795" calcext:value-type="float">
            <text:p>24795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/>
          <table:table-cell office:value-type="float" office:value="8223" calcext:value-type="float">
            <text:p>8223.0</text:p>
          </table:table-cell>
          <table:table-cell office:value-type="float" office:value="20758" calcext:value-type="float">
            <text:p>20758.0</text:p>
          </table:table-cell>
          <table:table-cell office:value-type="float" office:value="711" calcext:value-type="float">
            <text:p>711.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/>
          <table:table-cell office:value-type="float" office:value="20243" calcext:value-type="float">
            <text:p>20243.0</text:p>
          </table:table-cell>
          <table:table-cell office:value-type="float" office:value="24789" calcext:value-type="float">
            <text:p>24789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/>
          <table:table-cell office:value-type="float" office:value="8216" calcext:value-type="float">
            <text:p>8216.0</text:p>
          </table:table-cell>
          <table:table-cell office:value-type="float" office:value="20755" calcext:value-type="float">
            <text:p>20755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/>
          <table:table-cell office:value-type="float" office:value="20239" calcext:value-type="float">
            <text:p>20239.0</text:p>
          </table:table-cell>
          <table:table-cell office:value-type="float" office:value="24779" calcext:value-type="float">
            <text:p>24779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/>
          <table:table-cell office:value-type="float" office:value="8207" calcext:value-type="float">
            <text:p>8207.0</text:p>
          </table:table-cell>
          <table:table-cell office:value-type="float" office:value="20752" calcext:value-type="float">
            <text:p>20752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/>
          <table:table-cell office:value-type="float" office:value="20240" calcext:value-type="float">
            <text:p>20240.0</text:p>
          </table:table-cell>
          <table:table-cell office:value-type="float" office:value="24768" calcext:value-type="float">
            <text:p>24768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/>
          <table:table-cell office:value-type="float" office:value="8192" calcext:value-type="float">
            <text:p>8192.0</text:p>
          </table:table-cell>
          <table:table-cell office:value-type="float" office:value="20747" calcext:value-type="float">
            <text:p>20747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/>
          <table:table-cell office:value-type="float" office:value="20243" calcext:value-type="float">
            <text:p>20243.0</text:p>
          </table:table-cell>
          <table:table-cell office:value-type="float" office:value="24767" calcext:value-type="float">
            <text:p>24767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"/>
          <table:table-cell office:value-type="float" office:value="8191" calcext:value-type="float">
            <text:p>8191.0</text:p>
          </table:table-cell>
          <table:table-cell office:value-type="float" office:value="20744" calcext:value-type="float">
            <text:p>20744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"/>
          <table:table-cell office:value-type="float" office:value="20241" calcext:value-type="float">
            <text:p>20241.0</text:p>
          </table:table-cell>
          <table:table-cell office:value-type="float" office:value="24761" calcext:value-type="float">
            <text:p>24761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/>
          <table:table-cell office:value-type="float" office:value="8182" calcext:value-type="float">
            <text:p>8182.0</text:p>
          </table:table-cell>
          <table:table-cell office:value-type="float" office:value="20739" calcext:value-type="float">
            <text:p>20739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1"/>
          <table:table-cell office:value-type="float" office:value="20243" calcext:value-type="float">
            <text:p>20243.0</text:p>
          </table:table-cell>
          <table:table-cell office:value-type="float" office:value="24755" calcext:value-type="float">
            <text:p>24755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/>
          <table:table-cell office:value-type="float" office:value="8170" calcext:value-type="float">
            <text:p>8170.0</text:p>
          </table:table-cell>
          <table:table-cell office:value-type="float" office:value="20738" calcext:value-type="float">
            <text:p>20738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1"/>
          <table:table-cell office:value-type="float" office:value="20246" calcext:value-type="float">
            <text:p>20246.0</text:p>
          </table:table-cell>
          <table:table-cell office:value-type="float" office:value="24756" calcext:value-type="float">
            <text:p>24756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1"/>
          <table:table-cell office:value-type="float" office:value="8154" calcext:value-type="float">
            <text:p>8154.0</text:p>
          </table:table-cell>
          <table:table-cell office:value-type="float" office:value="20735" calcext:value-type="float">
            <text:p>20735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/>
          <table:table-cell office:value-type="float" office:value="20247" calcext:value-type="float">
            <text:p>20247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/>
          <table:table-cell office:value-type="float" office:value="8139" calcext:value-type="float">
            <text:p>8139.0</text:p>
          </table:table-cell>
          <table:table-cell office:value-type="float" office:value="20730" calcext:value-type="float">
            <text:p>20730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"/>
          <table:table-cell office:value-type="float" office:value="20250" calcext:value-type="float">
            <text:p>20250.0</text:p>
          </table:table-cell>
          <table:table-cell office:value-type="float" office:value="24741" calcext:value-type="float">
            <text:p>24741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/>
          <table:table-cell office:value-type="float" office:value="8126" calcext:value-type="float">
            <text:p>8126.0</text:p>
          </table:table-cell>
          <table:table-cell office:value-type="float" office:value="20728" calcext:value-type="float">
            <text:p>20728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"/>
          <table:table-cell office:value-type="float" office:value="20257" calcext:value-type="float">
            <text:p>20257.0</text:p>
          </table:table-cell>
          <table:table-cell office:value-type="float" office:value="24736" calcext:value-type="float">
            <text:p>24736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/>
          <table:table-cell office:value-type="float" office:value="8121" calcext:value-type="float">
            <text:p>8121.0</text:p>
          </table:table-cell>
          <table:table-cell office:value-type="float" office:value="20729" calcext:value-type="float">
            <text:p>20729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"/>
          <table:table-cell office:value-type="float" office:value="20276" calcext:value-type="float">
            <text:p>20276.0</text:p>
          </table:table-cell>
          <table:table-cell office:value-type="float" office:value="24742" calcext:value-type="float">
            <text:p>24742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"/>
          <table:table-cell office:value-type="float" office:value="8110" calcext:value-type="float">
            <text:p>8110.0</text:p>
          </table:table-cell>
          <table:table-cell office:value-type="float" office:value="20727" calcext:value-type="float">
            <text:p>20727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"/>
          <table:table-cell office:value-type="float" office:value="20282" calcext:value-type="float">
            <text:p>20282.0</text:p>
          </table:table-cell>
          <table:table-cell office:value-type="float" office:value="24740" calcext:value-type="float">
            <text:p>24740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"/>
          <table:table-cell office:value-type="float" office:value="8097" calcext:value-type="float">
            <text:p>8097.0</text:p>
          </table:table-cell>
          <table:table-cell office:value-type="float" office:value="20723" calcext:value-type="float">
            <text:p>20723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/>
          <table:table-cell office:value-type="float" office:value="20289" calcext:value-type="float">
            <text:p>20289.0</text:p>
          </table:table-cell>
          <table:table-cell office:value-type="float" office:value="24734" calcext:value-type="float">
            <text:p>24734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1"/>
          <table:table-cell office:value-type="float" office:value="8086" calcext:value-type="float">
            <text:p>8086.0</text:p>
          </table:table-cell>
          <table:table-cell office:value-type="float" office:value="20710" calcext:value-type="float">
            <text:p>20710.0</text:p>
          </table:table-cell>
          <table:table-cell office:value-type="float" office:value="733" calcext:value-type="float">
            <text:p>733.0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1"/>
          <table:table-cell office:value-type="float" office:value="20293" calcext:value-type="float">
            <text:p>20293.0</text:p>
          </table:table-cell>
          <table:table-cell office:value-type="float" office:value="24733" calcext:value-type="float">
            <text:p>24733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1"/>
          <table:table-cell office:value-type="float" office:value="8077" calcext:value-type="float">
            <text:p>8077.0</text:p>
          </table:table-cell>
          <table:table-cell office:value-type="float" office:value="20705" calcext:value-type="float">
            <text:p>20705.0</text:p>
          </table:table-cell>
          <table:table-cell office:value-type="float" office:value="734" calcext:value-type="float">
            <text:p>734.0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/>
          <table:table-cell office:value-type="float" office:value="20293" calcext:value-type="float">
            <text:p>20293.0</text:p>
          </table:table-cell>
          <table:table-cell office:value-type="float" office:value="24730" calcext:value-type="float">
            <text:p>24730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/>
          <table:table-cell office:value-type="float" office:value="8072" calcext:value-type="float">
            <text:p>8072.0</text:p>
          </table:table-cell>
          <table:table-cell office:value-type="float" office:value="20705" calcext:value-type="float">
            <text:p>20705.0</text:p>
          </table:table-cell>
          <table:table-cell office:value-type="float" office:value="735" calcext:value-type="float">
            <text:p>735.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1"/>
          <table:table-cell office:value-type="float" office:value="20306" calcext:value-type="float">
            <text:p>20306.0</text:p>
          </table:table-cell>
          <table:table-cell office:value-type="float" office:value="24721" calcext:value-type="float">
            <text:p>24721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1"/>
          <table:table-cell office:value-type="float" office:value="8069" calcext:value-type="float">
            <text:p>8069.0</text:p>
          </table:table-cell>
          <table:table-cell office:value-type="float" office:value="20702" calcext:value-type="float">
            <text:p>20702.0</text:p>
          </table:table-cell>
          <table:table-cell office:value-type="float" office:value="736" calcext:value-type="float">
            <text:p>736.0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/>
          <table:table-cell office:value-type="float" office:value="20312" calcext:value-type="float">
            <text:p>20312.0</text:p>
          </table:table-cell>
          <table:table-cell office:value-type="float" office:value="24716" calcext:value-type="float">
            <text:p>24716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/>
          <table:table-cell office:value-type="float" office:value="8063" calcext:value-type="float">
            <text:p>8063.0</text:p>
          </table:table-cell>
          <table:table-cell office:value-type="float" office:value="20698" calcext:value-type="float">
            <text:p>20698.0</text:p>
          </table:table-cell>
          <table:table-cell office:value-type="float" office:value="738" calcext:value-type="float">
            <text:p>738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/>
          <table:table-cell office:value-type="float" office:value="20318" calcext:value-type="float">
            <text:p>20318.0</text:p>
          </table:table-cell>
          <table:table-cell office:value-type="float" office:value="24705" calcext:value-type="float">
            <text:p>24705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1"/>
          <table:table-cell office:value-type="float" office:value="8051" calcext:value-type="float">
            <text:p>8051.0</text:p>
          </table:table-cell>
          <table:table-cell office:value-type="float" office:value="20690" calcext:value-type="float">
            <text:p>20690.0</text:p>
          </table:table-cell>
          <table:table-cell office:value-type="float" office:value="740" calcext:value-type="float">
            <text:p>740.0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1"/>
          <table:table-cell office:value-type="float" office:value="20319" calcext:value-type="float">
            <text:p>20319.0</text:p>
          </table:table-cell>
          <table:table-cell office:value-type="float" office:value="24702" calcext:value-type="float">
            <text:p>24702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1"/>
          <table:table-cell office:value-type="float" office:value="8042" calcext:value-type="float">
            <text:p>8042.0</text:p>
          </table:table-cell>
          <table:table-cell office:value-type="float" office:value="20689" calcext:value-type="float">
            <text:p>20689.0</text:p>
          </table:table-cell>
          <table:table-cell office:value-type="float" office:value="741" calcext:value-type="float">
            <text:p>741.0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1"/>
          <table:table-cell office:value-type="float" office:value="20322" calcext:value-type="float">
            <text:p>20322.0</text:p>
          </table:table-cell>
          <table:table-cell office:value-type="float" office:value="24700" calcext:value-type="float">
            <text:p>24700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1"/>
          <table:table-cell office:value-type="float" office:value="8029" calcext:value-type="float">
            <text:p>8029.0</text:p>
          </table:table-cell>
          <table:table-cell office:value-type="float" office:value="20681" calcext:value-type="float">
            <text:p>20681.0</text:p>
          </table:table-cell>
          <table:table-cell office:value-type="float" office:value="742" calcext:value-type="float">
            <text:p>742.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1"/>
          <table:table-cell office:value-type="float" office:value="20324" calcext:value-type="float">
            <text:p>20324.0</text:p>
          </table:table-cell>
          <table:table-cell office:value-type="float" office:value="24698" calcext:value-type="float">
            <text:p>24698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1"/>
          <table:table-cell office:value-type="float" office:value="8020" calcext:value-type="float">
            <text:p>8020.0</text:p>
          </table:table-cell>
          <table:table-cell office:value-type="float" office:value="20681" calcext:value-type="float">
            <text:p>20681.0</text:p>
          </table:table-cell>
          <table:table-cell office:value-type="float" office:value="744" calcext:value-type="float">
            <text:p>744.0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1"/>
          <table:table-cell office:value-type="float" office:value="20331" calcext:value-type="float">
            <text:p>20331.0</text:p>
          </table:table-cell>
          <table:table-cell office:value-type="float" office:value="24692" calcext:value-type="float">
            <text:p>24692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1"/>
          <table:table-cell office:value-type="float" office:value="8009" calcext:value-type="float">
            <text:p>8009.0</text:p>
          </table:table-cell>
          <table:table-cell office:value-type="float" office:value="20678" calcext:value-type="float">
            <text:p>20678.0</text:p>
          </table:table-cell>
          <table:table-cell office:value-type="float" office:value="745" calcext:value-type="float">
            <text:p>745.0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1"/>
          <table:table-cell office:value-type="float" office:value="20341" calcext:value-type="float">
            <text:p>20341.0</text:p>
          </table:table-cell>
          <table:table-cell office:value-type="float" office:value="24686" calcext:value-type="float">
            <text:p>24686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1"/>
          <table:table-cell office:value-type="float" office:value="7995" calcext:value-type="float">
            <text:p>7995.0</text:p>
          </table:table-cell>
          <table:table-cell office:value-type="float" office:value="20673" calcext:value-type="float">
            <text:p>20673.0</text:p>
          </table:table-cell>
          <table:table-cell office:value-type="float" office:value="747" calcext:value-type="float">
            <text:p>747.0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1"/>
          <table:table-cell office:value-type="float" office:value="20343" calcext:value-type="float">
            <text:p>20343.0</text:p>
          </table:table-cell>
          <table:table-cell office:value-type="float" office:value="24683" calcext:value-type="float">
            <text:p>24683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1"/>
          <table:table-cell office:value-type="float" office:value="7990" calcext:value-type="float">
            <text:p>7990.0</text:p>
          </table:table-cell>
          <table:table-cell office:value-type="float" office:value="20673" calcext:value-type="float">
            <text:p>20673.0</text:p>
          </table:table-cell>
          <table:table-cell office:value-type="float" office:value="748" calcext:value-type="float">
            <text:p>748.0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1"/>
          <table:table-cell office:value-type="float" office:value="20343" calcext:value-type="float">
            <text:p>20343.0</text:p>
          </table:table-cell>
          <table:table-cell office:value-type="float" office:value="24680" calcext:value-type="float">
            <text:p>2468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1"/>
          <table:table-cell office:value-type="float" office:value="7965" calcext:value-type="float">
            <text:p>7965.0</text:p>
          </table:table-cell>
          <table:table-cell office:value-type="float" office:value="20671" calcext:value-type="float">
            <text:p>20671.0</text:p>
          </table:table-cell>
          <table:table-cell office:value-type="float" office:value="749" calcext:value-type="float">
            <text:p>749.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1"/>
          <table:table-cell office:value-type="float" office:value="20350" calcext:value-type="float">
            <text:p>20350.0</text:p>
          </table:table-cell>
          <table:table-cell office:value-type="float" office:value="24676" calcext:value-type="float">
            <text:p>24676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1"/>
          <table:table-cell office:value-type="float" office:value="7965" calcext:value-type="float">
            <text:p>7965.0</text:p>
          </table:table-cell>
          <table:table-cell office:value-type="float" office:value="20664" calcext:value-type="float">
            <text:p>20664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1"/>
          <table:table-cell office:value-type="float" office:value="20352" calcext:value-type="float">
            <text:p>20352.0</text:p>
          </table:table-cell>
          <table:table-cell office:value-type="float" office:value="24668" calcext:value-type="float">
            <text:p>24668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1"/>
          <table:table-cell office:value-type="float" office:value="7958" calcext:value-type="float">
            <text:p>7958.0</text:p>
          </table:table-cell>
          <table:table-cell office:value-type="float" office:value="20655" calcext:value-type="float">
            <text:p>20655.0</text:p>
          </table:table-cell>
          <table:table-cell office:value-type="float" office:value="752" calcext:value-type="float">
            <text:p>752.0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/>
          <table:table-cell office:value-type="float" office:value="20351" calcext:value-type="float">
            <text:p>20351.0</text:p>
          </table:table-cell>
          <table:table-cell office:value-type="float" office:value="24670" calcext:value-type="float">
            <text:p>24670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1"/>
          <table:table-cell office:value-type="float" office:value="7955" calcext:value-type="float">
            <text:p>7955.0</text:p>
          </table:table-cell>
          <table:table-cell office:value-type="float" office:value="20641" calcext:value-type="float">
            <text:p>20641.0</text:p>
          </table:table-cell>
          <table:table-cell office:value-type="float" office:value="754" calcext:value-type="float">
            <text:p>754.0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1"/>
          <table:table-cell office:value-type="float" office:value="20353" calcext:value-type="float">
            <text:p>20353.0</text:p>
          </table:table-cell>
          <table:table-cell office:value-type="float" office:value="24657" calcext:value-type="float">
            <text:p>24657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1"/>
          <table:table-cell office:value-type="float" office:value="7943" calcext:value-type="float">
            <text:p>7943.0</text:p>
          </table:table-cell>
          <table:table-cell office:value-type="float" office:value="20635" calcext:value-type="float">
            <text:p>20635.0</text:p>
          </table:table-cell>
          <table:table-cell office:value-type="float" office:value="755" calcext:value-type="float">
            <text:p>755.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1"/>
          <table:table-cell office:value-type="float" office:value="20357" calcext:value-type="float">
            <text:p>20357.0</text:p>
          </table:table-cell>
          <table:table-cell office:value-type="float" office:value="24649" calcext:value-type="float">
            <text:p>24649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"/>
          <table:table-cell office:value-type="float" office:value="7921" calcext:value-type="float">
            <text:p>7921.0</text:p>
          </table:table-cell>
          <table:table-cell office:value-type="float" office:value="20622" calcext:value-type="float">
            <text:p>20622.0</text:p>
          </table:table-cell>
          <table:table-cell office:value-type="float" office:value="756" calcext:value-type="float">
            <text:p>756.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1"/>
          <table:table-cell office:value-type="float" office:value="20360" calcext:value-type="float">
            <text:p>20360.0</text:p>
          </table:table-cell>
          <table:table-cell office:value-type="float" office:value="24642" calcext:value-type="float">
            <text:p>24642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1"/>
          <table:table-cell office:value-type="float" office:value="7911" calcext:value-type="float">
            <text:p>7911.0</text:p>
          </table:table-cell>
          <table:table-cell office:value-type="float" office:value="20616" calcext:value-type="float">
            <text:p>20616.0</text:p>
          </table:table-cell>
          <table:table-cell office:value-type="float" office:value="757" calcext:value-type="float">
            <text:p>757.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1"/>
          <table:table-cell office:value-type="float" office:value="20360" calcext:value-type="float">
            <text:p>20360.0</text:p>
          </table:table-cell>
          <table:table-cell office:value-type="float" office:value="24635" calcext:value-type="float">
            <text:p>24635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1"/>
          <table:table-cell office:value-type="float" office:value="7900" calcext:value-type="float">
            <text:p>7900.0</text:p>
          </table:table-cell>
          <table:table-cell office:value-type="float" office:value="20613" calcext:value-type="float">
            <text:p>20613.0</text:p>
          </table:table-cell>
          <table:table-cell office:value-type="float" office:value="758" calcext:value-type="float">
            <text:p>758.0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/>
          <table:table-cell office:value-type="float" office:value="20365" calcext:value-type="float">
            <text:p>20365.0</text:p>
          </table:table-cell>
          <table:table-cell office:value-type="float" office:value="24635" calcext:value-type="float">
            <text:p>24635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1"/>
          <table:table-cell office:value-type="float" office:value="7871" calcext:value-type="float">
            <text:p>7871.0</text:p>
          </table:table-cell>
          <table:table-cell office:value-type="float" office:value="20603" calcext:value-type="float">
            <text:p>20603.0</text:p>
          </table:table-cell>
          <table:table-cell office:value-type="float" office:value="759" calcext:value-type="float">
            <text:p>759.0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367" calcext:value-type="float">
            <text:p>20367.0</text:p>
          </table:table-cell>
          <table:table-cell office:value-type="float" office:value="24637" calcext:value-type="float">
            <text:p>24637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1"/>
          <table:table-cell office:value-type="float" office:value="7853" calcext:value-type="float">
            <text:p>7853.0</text:p>
          </table:table-cell>
          <table:table-cell office:value-type="float" office:value="20594" calcext:value-type="float">
            <text:p>20594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1"/>
          <table:table-cell office:value-type="float" office:value="20371" calcext:value-type="float">
            <text:p>20371.0</text:p>
          </table:table-cell>
          <table:table-cell office:value-type="float" office:value="24635" calcext:value-type="float">
            <text:p>24635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1"/>
          <table:table-cell office:value-type="float" office:value="7832" calcext:value-type="float">
            <text:p>7832.0</text:p>
          </table:table-cell>
          <table:table-cell office:value-type="float" office:value="20591" calcext:value-type="float">
            <text:p>20591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1"/>
          <table:table-cell office:value-type="float" office:value="20369" calcext:value-type="float">
            <text:p>20369.0</text:p>
          </table:table-cell>
          <table:table-cell office:value-type="float" office:value="24634" calcext:value-type="float">
            <text:p>24634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1"/>
          <table:table-cell office:value-type="float" office:value="7823" calcext:value-type="float">
            <text:p>7823.0</text:p>
          </table:table-cell>
          <table:table-cell office:value-type="float" office:value="20586" calcext:value-type="float">
            <text:p>20586.0</text:p>
          </table:table-cell>
          <table:table-cell office:value-type="float" office:value="763" calcext:value-type="float">
            <text:p>763.0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1"/>
          <table:table-cell office:value-type="float" office:value="20364" calcext:value-type="float">
            <text:p>20364.0</text:p>
          </table:table-cell>
          <table:table-cell office:value-type="float" office:value="24633" calcext:value-type="float">
            <text:p>24633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1"/>
          <table:table-cell office:value-type="float" office:value="7810" calcext:value-type="float">
            <text:p>7810.0</text:p>
          </table:table-cell>
          <table:table-cell office:value-type="float" office:value="20583" calcext:value-type="float">
            <text:p>20583.0</text:p>
          </table:table-cell>
          <table:table-cell office:value-type="float" office:value="765" calcext:value-type="float">
            <text:p>765.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1"/>
          <table:table-cell office:value-type="float" office:value="20347" calcext:value-type="float">
            <text:p>20347.0</text:p>
          </table:table-cell>
          <table:table-cell office:value-type="float" office:value="24643" calcext:value-type="float">
            <text:p>24643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1"/>
          <table:table-cell office:value-type="float" office:value="7794" calcext:value-type="float">
            <text:p>7794.0</text:p>
          </table:table-cell>
          <table:table-cell office:value-type="float" office:value="20573" calcext:value-type="float">
            <text:p>20573.0</text:p>
          </table:table-cell>
          <table:table-cell office:value-type="float" office:value="766" calcext:value-type="float">
            <text:p>766.0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347" calcext:value-type="float">
            <text:p>20347.0</text:p>
          </table:table-cell>
          <table:table-cell office:value-type="float" office:value="24643" calcext:value-type="float">
            <text:p>24643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1"/>
          <table:table-cell office:value-type="float" office:value="7779" calcext:value-type="float">
            <text:p>7779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767" calcext:value-type="float">
            <text:p>767.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1"/>
          <table:table-cell office:value-type="float" office:value="20338" calcext:value-type="float">
            <text:p>20338.0</text:p>
          </table:table-cell>
          <table:table-cell office:value-type="float" office:value="24646" calcext:value-type="float">
            <text:p>24646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1"/>
          <table:table-cell office:value-type="float" office:value="7753" calcext:value-type="float">
            <text:p>7753.0</text:p>
          </table:table-cell>
          <table:table-cell office:value-type="float" office:value="20558" calcext:value-type="float">
            <text:p>20558.0</text:p>
          </table:table-cell>
          <table:table-cell office:value-type="float" office:value="769" calcext:value-type="float">
            <text:p>769.0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1"/>
          <table:table-cell office:value-type="float" office:value="20344" calcext:value-type="float">
            <text:p>20344.0</text:p>
          </table:table-cell>
          <table:table-cell office:value-type="float" office:value="24646" calcext:value-type="float">
            <text:p>24646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1"/>
          <table:table-cell office:value-type="float" office:value="7741" calcext:value-type="float">
            <text:p>7741.0</text:p>
          </table:table-cell>
          <table:table-cell office:value-type="float" office:value="20553" calcext:value-type="float">
            <text:p>20553.0</text:p>
          </table:table-cell>
          <table:table-cell office:value-type="float" office:value="770" calcext:value-type="float">
            <text:p>770.0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1"/>
          <table:table-cell office:value-type="float" office:value="20351" calcext:value-type="float">
            <text:p>20351.0</text:p>
          </table:table-cell>
          <table:table-cell office:value-type="float" office:value="24655" calcext:value-type="float">
            <text:p>24655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1"/>
          <table:table-cell office:value-type="float" office:value="7730" calcext:value-type="float">
            <text:p>7730.0</text:p>
          </table:table-cell>
          <table:table-cell office:value-type="float" office:value="20547" calcext:value-type="float">
            <text:p>20547.0</text:p>
          </table:table-cell>
          <table:table-cell office:value-type="float" office:value="771" calcext:value-type="float">
            <text:p>771.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/>
          <table:table-cell office:value-type="float" office:value="20363" calcext:value-type="float">
            <text:p>20363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1"/>
          <table:table-cell office:value-type="float" office:value="7721" calcext:value-type="float">
            <text:p>7721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772" calcext:value-type="float">
            <text:p>772.0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1"/>
          <table:table-cell office:value-type="float" office:value="20363" calcext:value-type="float">
            <text:p>20363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1"/>
          <table:table-cell office:value-type="float" office:value="7709" calcext:value-type="float">
            <text:p>7709.0</text:p>
          </table:table-cell>
          <table:table-cell office:value-type="float" office:value="20530" calcext:value-type="float">
            <text:p>20530.0</text:p>
          </table:table-cell>
          <table:table-cell office:value-type="float" office:value="773" calcext:value-type="float">
            <text:p>773.0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1"/>
          <table:table-cell office:value-type="float" office:value="20367" calcext:value-type="float">
            <text:p>20367.0</text:p>
          </table:table-cell>
          <table:table-cell office:value-type="float" office:value="24659" calcext:value-type="float">
            <text:p>24659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1"/>
          <table:table-cell office:value-type="float" office:value="7694" calcext:value-type="float">
            <text:p>7694.0</text:p>
          </table:table-cell>
          <table:table-cell office:value-type="float" office:value="20527" calcext:value-type="float">
            <text:p>20527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1"/>
          <table:table-cell office:value-type="float" office:value="20372" calcext:value-type="float">
            <text:p>20372.0</text:p>
          </table:table-cell>
          <table:table-cell office:value-type="float" office:value="24659" calcext:value-type="float">
            <text:p>24659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1"/>
          <table:table-cell office:value-type="float" office:value="7692" calcext:value-type="float">
            <text:p>7692.0</text:p>
          </table:table-cell>
          <table:table-cell office:value-type="float" office:value="20525" calcext:value-type="float">
            <text:p>20525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1"/>
          <table:table-cell office:value-type="float" office:value="20384" calcext:value-type="float">
            <text:p>20384.0</text:p>
          </table:table-cell>
          <table:table-cell office:value-type="float" office:value="24672" calcext:value-type="float">
            <text:p>24672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1"/>
          <table:table-cell office:value-type="float" office:value="7658" calcext:value-type="float">
            <text:p>7658.0</text:p>
          </table:table-cell>
          <table:table-cell office:value-type="float" office:value="20505" calcext:value-type="float">
            <text:p>20505.0</text:p>
          </table:table-cell>
          <table:table-cell office:value-type="float" office:value="776" calcext:value-type="float">
            <text:p>776.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1"/>
          <table:table-cell office:value-type="float" office:value="20383" calcext:value-type="float">
            <text:p>20383.0</text:p>
          </table:table-cell>
          <table:table-cell office:value-type="float" office:value="24672" calcext:value-type="float">
            <text:p>24672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1"/>
          <table:table-cell office:value-type="float" office:value="7638" calcext:value-type="float">
            <text:p>7638.0</text:p>
          </table:table-cell>
          <table:table-cell office:value-type="float" office:value="20497" calcext:value-type="float">
            <text:p>20497.0</text:p>
          </table:table-cell>
          <table:table-cell office:value-type="float" office:value="777" calcext:value-type="float">
            <text:p>777.0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1"/>
          <table:table-cell office:value-type="float" office:value="20375" calcext:value-type="float">
            <text:p>20375.0</text:p>
          </table:table-cell>
          <table:table-cell office:value-type="float" office:value="24680" calcext:value-type="float">
            <text:p>24680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1"/>
          <table:table-cell office:value-type="float" office:value="7613" calcext:value-type="float">
            <text:p>7613.0</text:p>
          </table:table-cell>
          <table:table-cell office:value-type="float" office:value="20489" calcext:value-type="float">
            <text:p>20489.0</text:p>
          </table:table-cell>
          <table:table-cell office:value-type="float" office:value="778" calcext:value-type="float">
            <text:p>778.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1"/>
          <table:table-cell office:value-type="float" office:value="20372" calcext:value-type="float">
            <text:p>20372.0</text:p>
          </table:table-cell>
          <table:table-cell office:value-type="float" office:value="24673" calcext:value-type="float">
            <text:p>24673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1"/>
          <table:table-cell office:value-type="float" office:value="7591" calcext:value-type="float">
            <text:p>7591.0</text:p>
          </table:table-cell>
          <table:table-cell office:value-type="float" office:value="20477" calcext:value-type="float">
            <text:p>20477.0</text:p>
          </table:table-cell>
          <table:table-cell office:value-type="float" office:value="779" calcext:value-type="float">
            <text:p>779.0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1"/>
          <table:table-cell office:value-type="float" office:value="20364" calcext:value-type="float">
            <text:p>20364.0</text:p>
          </table:table-cell>
          <table:table-cell office:value-type="float" office:value="24674" calcext:value-type="float">
            <text:p>24674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1"/>
          <table:table-cell office:value-type="float" office:value="7554" calcext:value-type="float">
            <text:p>7554.0</text:p>
          </table:table-cell>
          <table:table-cell office:value-type="float" office:value="20463" calcext:value-type="float">
            <text:p>20463.0</text:p>
          </table:table-cell>
          <table:table-cell office:value-type="float" office:value="780" calcext:value-type="float">
            <text:p>780.0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1"/>
          <table:table-cell office:value-type="float" office:value="20368" calcext:value-type="float">
            <text:p>20368.0</text:p>
          </table:table-cell>
          <table:table-cell office:value-type="float" office:value="24691" calcext:value-type="float">
            <text:p>24691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1"/>
          <table:table-cell office:value-type="float" office:value="7541" calcext:value-type="float">
            <text:p>7541.0</text:p>
          </table:table-cell>
          <table:table-cell office:value-type="float" office:value="20450" calcext:value-type="float">
            <text:p>20450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"/>
          <table:table-cell office:value-type="float" office:value="20352" calcext:value-type="float">
            <text:p>20352.0</text:p>
          </table:table-cell>
          <table:table-cell office:value-type="float" office:value="24696" calcext:value-type="float">
            <text:p>24696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1"/>
          <table:table-cell office:value-type="float" office:value="7525" calcext:value-type="float">
            <text:p>7525.0</text:p>
          </table:table-cell>
          <table:table-cell office:value-type="float" office:value="20449" calcext:value-type="float">
            <text:p>20449.0</text:p>
          </table:table-cell>
          <table:table-cell office:value-type="float" office:value="782" calcext:value-type="float">
            <text:p>782.0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2" office:value-type="string" calcext:value-type="string">
            <text:p>End</text:p>
          </table:table-cell>
          <table:table-cell office:value-type="float" office:value="20339" calcext:value-type="float">
            <text:p>20339.0</text:p>
          </table:table-cell>
          <table:table-cell office:value-type="float" office:value="24727" calcext:value-type="float">
            <text:p>24727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1"/>
          <table:table-cell office:value-type="float" office:value="7509" calcext:value-type="float">
            <text:p>7509.0</text:p>
          </table:table-cell>
          <table:table-cell office:value-type="float" office:value="20440" calcext:value-type="float">
            <text:p>20440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1"/>
          <table:table-cell office:value-type="float" office:value="7506" calcext:value-type="float">
            <text:p>7506.0</text:p>
          </table:table-cell>
          <table:table-cell office:value-type="float" office:value="20432" calcext:value-type="float">
            <text:p>20432.0</text:p>
          </table:table-cell>
          <table:table-cell office:value-type="float" office:value="784" calcext:value-type="float">
            <text:p>784.0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1"/>
          <table:table-cell office:value-type="float" office:value="7492" calcext:value-type="float">
            <text:p>7492.0</text:p>
          </table:table-cell>
          <table:table-cell office:value-type="float" office:value="20422" calcext:value-type="float">
            <text:p>20422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1"/>
          <table:table-cell office:value-type="float" office:value="7490" calcext:value-type="float">
            <text:p>7490.0</text:p>
          </table:table-cell>
          <table:table-cell office:value-type="float" office:value="20419" calcext:value-type="float">
            <text:p>20419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1"/>
          <table:table-cell office:value-type="float" office:value="7465" calcext:value-type="float">
            <text:p>7465.0</text:p>
          </table:table-cell>
          <table:table-cell office:value-type="float" office:value="20411" calcext:value-type="float">
            <text:p>20411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1"/>
          <table:table-cell office:value-type="float" office:value="7433" calcext:value-type="float">
            <text:p>7433.0</text:p>
          </table:table-cell>
          <table:table-cell office:value-type="float" office:value="20394" calcext:value-type="float">
            <text:p>20394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1"/>
          <table:table-cell office:value-type="float" office:value="7429" calcext:value-type="float">
            <text:p>7429.0</text:p>
          </table:table-cell>
          <table:table-cell office:value-type="float" office:value="20388" calcext:value-type="float">
            <text:p>20388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"/>
          <table:table-cell office:value-type="float" office:value="7382" calcext:value-type="float">
            <text:p>7382.0</text:p>
          </table:table-cell>
          <table:table-cell office:value-type="float" office:value="20354" calcext:value-type="float">
            <text:p>20354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1"/>
          <table:table-cell office:value-type="float" office:value="7349" calcext:value-type="float">
            <text:p>7349.0</text:p>
          </table:table-cell>
          <table:table-cell office:value-type="float" office:value="20331" calcext:value-type="float">
            <text:p>20331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1"/>
          <table:table-cell office:value-type="float" office:value="7336" calcext:value-type="float">
            <text:p>7336.0</text:p>
          </table:table-cell>
          <table:table-cell office:value-type="float" office:value="20327" calcext:value-type="float">
            <text:p>20327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1"/>
          <table:table-cell office:value-type="float" office:value="7310" calcext:value-type="float">
            <text:p>7310.0</text:p>
          </table:table-cell>
          <table:table-cell office:value-type="float" office:value="20324" calcext:value-type="float">
            <text:p>20324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1"/>
          <table:table-cell office:value-type="float" office:value="7272" calcext:value-type="float">
            <text:p>7272.0</text:p>
          </table:table-cell>
          <table:table-cell office:value-type="float" office:value="20315" calcext:value-type="float">
            <text:p>20315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1"/>
          <table:table-cell office:value-type="float" office:value="7227" calcext:value-type="float">
            <text:p>7227.0</text:p>
          </table:table-cell>
          <table:table-cell office:value-type="float" office:value="20292" calcext:value-type="float">
            <text:p>20292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1"/>
          <table:table-cell office:value-type="float" office:value="7177" calcext:value-type="float">
            <text:p>7177.0</text:p>
          </table:table-cell>
          <table:table-cell office:value-type="float" office:value="20258" calcext:value-type="float">
            <text:p>20258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style-name="ce1"/>
          <table:table-cell office:value-type="float" office:value="7115" calcext:value-type="float">
            <text:p>7115.0</text:p>
          </table:table-cell>
          <table:table-cell office:value-type="float" office:value="20209" calcext:value-type="float">
            <text:p>20209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1"/>
          <table:table-cell office:value-type="float" office:value="7066" calcext:value-type="float">
            <text:p>7066.0</text:p>
          </table:table-cell>
          <table:table-cell office:value-type="float" office:value="20177" calcext:value-type="float">
            <text:p>20177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ce1"/>
          <table:table-cell office:value-type="float" office:value="7029" calcext:value-type="float">
            <text:p>7029.0</text:p>
          </table:table-cell>
          <table:table-cell office:value-type="float" office:value="20145" calcext:value-type="float">
            <text:p>20145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"/>
          <table:table-cell office:value-type="float" office:value="7004" calcext:value-type="float">
            <text:p>7004.0</text:p>
          </table:table-cell>
          <table:table-cell office:value-type="float" office:value="20121" calcext:value-type="float">
            <text:p>20121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style-name="ce1"/>
          <table:table-cell office:value-type="float" office:value="6983" calcext:value-type="float">
            <text:p>6983.0</text:p>
          </table:table-cell>
          <table:table-cell office:value-type="float" office:value="20099" calcext:value-type="float">
            <text:p>20099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1"/>
          <table:table-cell office:value-type="float" office:value="6954" calcext:value-type="float">
            <text:p>6954.0</text:p>
          </table:table-cell>
          <table:table-cell office:value-type="float" office:value="20071" calcext:value-type="float">
            <text:p>20071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1"/>
          <table:table-cell office:value-type="float" office:value="6913" calcext:value-type="float">
            <text:p>6913.0</text:p>
          </table:table-cell>
          <table:table-cell office:value-type="float" office:value="20045" calcext:value-type="float">
            <text:p>20045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1"/>
          <table:table-cell office:value-type="float" office:value="6879" calcext:value-type="float">
            <text:p>6879.0</text:p>
          </table:table-cell>
          <table:table-cell office:value-type="float" office:value="20021" calcext:value-type="float">
            <text:p>20021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1"/>
          <table:table-cell office:value-type="float" office:value="6808" calcext:value-type="float">
            <text:p>6808.0</text:p>
          </table:table-cell>
          <table:table-cell office:value-type="float" office:value="19992" calcext:value-type="float">
            <text:p>19992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1"/>
          <table:table-cell office:value-type="float" office:value="6758" calcext:value-type="float">
            <text:p>6758.0</text:p>
          </table:table-cell>
          <table:table-cell office:value-type="float" office:value="19980" calcext:value-type="float">
            <text:p>19980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style-name="ce1"/>
          <table:table-cell office:value-type="float" office:value="6719" calcext:value-type="float">
            <text:p>6719.0</text:p>
          </table:table-cell>
          <table:table-cell office:value-type="float" office:value="19981" calcext:value-type="float">
            <text:p>19981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1"/>
          <table:table-cell office:value-type="float" office:value="6698" calcext:value-type="float">
            <text:p>6698.0</text:p>
          </table:table-cell>
          <table:table-cell office:value-type="float" office:value="19979" calcext:value-type="float">
            <text:p>19979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style-name="ce1"/>
          <table:table-cell office:value-type="float" office:value="6654" calcext:value-type="float">
            <text:p>6654.0</text:p>
          </table:table-cell>
          <table:table-cell office:value-type="float" office:value="19985" calcext:value-type="float">
            <text:p>19985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"/>
          <table:table-cell office:value-type="float" office:value="6635" calcext:value-type="float">
            <text:p>6635.0</text:p>
          </table:table-cell>
          <table:table-cell office:value-type="float" office:value="19990" calcext:value-type="float">
            <text:p>19990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1"/>
          <table:table-cell office:value-type="float" office:value="6594" calcext:value-type="float">
            <text:p>6594.0</text:p>
          </table:table-cell>
          <table:table-cell office:value-type="float" office:value="19990" calcext:value-type="float">
            <text:p>19990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1"/>
          <table:table-cell office:value-type="float" office:value="6578" calcext:value-type="float">
            <text:p>6578.0</text:p>
          </table:table-cell>
          <table:table-cell office:value-type="float" office:value="19995" calcext:value-type="float">
            <text:p>19995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style-name="ce1"/>
          <table:table-cell office:value-type="float" office:value="6564" calcext:value-type="float">
            <text:p>6564.0</text:p>
          </table:table-cell>
          <table:table-cell office:value-type="float" office:value="19999" calcext:value-type="float">
            <text:p>19999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1"/>
          <table:table-cell office:value-type="float" office:value="6545" calcext:value-type="float">
            <text:p>6545.0</text:p>
          </table:table-cell>
          <table:table-cell office:value-type="float" office:value="19997" calcext:value-type="float">
            <text:p>19997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1"/>
          <table:table-cell office:value-type="float" office:value="6535" calcext:value-type="float">
            <text:p>6535.0</text:p>
          </table:table-cell>
          <table:table-cell office:value-type="float" office:value="20005" calcext:value-type="float">
            <text:p>20005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1"/>
          <table:table-cell office:value-type="float" office:value="6508" calcext:value-type="float">
            <text:p>6508.0</text:p>
          </table:table-cell>
          <table:table-cell office:value-type="float" office:value="20007" calcext:value-type="float">
            <text:p>20007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style-name="ce1"/>
          <table:table-cell office:value-type="float" office:value="6496" calcext:value-type="float">
            <text:p>6496.0</text:p>
          </table:table-cell>
          <table:table-cell office:value-type="float" office:value="20007" calcext:value-type="float">
            <text:p>20007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1"/>
          <table:table-cell office:value-type="float" office:value="6473" calcext:value-type="float">
            <text:p>6473.0</text:p>
          </table:table-cell>
          <table:table-cell office:value-type="float" office:value="20003" calcext:value-type="float">
            <text:p>20003.0</text:p>
          </table:table-cell>
          <table:table-cell office:value-type="float" office:value="784" calcext:value-type="float">
            <text:p>784.0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style-name="ce1"/>
          <table:table-cell office:value-type="float" office:value="6453" calcext:value-type="float">
            <text:p>6453.0</text:p>
          </table:table-cell>
          <table:table-cell office:value-type="float" office:value="20008" calcext:value-type="float">
            <text:p>20008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/>
          <table:table-cell office:value-type="float" office:value="6426" calcext:value-type="float">
            <text:p>6426.0</text:p>
          </table:table-cell>
          <table:table-cell office:value-type="float" office:value="20016" calcext:value-type="float">
            <text:p>20016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style-name="ce1"/>
          <table:table-cell office:value-type="float" office:value="6421" calcext:value-type="float">
            <text:p>6421.0</text:p>
          </table:table-cell>
          <table:table-cell office:value-type="float" office:value="20047" calcext:value-type="float">
            <text:p>20047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1"/>
          <table:table-cell office:value-type="float" office:value="6415" calcext:value-type="float">
            <text:p>6415.0</text:p>
          </table:table-cell>
          <table:table-cell office:value-type="float" office:value="20071" calcext:value-type="float">
            <text:p>20071.0</text:p>
          </table:table-cell>
          <table:table-cell office:value-type="float" office:value="784" calcext:value-type="float">
            <text:p>784.0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1"/>
          <table:table-cell office:value-type="float" office:value="6412" calcext:value-type="float">
            <text:p>6412.0</text:p>
          </table:table-cell>
          <table:table-cell office:value-type="float" office:value="20108" calcext:value-type="float">
            <text:p>20108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1"/>
          <table:table-cell office:value-type="float" office:value="6410" calcext:value-type="float">
            <text:p>6410.0</text:p>
          </table:table-cell>
          <table:table-cell office:value-type="float" office:value="20150" calcext:value-type="float">
            <text:p>20150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style-name="ce1"/>
          <table:table-cell office:value-type="float" office:value="6402" calcext:value-type="float">
            <text:p>6402.0</text:p>
          </table:table-cell>
          <table:table-cell office:value-type="float" office:value="20215" calcext:value-type="float">
            <text:p>20215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1"/>
          <table:table-cell office:value-type="float" office:value="6390" calcext:value-type="float">
            <text:p>6390.0</text:p>
          </table:table-cell>
          <table:table-cell office:value-type="float" office:value="20237" calcext:value-type="float">
            <text:p>20237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style-name="ce1"/>
          <table:table-cell office:value-type="float" office:value="6387" calcext:value-type="float">
            <text:p>6387.0</text:p>
          </table:table-cell>
          <table:table-cell office:value-type="float" office:value="20245" calcext:value-type="float">
            <text:p>20245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1"/>
          <table:table-cell office:value-type="float" office:value="6382" calcext:value-type="float">
            <text:p>6382.0</text:p>
          </table:table-cell>
          <table:table-cell office:value-type="float" office:value="20253" calcext:value-type="float">
            <text:p>20253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style-name="ce1"/>
          <table:table-cell office:value-type="float" office:value="6378" calcext:value-type="float">
            <text:p>6378.0</text:p>
          </table:table-cell>
          <table:table-cell office:value-type="float" office:value="20261" calcext:value-type="float">
            <text:p>20261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1"/>
          <table:table-cell office:value-type="float" office:value="6383" calcext:value-type="float">
            <text:p>6383.0</text:p>
          </table:table-cell>
          <table:table-cell office:value-type="float" office:value="20270" calcext:value-type="float">
            <text:p>20270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style-name="ce1"/>
          <table:table-cell office:value-type="float" office:value="6382" calcext:value-type="float">
            <text:p>6382.0</text:p>
          </table:table-cell>
          <table:table-cell office:value-type="float" office:value="20270" calcext:value-type="float">
            <text:p>20270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/>
          <table:table-cell office:value-type="float" office:value="6379" calcext:value-type="float">
            <text:p>6379.0</text:p>
          </table:table-cell>
          <table:table-cell office:value-type="float" office:value="20273" calcext:value-type="float">
            <text:p>20273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style-name="ce1"/>
          <table:table-cell office:value-type="float" office:value="6381" calcext:value-type="float">
            <text:p>6381.0</text:p>
          </table:table-cell>
          <table:table-cell office:value-type="float" office:value="20293" calcext:value-type="float">
            <text:p>20293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1"/>
          <table:table-cell office:value-type="float" office:value="6382" calcext:value-type="float">
            <text:p>6382.0</text:p>
          </table:table-cell>
          <table:table-cell office:value-type="float" office:value="20300" calcext:value-type="float">
            <text:p>20300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"/>
          <table:table-cell office:value-type="float" office:value="6377" calcext:value-type="float">
            <text:p>6377.0</text:p>
          </table:table-cell>
          <table:table-cell office:value-type="float" office:value="20320" calcext:value-type="float">
            <text:p>20320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1"/>
          <table:table-cell office:value-type="float" office:value="6381" calcext:value-type="float">
            <text:p>6381.0</text:p>
          </table:table-cell>
          <table:table-cell office:value-type="float" office:value="20335" calcext:value-type="float">
            <text:p>20335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1"/>
          <table:table-cell office:value-type="float" office:value="6381" calcext:value-type="float">
            <text:p>6381.0</text:p>
          </table:table-cell>
          <table:table-cell office:value-type="float" office:value="20359" calcext:value-type="float">
            <text:p>20359.0</text:p>
          </table:table-cell>
          <table:table-cell office:value-type="float" office:value="802" calcext:value-type="float">
            <text:p>802.0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1"/>
          <table:table-cell office:value-type="float" office:value="6378" calcext:value-type="float">
            <text:p>6378.0</text:p>
          </table:table-cell>
          <table:table-cell office:value-type="float" office:value="20370" calcext:value-type="float">
            <text:p>20370.0</text:p>
          </table:table-cell>
          <table:table-cell office:value-type="float" office:value="803" calcext:value-type="float">
            <text:p>803.0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style-name="ce1"/>
          <table:table-cell office:value-type="float" office:value="6375" calcext:value-type="float">
            <text:p>6375.0</text:p>
          </table:table-cell>
          <table:table-cell office:value-type="float" office:value="20379" calcext:value-type="float">
            <text:p>20379.0</text:p>
          </table:table-cell>
          <table:table-cell office:value-type="float" office:value="804" calcext:value-type="float">
            <text:p>804.0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"/>
          <table:table-cell office:value-type="float" office:value="6369" calcext:value-type="float">
            <text:p>6369.0</text:p>
          </table:table-cell>
          <table:table-cell office:value-type="float" office:value="20393" calcext:value-type="float">
            <text:p>20393.0</text:p>
          </table:table-cell>
          <table:table-cell office:value-type="float" office:value="806" calcext:value-type="float">
            <text:p>806.0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ce1"/>
          <table:table-cell office:value-type="float" office:value="6365" calcext:value-type="float">
            <text:p>6365.0</text:p>
          </table:table-cell>
          <table:table-cell office:value-type="float" office:value="20405" calcext:value-type="float">
            <text:p>20405.0</text:p>
          </table:table-cell>
          <table:table-cell office:value-type="float" office:value="807" calcext:value-type="float">
            <text:p>807.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1"/>
          <table:table-cell office:value-type="float" office:value="6369" calcext:value-type="float">
            <text:p>6369.0</text:p>
          </table:table-cell>
          <table:table-cell office:value-type="float" office:value="20410" calcext:value-type="float">
            <text:p>20410.0</text:p>
          </table:table-cell>
          <table:table-cell office:value-type="float" office:value="808" calcext:value-type="float">
            <text:p>808.0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style-name="ce1"/>
          <table:table-cell office:value-type="float" office:value="6368" calcext:value-type="float">
            <text:p>6368.0</text:p>
          </table:table-cell>
          <table:table-cell office:value-type="float" office:value="20419" calcext:value-type="float">
            <text:p>20419.0</text:p>
          </table:table-cell>
          <table:table-cell office:value-type="float" office:value="809" calcext:value-type="float">
            <text:p>809.0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1"/>
          <table:table-cell office:value-type="float" office:value="6371" calcext:value-type="float">
            <text:p>6371.0</text:p>
          </table:table-cell>
          <table:table-cell office:value-type="float" office:value="20424" calcext:value-type="float">
            <text:p>20424.0</text:p>
          </table:table-cell>
          <table:table-cell office:value-type="float" office:value="811" calcext:value-type="float">
            <text:p>811.0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style-name="ce1"/>
          <table:table-cell office:value-type="float" office:value="6371" calcext:value-type="float">
            <text:p>6371.0</text:p>
          </table:table-cell>
          <table:table-cell office:value-type="float" office:value="20435" calcext:value-type="float">
            <text:p>20435.0</text:p>
          </table:table-cell>
          <table:table-cell office:value-type="float" office:value="812" calcext:value-type="float">
            <text:p>812.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1"/>
          <table:table-cell office:value-type="float" office:value="6381" calcext:value-type="float">
            <text:p>6381.0</text:p>
          </table:table-cell>
          <table:table-cell office:value-type="float" office:value="20439" calcext:value-type="float">
            <text:p>20439.0</text:p>
          </table:table-cell>
          <table:table-cell office:value-type="float" office:value="813" calcext:value-type="float">
            <text:p>813.0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style-name="ce1"/>
          <table:table-cell office:value-type="float" office:value="6375" calcext:value-type="float">
            <text:p>6375.0</text:p>
          </table:table-cell>
          <table:table-cell office:value-type="float" office:value="20444" calcext:value-type="float">
            <text:p>20444.0</text:p>
          </table:table-cell>
          <table:table-cell office:value-type="float" office:value="815" calcext:value-type="float">
            <text:p>815.0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1"/>
          <table:table-cell office:value-type="float" office:value="6373" calcext:value-type="float">
            <text:p>6373.0</text:p>
          </table:table-cell>
          <table:table-cell office:value-type="float" office:value="20447" calcext:value-type="float">
            <text:p>20447.0</text:p>
          </table:table-cell>
          <table:table-cell office:value-type="float" office:value="816" calcext:value-type="float">
            <text:p>816.0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1"/>
          <table:table-cell office:value-type="float" office:value="6371" calcext:value-type="float">
            <text:p>6371.0</text:p>
          </table:table-cell>
          <table:table-cell office:value-type="float" office:value="20461" calcext:value-type="float">
            <text:p>20461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"/>
          <table:table-cell office:value-type="float" office:value="6367" calcext:value-type="float">
            <text:p>6367.0</text:p>
          </table:table-cell>
          <table:table-cell office:value-type="float" office:value="20475" calcext:value-type="float">
            <text:p>20475.0</text:p>
          </table:table-cell>
          <table:table-cell office:value-type="float" office:value="820" calcext:value-type="float">
            <text:p>820.0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1"/>
          <table:table-cell office:value-type="float" office:value="6360" calcext:value-type="float">
            <text:p>6360.0</text:p>
          </table:table-cell>
          <table:table-cell office:value-type="float" office:value="20494" calcext:value-type="float">
            <text:p>20494.0</text:p>
          </table:table-cell>
          <table:table-cell office:value-type="float" office:value="822" calcext:value-type="float">
            <text:p>822.0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1"/>
          <table:table-cell office:value-type="float" office:value="6353" calcext:value-type="float">
            <text:p>6353.0</text:p>
          </table:table-cell>
          <table:table-cell office:value-type="float" office:value="20496" calcext:value-type="float">
            <text:p>20496.0</text:p>
          </table:table-cell>
          <table:table-cell office:value-type="float" office:value="823" calcext:value-type="float">
            <text:p>823.0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1"/>
          <table:table-cell office:value-type="float" office:value="6338" calcext:value-type="float">
            <text:p>6338.0</text:p>
          </table:table-cell>
          <table:table-cell office:value-type="float" office:value="20510" calcext:value-type="float">
            <text:p>20510.0</text:p>
          </table:table-cell>
          <table:table-cell office:value-type="float" office:value="826" calcext:value-type="float">
            <text:p>826.0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1"/>
          <table:table-cell office:value-type="float" office:value="6327" calcext:value-type="float">
            <text:p>6327.0</text:p>
          </table:table-cell>
          <table:table-cell office:value-type="float" office:value="20521" calcext:value-type="float">
            <text:p>20521.0</text:p>
          </table:table-cell>
          <table:table-cell office:value-type="float" office:value="827" calcext:value-type="float">
            <text:p>827.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1"/>
          <table:table-cell office:value-type="float" office:value="6322" calcext:value-type="float">
            <text:p>6322.0</text:p>
          </table:table-cell>
          <table:table-cell office:value-type="float" office:value="20532" calcext:value-type="float">
            <text:p>20532.0</text:p>
          </table:table-cell>
          <table:table-cell office:value-type="float" office:value="829" calcext:value-type="float">
            <text:p>829.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1"/>
          <table:table-cell office:value-type="float" office:value="6313" calcext:value-type="float">
            <text:p>6313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831" calcext:value-type="float">
            <text:p>831.0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1"/>
          <table:table-cell office:value-type="float" office:value="6304" calcext:value-type="float">
            <text:p>6304.0</text:p>
          </table:table-cell>
          <table:table-cell office:value-type="float" office:value="20544" calcext:value-type="float">
            <text:p>20544.0</text:p>
          </table:table-cell>
          <table:table-cell office:value-type="float" office:value="833" calcext:value-type="float">
            <text:p>833.0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1"/>
          <table:table-cell office:value-type="float" office:value="6300" calcext:value-type="float">
            <text:p>6300.0</text:p>
          </table:table-cell>
          <table:table-cell office:value-type="float" office:value="20555" calcext:value-type="float">
            <text:p>20555.0</text:p>
          </table:table-cell>
          <table:table-cell office:value-type="float" office:value="835" calcext:value-type="float">
            <text:p>835.0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1"/>
          <table:table-cell office:value-type="float" office:value="6286" calcext:value-type="float">
            <text:p>6286.0</text:p>
          </table:table-cell>
          <table:table-cell office:value-type="float" office:value="20568" calcext:value-type="float">
            <text:p>20568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/>
          <table:table-cell office:value-type="float" office:value="6276" calcext:value-type="float">
            <text:p>6276.0</text:p>
          </table:table-cell>
          <table:table-cell office:value-type="float" office:value="20577" calcext:value-type="float">
            <text:p>20577.0</text:p>
          </table:table-cell>
          <table:table-cell office:value-type="float" office:value="838" calcext:value-type="float">
            <text:p>838.0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1"/>
          <table:table-cell office:value-type="float" office:value="6275" calcext:value-type="float">
            <text:p>6275.0</text:p>
          </table:table-cell>
          <table:table-cell office:value-type="float" office:value="20582" calcext:value-type="float">
            <text:p>20582.0</text:p>
          </table:table-cell>
          <table:table-cell office:value-type="float" office:value="840" calcext:value-type="float">
            <text:p>840.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1"/>
          <table:table-cell office:value-type="float" office:value="6270" calcext:value-type="float">
            <text:p>6270.0</text:p>
          </table:table-cell>
          <table:table-cell office:value-type="float" office:value="20587" calcext:value-type="float">
            <text:p>20587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"/>
          <table:table-cell office:value-type="float" office:value="6265" calcext:value-type="float">
            <text:p>6265.0</text:p>
          </table:table-cell>
          <table:table-cell office:value-type="float" office:value="20590" calcext:value-type="float">
            <text:p>20590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1"/>
          <table:table-cell office:value-type="float" office:value="6257" calcext:value-type="float">
            <text:p>6257.0</text:p>
          </table:table-cell>
          <table:table-cell office:value-type="float" office:value="20593" calcext:value-type="float">
            <text:p>20593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1"/>
          <table:table-cell office:value-type="float" office:value="6232" calcext:value-type="float">
            <text:p>6232.0</text:p>
          </table:table-cell>
          <table:table-cell office:value-type="float" office:value="20599" calcext:value-type="float">
            <text:p>20599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1"/>
          <table:table-cell office:value-type="float" office:value="6220" calcext:value-type="float">
            <text:p>6220.0</text:p>
          </table:table-cell>
          <table:table-cell office:value-type="float" office:value="20612" calcext:value-type="float">
            <text:p>20612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/>
          <table:table-cell office:value-type="float" office:value="6208" calcext:value-type="float">
            <text:p>6208.0</text:p>
          </table:table-cell>
          <table:table-cell office:value-type="float" office:value="20612" calcext:value-type="float">
            <text:p>20612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1"/>
          <table:table-cell office:value-type="float" office:value="6199" calcext:value-type="float">
            <text:p>6199.0</text:p>
          </table:table-cell>
          <table:table-cell office:value-type="float" office:value="20616" calcext:value-type="float">
            <text:p>20616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1"/>
          <table:table-cell office:value-type="float" office:value="6201" calcext:value-type="float">
            <text:p>6201.0</text:p>
          </table:table-cell>
          <table:table-cell office:value-type="float" office:value="20616" calcext:value-type="float">
            <text:p>20616.0</text:p>
          </table:table-cell>
          <table:table-cell office:value-type="float" office:value="853" calcext:value-type="float">
            <text:p>853.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1"/>
          <table:table-cell office:value-type="float" office:value="6186" calcext:value-type="float">
            <text:p>6186.0</text:p>
          </table:table-cell>
          <table:table-cell office:value-type="float" office:value="20617" calcext:value-type="float">
            <text:p>20617.0</text:p>
          </table:table-cell>
          <table:table-cell office:value-type="float" office:value="855" calcext:value-type="float">
            <text:p>855.0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1"/>
          <table:table-cell office:value-type="float" office:value="6174" calcext:value-type="float">
            <text:p>6174.0</text:p>
          </table:table-cell>
          <table:table-cell office:value-type="float" office:value="20620" calcext:value-type="float">
            <text:p>20620.0</text:p>
          </table:table-cell>
          <table:table-cell office:value-type="float" office:value="856" calcext:value-type="float">
            <text:p>856.0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1"/>
          <table:table-cell office:value-type="float" office:value="6160" calcext:value-type="float">
            <text:p>6160.0</text:p>
          </table:table-cell>
          <table:table-cell office:value-type="float" office:value="20623" calcext:value-type="float">
            <text:p>20623.0</text:p>
          </table:table-cell>
          <table:table-cell office:value-type="float" office:value="857" calcext:value-type="float">
            <text:p>857.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1"/>
          <table:table-cell office:value-type="float" office:value="6125" calcext:value-type="float">
            <text:p>6125.0</text:p>
          </table:table-cell>
          <table:table-cell office:value-type="float" office:value="20624" calcext:value-type="float">
            <text:p>20624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1"/>
          <table:table-cell office:value-type="float" office:value="6076" calcext:value-type="float">
            <text:p>6076.0</text:p>
          </table:table-cell>
          <table:table-cell office:value-type="float" office:value="20630" calcext:value-type="float">
            <text:p>20630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1"/>
          <table:table-cell office:value-type="float" office:value="6046" calcext:value-type="float">
            <text:p>6046.0</text:p>
          </table:table-cell>
          <table:table-cell office:value-type="float" office:value="20631" calcext:value-type="float">
            <text:p>20631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1"/>
          <table:table-cell office:value-type="float" office:value="6003" calcext:value-type="float">
            <text:p>6003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859" calcext:value-type="float">
            <text:p>859.0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1"/>
          <table:table-cell office:value-type="float" office:value="5989" calcext:value-type="float">
            <text:p>5989.0</text:p>
          </table:table-cell>
          <table:table-cell office:value-type="float" office:value="20621" calcext:value-type="float">
            <text:p>20621.0</text:p>
          </table:table-cell>
          <table:table-cell office:value-type="float" office:value="860" calcext:value-type="float">
            <text:p>860.0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1"/>
          <table:table-cell office:value-type="float" office:value="5971" calcext:value-type="float">
            <text:p>5971.0</text:p>
          </table:table-cell>
          <table:table-cell office:value-type="float" office:value="20624" calcext:value-type="float">
            <text:p>20624.0</text:p>
          </table:table-cell>
          <table:table-cell office:value-type="float" office:value="861" calcext:value-type="float">
            <text:p>861.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1"/>
          <table:table-cell office:value-type="float" office:value="5966" calcext:value-type="float">
            <text:p>5966.0</text:p>
          </table:table-cell>
          <table:table-cell office:value-type="float" office:value="20624" calcext:value-type="float">
            <text:p>20624.0</text:p>
          </table:table-cell>
          <table:table-cell office:value-type="float" office:value="862" calcext:value-type="float">
            <text:p>862.0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/>
          <table:table-cell office:value-type="float" office:value="5947" calcext:value-type="float">
            <text:p>5947.0</text:p>
          </table:table-cell>
          <table:table-cell office:value-type="float" office:value="20615" calcext:value-type="float">
            <text:p>20615.0</text:p>
          </table:table-cell>
          <table:table-cell office:value-type="float" office:value="863" calcext:value-type="float">
            <text:p>863.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1"/>
          <table:table-cell office:value-type="float" office:value="5926" calcext:value-type="float">
            <text:p>5926.0</text:p>
          </table:table-cell>
          <table:table-cell office:value-type="float" office:value="20613" calcext:value-type="float">
            <text:p>20613.0</text:p>
          </table:table-cell>
          <table:table-cell office:value-type="float" office:value="865" calcext:value-type="float">
            <text:p>865.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1"/>
          <table:table-cell office:value-type="float" office:value="5893" calcext:value-type="float">
            <text:p>5893.0</text:p>
          </table:table-cell>
          <table:table-cell office:value-type="float" office:value="20599" calcext:value-type="float">
            <text:p>20599.0</text:p>
          </table:table-cell>
          <table:table-cell office:value-type="float" office:value="866" calcext:value-type="float">
            <text:p>866.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1"/>
          <table:table-cell office:value-type="float" office:value="5876" calcext:value-type="float">
            <text:p>5876.0</text:p>
          </table:table-cell>
          <table:table-cell office:value-type="float" office:value="20598" calcext:value-type="float">
            <text:p>20598.0</text:p>
          </table:table-cell>
          <table:table-cell office:value-type="float" office:value="867" calcext:value-type="float">
            <text:p>867.0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1"/>
          <table:table-cell office:value-type="float" office:value="5845" calcext:value-type="float">
            <text:p>5845.0</text:p>
          </table:table-cell>
          <table:table-cell office:value-type="float" office:value="20589" calcext:value-type="float">
            <text:p>20589.0</text:p>
          </table:table-cell>
          <table:table-cell office:value-type="float" office:value="868" calcext:value-type="float">
            <text:p>868.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"/>
          <table:table-cell office:value-type="float" office:value="5823" calcext:value-type="float">
            <text:p>5823.0</text:p>
          </table:table-cell>
          <table:table-cell office:value-type="float" office:value="20586" calcext:value-type="float">
            <text:p>20586.0</text:p>
          </table:table-cell>
          <table:table-cell office:value-type="float" office:value="869" calcext:value-type="float">
            <text:p>869.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1"/>
          <table:table-cell office:value-type="float" office:value="5790" calcext:value-type="float">
            <text:p>5790.0</text:p>
          </table:table-cell>
          <table:table-cell office:value-type="float" office:value="20587" calcext:value-type="float">
            <text:p>20587.0</text:p>
          </table:table-cell>
          <table:table-cell office:value-type="float" office:value="870" calcext:value-type="float">
            <text:p>870.0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1"/>
          <table:table-cell office:value-type="float" office:value="5737" calcext:value-type="float">
            <text:p>5737.0</text:p>
          </table:table-cell>
          <table:table-cell office:value-type="float" office:value="20597" calcext:value-type="float">
            <text:p>20597.0</text:p>
          </table:table-cell>
          <table:table-cell office:value-type="float" office:value="870" calcext:value-type="float">
            <text:p>870.0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1"/>
          <table:table-cell office:value-type="float" office:value="5705" calcext:value-type="float">
            <text:p>5705.0</text:p>
          </table:table-cell>
          <table:table-cell office:value-type="float" office:value="20586" calcext:value-type="float">
            <text:p>20586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1"/>
          <table:table-cell office:value-type="float" office:value="5666" calcext:value-type="float">
            <text:p>5666.0</text:p>
          </table:table-cell>
          <table:table-cell office:value-type="float" office:value="20582" calcext:value-type="float">
            <text:p>20582.0</text:p>
          </table:table-cell>
          <table:table-cell office:value-type="float" office:value="872" calcext:value-type="float">
            <text:p>872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1"/>
          <table:table-cell office:value-type="float" office:value="5647" calcext:value-type="float">
            <text:p>5647.0</text:p>
          </table:table-cell>
          <table:table-cell office:value-type="float" office:value="20586" calcext:value-type="float">
            <text:p>20586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1"/>
          <table:table-cell office:value-type="float" office:value="5620" calcext:value-type="float">
            <text:p>5620.0</text:p>
          </table:table-cell>
          <table:table-cell office:value-type="float" office:value="20580" calcext:value-type="float">
            <text:p>20580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1"/>
          <table:table-cell office:value-type="float" office:value="5580" calcext:value-type="float">
            <text:p>5580.0</text:p>
          </table:table-cell>
          <table:table-cell office:value-type="float" office:value="20597" calcext:value-type="float">
            <text:p>20597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1"/>
          <table:table-cell office:value-type="float" office:value="5554" calcext:value-type="float">
            <text:p>5554.0</text:p>
          </table:table-cell>
          <table:table-cell office:value-type="float" office:value="20605" calcext:value-type="float">
            <text:p>20605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1"/>
          <table:table-cell office:value-type="float" office:value="5495" calcext:value-type="float">
            <text:p>5495.0</text:p>
          </table:table-cell>
          <table:table-cell office:value-type="float" office:value="20605" calcext:value-type="float">
            <text:p>20605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1"/>
          <table:table-cell office:value-type="float" office:value="5456" calcext:value-type="float">
            <text:p>5456.0</text:p>
          </table:table-cell>
          <table:table-cell office:value-type="float" office:value="20610" calcext:value-type="float">
            <text:p>20610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1"/>
          <table:table-cell office:value-type="float" office:value="5405" calcext:value-type="float">
            <text:p>5405.0</text:p>
          </table:table-cell>
          <table:table-cell office:value-type="float" office:value="20624" calcext:value-type="float">
            <text:p>20624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1"/>
          <table:table-cell office:value-type="float" office:value="5381" calcext:value-type="float">
            <text:p>5381.0</text:p>
          </table:table-cell>
          <table:table-cell office:value-type="float" office:value="20625" calcext:value-type="float">
            <text:p>20625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1"/>
          <table:table-cell office:value-type="float" office:value="5365" calcext:value-type="float">
            <text:p>5365.0</text:p>
          </table:table-cell>
          <table:table-cell office:value-type="float" office:value="20636" calcext:value-type="float">
            <text:p>20636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1"/>
          <table:table-cell office:value-type="float" office:value="5325" calcext:value-type="float">
            <text:p>5325.0</text:p>
          </table:table-cell>
          <table:table-cell office:value-type="float" office:value="20647" calcext:value-type="float">
            <text:p>20647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1"/>
          <table:table-cell office:value-type="float" office:value="5292" calcext:value-type="float">
            <text:p>5292.0</text:p>
          </table:table-cell>
          <table:table-cell office:value-type="float" office:value="20654" calcext:value-type="float">
            <text:p>20654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1"/>
          <table:table-cell office:value-type="float" office:value="5252" calcext:value-type="float">
            <text:p>5252.0</text:p>
          </table:table-cell>
          <table:table-cell office:value-type="float" office:value="20669" calcext:value-type="float">
            <text:p>20669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1"/>
          <table:table-cell office:value-type="float" office:value="5169" calcext:value-type="float">
            <text:p>5169.0</text:p>
          </table:table-cell>
          <table:table-cell office:value-type="float" office:value="20693" calcext:value-type="float">
            <text:p>20693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1"/>
          <table:table-cell office:value-type="float" office:value="5126" calcext:value-type="float">
            <text:p>5126.0</text:p>
          </table:table-cell>
          <table:table-cell office:value-type="float" office:value="20715" calcext:value-type="float">
            <text:p>20715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1"/>
          <table:table-cell office:value-type="float" office:value="5104" calcext:value-type="float">
            <text:p>5104.0</text:p>
          </table:table-cell>
          <table:table-cell office:value-type="float" office:value="20722" calcext:value-type="float">
            <text:p>20722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1"/>
          <table:table-cell office:value-type="float" office:value="5073" calcext:value-type="float">
            <text:p>5073.0</text:p>
          </table:table-cell>
          <table:table-cell office:value-type="float" office:value="20734" calcext:value-type="float">
            <text:p>20734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1"/>
          <table:table-cell office:value-type="float" office:value="5038" calcext:value-type="float">
            <text:p>5038.0</text:p>
          </table:table-cell>
          <table:table-cell office:value-type="float" office:value="20760" calcext:value-type="float">
            <text:p>20760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1"/>
          <table:table-cell office:value-type="float" office:value="5003" calcext:value-type="float">
            <text:p>5003.0</text:p>
          </table:table-cell>
          <table:table-cell office:value-type="float" office:value="20782" calcext:value-type="float">
            <text:p>20782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1"/>
          <table:table-cell office:value-type="float" office:value="4951" calcext:value-type="float">
            <text:p>4951.0</text:p>
          </table:table-cell>
          <table:table-cell office:value-type="float" office:value="20802" calcext:value-type="float">
            <text:p>20802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1"/>
          <table:table-cell office:value-type="float" office:value="4902" calcext:value-type="float">
            <text:p>4902.0</text:p>
          </table:table-cell>
          <table:table-cell office:value-type="float" office:value="20809" calcext:value-type="float">
            <text:p>20809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1"/>
          <table:table-cell office:value-type="float" office:value="4846" calcext:value-type="float">
            <text:p>4846.0</text:p>
          </table:table-cell>
          <table:table-cell office:value-type="float" office:value="20814" calcext:value-type="float">
            <text:p>20814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1"/>
          <table:table-cell office:value-type="float" office:value="4783" calcext:value-type="float">
            <text:p>4783.0</text:p>
          </table:table-cell>
          <table:table-cell office:value-type="float" office:value="20830" calcext:value-type="float">
            <text:p>20830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1"/>
          <table:table-cell office:value-type="float" office:value="4740" calcext:value-type="float">
            <text:p>4740.0</text:p>
          </table:table-cell>
          <table:table-cell office:value-type="float" office:value="20835" calcext:value-type="float">
            <text:p>20835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1"/>
          <table:table-cell office:value-type="float" office:value="4691" calcext:value-type="float">
            <text:p>4691.0</text:p>
          </table:table-cell>
          <table:table-cell office:value-type="float" office:value="20852" calcext:value-type="float">
            <text:p>20852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1"/>
          <table:table-cell office:value-type="float" office:value="4671" calcext:value-type="float">
            <text:p>4671.0</text:p>
          </table:table-cell>
          <table:table-cell office:value-type="float" office:value="20867" calcext:value-type="float">
            <text:p>20867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1"/>
          <table:table-cell office:value-type="float" office:value="4657" calcext:value-type="float">
            <text:p>4657.0</text:p>
          </table:table-cell>
          <table:table-cell office:value-type="float" office:value="20874" calcext:value-type="float">
            <text:p>20874.0</text:p>
          </table:table-cell>
          <table:table-cell office:value-type="float" office:value="874" calcext:value-type="float">
            <text:p>874.0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2" office:value-type="string" calcext:value-type="string">
            <text:p>End</text:p>
          </table:table-cell>
          <table:table-cell office:value-type="float" office:value="4639" calcext:value-type="float">
            <text:p>4639.0</text:p>
          </table:table-cell>
          <table:table-cell office:value-type="float" office:value="20883" calcext:value-type="float">
            <text:p>20883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 table:number-rows-repeated="104631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58:27.992109862</dc:date>
    <meta:document-statistic meta:table-count="1" meta:cell-count="13601" meta:object-count="0"/>
    <meta:generator>LibreOffice/4.2.8.2$Linux_X86_64 LibreOffice_project/420m0$Build-2</meta:generator>
  </office:meta>
</office:document-meta>
</file>